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start-width="0.305cm" draw:marker-end="Arrowheads_20_1" draw:marker-end-width="0.305cm" draw:fill="solid" draw:fill-color="#000000" draw:textarea-horizontal-align="center" draw:textarea-vertical-align="middle"/>
    </style:style>
    <style:style style:name="gr2" style:family="graphic" style:parent-style-name="standard" style:list-style-name="L2">
      <style:graphic-properties draw:stroke="none" svg:stroke-width="0.025cm" svg:stroke-color="#000000" draw:marker-start-width="0.305cm" draw:marker-end="Arrowheads_20_1" draw:marker-end-width="0.305cm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025cm" fo:padding-bottom="0.025cm" fo:padding-left="0.025cm" fo:padding-right="0.025cm"/>
    </style:style>
    <style:style style:name="gr4" style:family="graphic" style:parent-style-name="standard">
      <style:graphic-properties svg:stroke-width="0.05cm" svg:stroke-color="#808000" draw:marker-end="Arrow" draw:marker-end-width="0.15cm" draw:textarea-horizontal-align="center" draw:textarea-vertical-align="middle" fo:padding-top="0.025cm" fo:padding-bottom="0.025cm" fo:padding-left="0.025cm" fo:padding-right="0.025cm"/>
    </style:style>
    <style:style style:name="gr5" style:family="graphic" style:parent-style-name="objectwithoutfill">
      <style:graphic-properties svg:stroke-width="0.05cm" svg:stroke-color="#94bd5e" draw:fill="none" draw:textarea-horizontal-align="center" draw:textarea-vertical-align="middle" fo:padding-top="0.05cm" fo:padding-bottom="0.05cm" fo:padding-left="0.05cm" fo:padding-right="0.05cm"/>
    </style:style>
    <style:style style:name="gr6" style:family="graphic" style:parent-style-name="standard" style:list-style-name="L2">
      <style:graphic-properties draw:stroke="none" svg:stroke-width="0.025cm" svg:stroke-color="#000000" draw:marker-start-width="0.305cm" draw:marker-end="Arrowheads_20_1" draw:marker-end-width="0.305cm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objectwithoutfill">
      <style:graphic-properties svg:stroke-width="0.05cm" svg:stroke-color="#ff3366" draw:marker-start-width="0.275cm" draw:marker-end-width="0.275cm" draw:fill="none" draw:textarea-horizontal-align="center" draw:textarea-vertical-align="middle" fo:padding-top="0.025cm" fo:padding-bottom="0.025cm" fo:padding-left="0.025cm" fo:padding-right="0.025cm"/>
    </style:style>
    <style:style style:name="gr8" style:family="graphic" style:parent-style-name="objectwithoutfill">
      <style:graphic-properties svg:stroke-width="0.05cm" svg:stroke-color="#4700b8" draw:fill="none" draw:textarea-horizontal-align="center" draw:textarea-vertical-align="middle" fo:padding-top="0.05cm" fo:padding-bottom="0.05cm" fo:padding-left="0.05cm" fo:padding-right="0.05cm"/>
    </style:style>
    <style:style style:name="gr9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false" fo:min-height="0cm" fo:min-width="8.899cm" fo:padding-top="0.025cm" fo:padding-bottom="0.025cm" fo:padding-left="0.025cm" fo:padding-right="0.025cm"/>
    </style:style>
    <style:style style:name="gr10" style:family="graphic" style:parent-style-name="objectwithoutfill">
      <style:graphic-properties svg:stroke-width="0.05cm" svg:stroke-color="#ff3366" draw:fill="none" draw:textarea-horizontal-align="center" draw:textarea-vertical-align="middle" fo:padding-top="0.05cm" fo:padding-bottom="0.05cm" fo:padding-left="0.05cm" fo:padding-right="0.05cm"/>
    </style:style>
    <style:style style:name="gr11" style:family="graphic" style:parent-style-name="standard" style:list-style-name="L2">
      <style:graphic-properties draw:stroke="none" svg:stroke-width="0.025cm" svg:stroke-color="#000000" draw:marker-start-width="0.305cm" draw:marker-end="Arrowheads_20_1" draw:marker-end-width="0.305cm" draw:fill="none" draw:fill-color="#ffffff" draw:textarea-horizontal-align="left" draw:auto-grow-height="true" draw:auto-grow-width="false" fo:min-height="0cm" fo:min-width="0cm"/>
    </style:style>
    <style:style style:name="gr12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382cm" fo:min-width="0cm" fo:padding-top="0.025cm" fo:padding-bottom="0.025cm" fo:padding-left="0.025cm" fo:padding-right="0.025cm"/>
    </style:style>
    <style:style style:name="gr13" style:family="graphic" style:parent-style-name="standard">
      <style:graphic-properties svg:stroke-width="0.102cm" draw:marker-start-width="0.452cm" draw:marker-end-width="0.452cm" draw:fill="none" draw:textarea-horizontal-align="center" draw:textarea-vertical-align="middle" fo:padding-top="0.05cm" fo:padding-bottom="0.05cm" fo:padding-left="0.05cm" fo:padding-right="0.0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svg:stroke-width="0.102cm" svg:stroke-color="#808000" draw:marker-start-width="0.378cm" draw:marker-end="Arrow" draw:marker-end-width="0.228cm" draw:textarea-horizontal-align="center" draw:textarea-vertical-align="middle" fo:padding-top="0.051cm" fo:padding-bottom="0.051cm" fo:padding-left="0.051cm" fo:padding-right="0.051cm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8pt"/>
    </style:style>
    <style:style style:name="P2" style:family="paragraph">
      <style:paragraph-properties fo:margin-left="0.278cm" fo:margin-right="0cm" fo:text-indent="-0.278cm"/>
    </style:style>
    <style:style style:name="P3" style:family="paragraph">
      <style:paragraph-properties fo:margin-left="0.278cm" fo:margin-right="0cm" fo:text-indent="-0.278cm"/>
      <style:text-properties fo:font-size="8pt" style:font-size-asian="8pt" style:font-size-complex="8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margin-left="0cm" fo:margin-right="0cm" fo:text-indent="0cm"/>
      <style:text-properties fo:font-size="8pt" style:font-size-asian="10pt" style:font-size-complex="10pt"/>
    </style:style>
    <style:style style:name="P7" style:family="paragraph">
      <style:paragraph-properties fo:margin-left="0.55cm" fo:margin-right="0cm" fo:text-indent="-0.55cm"/>
    </style:style>
    <style:style style:name="P8" style:family="paragraph">
      <style:paragraph-properties fo:margin-left="0.55cm" fo:margin-right="0cm" fo:text-indent="-0.55cm"/>
      <style:text-properties fo:font-size="8pt" style:font-size-asian="10pt" style:font-size-complex="10pt"/>
    </style:style>
    <style:style style:name="P9" style:family="paragraph">
      <style:paragraph-properties fo:margin-left="0.529cm" fo:margin-right="0cm" fo:text-indent="-0.508cm"/>
    </style:style>
    <style:style style:name="P10" style:family="paragraph">
      <style:paragraph-properties fo:margin-left="0.529cm" fo:margin-right="0cm" fo:text-indent="-0.508cm"/>
      <style:text-properties fo:font-size="8pt" style:font-size-asian="10pt" style:font-size-complex="10pt"/>
    </style:style>
    <style:style style:name="P11" style:family="paragraph">
      <style:paragraph-properties fo:text-align="center"/>
    </style:style>
    <style:style style:name="P12" style:family="paragraph">
      <style:text-properties fo:font-size="10pt" style:font-size-asian="10pt" style:font-size-complex="10pt"/>
    </style:style>
    <style:style style:name="T1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8pt" style:font-size-asian="10pt" style:font-size-complex="10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23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polygon draw:style-name="gr1" draw:text-style-name="P1" draw:layer="layout" svg:width="2.182cm" svg:height="4.563cm" svg:x="83.371cm" svg:y="81.323cm" svg:viewBox="0 0 2183 4564" draw:points="2183,397 2117,132 1852,0 1456,66 1257,397 1125,1125 926,2448 728,3903 529,4233 199,4167 0,4300 199,4564 596,4498 926,4167 1059,3374 1323,1323 1456,794 1588,397 1786,265 1919,463">
          <text:p/>
        </draw:polygon>
        <draw:frame draw:style-name="gr2" draw:text-style-name="P3" draw:layer="layout" svg:width="22.892cm" svg:height="10.296cm" svg:x="3.413cm" svg:y="17.635cm">
          <draw:text-box>
            <text:p text:style-name="P2"><text:span text:style-name="T1">Syntax Graph for a Simple Case</text:span></text:p>
            <text:p text:style-name="P2"><text:span text:style-name="T2">Have two kinds of structural syntax nodes: elements and ports, plus property nodes that are attached to an element or a port</text:span></text:p>
            <text:p text:style-name="P2"><text:span text:style-name="T2">Each kind of structural node has a list of the node's properties attached.</text:span></text:p>
            <text:p text:style-name="P2"><text:span text:style-name="T2"/></text:p>
            <text:p text:style-name="P2"><text:span text:style-name="T2">An element has two lists of ports, one list for incoming, one list for out-going,</text:span></text:p>
            <text:p text:style-name="P2"><text:span text:style-name="T2">An element also has a list of the properties of the element</text:span></text:p>
            <text:p text:style-name="P2"><text:span text:style-name="T2">An element may optionally also have a list of sub-elements, which together make up a single syntax pattern, as a single unit – for example, one of Gabe's rotation pictures will have several elements, each a visual piece such as a swirl or the pointed line being swirled.. <text:s/>it seems that the meaning will group several pieces together as a single operator, together with parameters of the operator.. <text:s/>something like that..</text:span></text:p>
            <text:p text:style-name="P2"><text:span text:style-name="T2"/></text:p>
            <text:p text:style-name="P2"><text:span text:style-name="T2">A port has a pointer to the element it is associated with </text:span></text:p>
            <text:p text:style-name="P2"><text:span text:style-name="T2">A port has a type, either an in-coming port, or an out-going port, which is determined by which list the element connects it to</text:span></text:p>
            <text:p text:style-name="P2"><text:span text:style-name="T2">A port has a list (array) of the port's properties</text:span></text:p>
            <text:p text:style-name="P2"><text:span text:style-name="T2">A port has a list (array) of other ports that it is paired to (an incoming port of one element is paired to an outgoing port of a different element – can be one-to-one or many-to-one or one-to-many or many-to-many)</text:span></text:p>
            <text:p text:style-name="P2"><text:span text:style-name="T2"/></text:p>
            <text:p text:style-name="P2"><text:span text:style-name="T2">A property node has a property name</text:span></text:p>
            <text:p text:style-name="P2"><text:span text:style-name="T2">A property node has a value from the named property's set</text:span></text:p>
            <text:p text:style-name="P2"><text:span text:style-name="T2">A property node has a list (array) of sub properties</text:span></text:p>
            <text:p text:style-name="P2"><text:span text:style-name="T2">A property node can be context sensitive, and may refer to previous nodes in the property list, even to an offset of where others are relative to self</text:span></text:p>
            <text:p text:style-name="P2"><text:span text:style-name="T2"/></text:p>
            <text:p text:style-name="P2"><text:span text:style-name="T2">Red round-cornered boxes are element nodes, blue round-cornered boxes are port nodes, green rounded boxes are property nodes, and arrows are pointers among nodes</text:span></text:p>
            <text:p text:style-name="P2"><text:span text:style-name="T2">In practice, it turns out to be more convenient to inter-mix type information with the syntax information. <text:s/>The structure of the graph has behavioral meaning, such as which ports pair up with which other ports, and some of the properties added have a type information role or even contain values, such as for constants. <text:s/>For example, type information may be used to choose the visual shape displayed for a port. <text:s/>Type properties are included in the syntaxGraph, in part, because they are used in the grammar. <text:s/>The grammar is implemented cooperatively by the Visualizer, Modifier and Display, which all work together to only allow building a syntax graph that is consistent with all grammar constraints.</text:span></text:p>
            <text:p text:style-name="P2"><text:span text:style-name="T2">In additions, the syntax information is a bit removed from a strict visual correlation.. <text:s/>the Visualizer acts as a translator between the syntaxGraph and the pure syntax (which is one-to-one with visual). <text:s/>The syntaxGraph is thus a bit closer to semantics.</text:span></text:p>
            <text:p text:style-name="P2"><text:span text:style-name="T2">For example, the syntax-graph states that an element is a command, and states the name of the command. <text:s/>But it is the Visualizer that determines which shape will be used to draw that command. <text:s/>So shape information does not appear in the syntax graph, only in the DisplayList.</text:span></text:p>
          </draw:text-box>
        </draw:frame>
        <draw:frame draw:style-name="gr3" draw:text-style-name="P5" draw:layer="layout" svg:width="3.79cm" svg:height="1.008cm" svg:x="22.899cm" svg:y="40.063cm">
          <draw:text-box>
            <text:p text:style-name="P4"><text:span text:style-name="T3">X = X + 1;</text:span></text:p>
          </draw:text-box>
        </draw:frame>
        <draw:frame draw:style-name="gr3" draw:text-style-name="P6" draw:layer="layout" svg:width="3.739cm" svg:height="0.373cm" svg:x="24.34cm" svg:y="66.573cm">
          <draw:text-box>
            <text:p text:style-name="P4"><text:span text:style-name="T4">propertyName: <text:s/>TypeOfVariable</text:span></text:p>
          </draw:text-box>
        </draw:frame>
        <draw:frame draw:style-name="gr3" draw:text-style-name="P6" draw:layer="layout" svg:width="3.587cm" svg:height="0.373cm" svg:x="24.34cm" svg:y="67.074cm">
          <draw:text-box>
            <text:p text:style-name="P4"><text:span text:style-name="T4">propertyValue: <text:s/>MemProcessor</text:span></text:p>
          </draw:text-box>
        </draw:frame>
        <draw:frame draw:style-name="gr3" draw:text-style-name="P6" xml:id="id11" draw:id="id11" draw:layer="layout" svg:width="1.593cm" svg:height="0.373cm" svg:x="24.34cm" svg:y="67.575cm">
          <draw:text-box>
            <text:p text:style-name="P4"><text:span text:style-name="T4">subProperties</text:span></text:p>
          </draw:text-box>
        </draw:frame>
        <draw:connector draw:style-name="gr4" draw:text-style-name="P1" draw:layer="layout" draw:type="curve" svg:x1="17.676cm" svg:y1="66.242cm" svg:x2="19.864cm" svg:y2="67.244cm" draw:start-shape="id1" draw:start-glue-point="1" draw:end-shape="id2" draw:end-glue-point="3" svg:d="m17676 66242c1623 0 529 1002 2188 1002">
          <text:p/>
        </draw:connector>
        <draw:rect draw:style-name="gr5" draw:text-style-name="P1" xml:id="id4" draw:id="id4" draw:layer="layout" svg:width="4.003cm" svg:height="1.75cm" svg:x="19.863cm" svg:y="54.569cm" draw:corner-radius="0.5cm">
          <text:p/>
        </draw:rect>
        <draw:frame draw:style-name="gr3" draw:text-style-name="P6" draw:layer="layout" svg:width="3.705cm" svg:height="0.373cm" svg:x="19.993cm" svg:y="54.757cm">
          <draw:text-box>
            <text:p text:style-name="P4"><text:span text:style-name="T4">propertyName: <text:s/>TypeOfElement</text:span></text:p>
          </draw:text-box>
        </draw:frame>
        <draw:frame draw:style-name="gr3" draw:text-style-name="P6" draw:layer="layout" svg:width="3.083cm" svg:height="0.373cm" svg:x="19.993cm" svg:y="55.258cm">
          <draw:text-box>
            <text:p text:style-name="P4"><text:span text:style-name="T4">propertyValue: <text:s/>Command</text:span></text:p>
          </draw:text-box>
        </draw:frame>
        <draw:frame draw:style-name="gr3" draw:text-style-name="P6" xml:id="id5" draw:id="id5" draw:layer="layout" svg:width="1.593cm" svg:height="0.373cm" svg:x="19.993cm" svg:y="55.759cm">
          <draw:text-box>
            <text:p text:style-name="P4"><text:span text:style-name="T4">subProperties</text:span></text:p>
          </draw:text-box>
        </draw:frame>
        <draw:frame draw:style-name="gr3" draw:text-style-name="P6" draw:layer="layout" svg:width="3.371cm" svg:height="0.373cm" svg:x="24.54cm" svg:y="54.757cm">
          <draw:text-box>
            <text:p text:style-name="P4"><text:span text:style-name="T4">propertyName: <text:s/>CommandID</text:span></text:p>
          </draw:text-box>
        </draw:frame>
        <draw:frame draw:style-name="gr3" draw:text-style-name="P6" draw:layer="layout" svg:width="2.969cm" svg:height="0.373cm" svg:x="24.54cm" svg:y="55.258cm">
          <draw:text-box>
            <text:p text:style-name="P4"><text:span text:style-name="T4">propertyValue: <text:s/>IDOfPlus</text:span></text:p>
          </draw:text-box>
        </draw:frame>
        <draw:frame draw:style-name="gr3" draw:text-style-name="P6" draw:layer="layout" svg:width="1.593cm" svg:height="0.373cm" svg:x="24.54cm" svg:y="55.759cm">
          <draw:text-box>
            <text:p text:style-name="P4"><text:span text:style-name="T4">subProperties</text:span></text:p>
          </draw:text-box>
        </draw:frame>
        <draw:connector draw:style-name="gr4" draw:text-style-name="P1" draw:layer="layout" draw:type="curve" svg:x1="17.675cm" svg:y1="54.942cm" svg:x2="19.863cm" svg:y2="55.444cm" draw:start-shape="id3" draw:start-glue-point="1" draw:end-shape="id4" draw:end-glue-point="3" svg:d="m17675 54942c1623 0 529 502 2188 502">
          <text:p/>
        </draw:connector>
        <draw:connector draw:style-name="gr4" draw:text-style-name="P1" draw:layer="layout" draw:type="curve" svg:x1="21.586cm" svg:y1="55.945cm" svg:x2="24.41cm" svg:y2="55.444cm" draw:start-shape="id5" draw:start-glue-point="1" draw:end-shape="id6" draw:end-glue-point="3" svg:d="m21586 55945c2100 0 688-501 2824-501">
          <text:p/>
        </draw:connector>
        <draw:connector draw:style-name="gr4" draw:text-style-name="P1" draw:layer="layout" draw:type="curve" svg:x1="17.341cm" svg:y1="55.344cm" svg:x2="18.927cm" svg:y2="59.912cm" draw:start-shape="id7" draw:start-glue-point="1" draw:end-shape="id8" draw:end-glue-point="3" svg:d="m17341 55344c1171 0 379 4568 1586 4568">
          <text:p/>
        </draw:connector>
        <draw:frame draw:style-name="gr3" draw:text-style-name="P6" draw:layer="layout" svg:width="3.159cm" svg:height="0.373cm" svg:x="28.908cm" svg:y="66.573cm">
          <draw:text-box>
            <text:p text:style-name="P4"><text:span text:style-name="T4">propertyName: <text:s/>VariableID</text:span></text:p>
          </draw:text-box>
        </draw:frame>
        <draw:frame draw:style-name="gr3" draw:text-style-name="P6" draw:layer="layout" svg:width="3.629cm" svg:height="0.373cm" svg:x="28.908cm" svg:y="67.074cm">
          <draw:text-box>
            <text:p text:style-name="P4"><text:span text:style-name="T4">propertyValue: <text:s/>X_generatedID</text:span></text:p>
          </draw:text-box>
        </draw:frame>
        <draw:frame draw:style-name="gr3" draw:text-style-name="P6" draw:layer="layout" svg:width="1.593cm" svg:height="0.373cm" svg:x="28.908cm" svg:y="67.575cm">
          <draw:text-box>
            <text:p text:style-name="P4"><text:span text:style-name="T4">subProperties</text:span></text:p>
          </draw:text-box>
        </draw:frame>
        <draw:connector draw:style-name="gr4" draw:text-style-name="P1" draw:layer="layout" draw:type="curve" svg:x1="21.587cm" svg:y1="67.745cm" svg:x2="24.21cm" svg:y2="67.26cm" draw:start-shape="id9" draw:start-glue-point="1" draw:end-shape="id10" draw:end-glue-point="3" svg:d="m21587 67745c1948 0 637-485 2623-485">
          <text:p/>
        </draw:connector>
        <draw:connector draw:style-name="gr4" draw:text-style-name="P1" draw:layer="layout" draw:type="curve" svg:x1="25.933cm" svg:y1="67.761cm" svg:x2="28.777cm" svg:y2="67.26cm" draw:start-shape="id11" draw:start-glue-point="1" draw:end-shape="id12" draw:end-glue-point="3" svg:d="m25933 67761c2115 0 693-501 2844-501">
          <text:p/>
        </draw:connector>
        <draw:rect draw:style-name="gr5" draw:text-style-name="P1" xml:id="id6" draw:id="id6" draw:layer="layout" svg:width="3.834cm" svg:height="1.75cm" svg:x="24.41cm" svg:y="54.569cm" draw:corner-radius="0.5cm">
          <text:p/>
        </draw:rect>
        <draw:rect draw:style-name="gr5" draw:text-style-name="P1" xml:id="id10" draw:id="id10" draw:layer="layout" svg:width="4.096cm" svg:height="1.75cm" svg:x="24.21cm" svg:y="66.385cm" draw:corner-radius="0.5cm">
          <text:p/>
        </draw:rect>
        <draw:rect draw:style-name="gr5" draw:text-style-name="P1" xml:id="id12" draw:id="id12" draw:layer="layout" svg:width="3.714cm" svg:height="1.75cm" svg:x="28.777cm" svg:y="66.385cm" draw:corner-radius="0.5cm">
          <text:p/>
        </draw:rect>
        <draw:frame draw:style-name="gr3" draw:text-style-name="P6" xml:id="id13" draw:id="id13" draw:layer="layout" svg:width="1.182cm" svg:height="0.373cm" svg:x="19.093cm" svg:y="59.708cm">
          <draw:text-box>
            <text:p text:style-name="P4"><text:span text:style-name="T4">properties</text:span></text:p>
          </draw:text-box>
        </draw:frame>
        <draw:frame draw:style-name="gr3" draw:text-style-name="P6" xml:id="id15" draw:id="id15" draw:layer="layout" svg:width="0.941cm" svg:height="0.373cm" svg:x="19.093cm" svg:y="59.21cm">
          <draw:text-box>
            <text:p text:style-name="P4"><text:span text:style-name="T4">element</text:span></text:p>
          </draw:text-box>
        </draw:frame>
        <draw:g xml:id="id14" draw:id="id14">
          <draw:rect draw:style-name="gr5" draw:text-style-name="P1" draw:layer="layout" svg:width="3.714cm" svg:height="1.75cm" svg:x="21.463cm" svg:y="59.052cm" draw:corner-radius="0.5cm">
            <text:p/>
          </draw:rect>
          <draw:frame draw:style-name="gr3" draw:text-style-name="P6" draw:layer="layout" svg:width="3.223cm" svg:height="0.373cm" svg:x="21.593cm" svg:y="59.24cm">
            <draw:text-box>
              <text:p text:style-name="P4"><text:span text:style-name="T4">propertyName: <text:s/>TypeOfport</text:span></text:p>
            </draw:text-box>
          </draw:frame>
          <draw:frame draw:style-name="gr3" draw:text-style-name="P6" draw:layer="layout" svg:width="3.147cm" svg:height="0.373cm" svg:x="21.593cm" svg:y="59.741cm">
            <draw:text-box>
              <text:p text:style-name="P4"><text:span text:style-name="T4">propertyValue: <text:s/>dataComm</text:span></text:p>
            </draw:text-box>
          </draw:frame>
          <draw:frame draw:style-name="gr3" draw:text-style-name="P6" draw:layer="layout" svg:width="1.593cm" svg:height="0.373cm" svg:x="21.593cm" svg:y="60.242cm">
            <draw:text-box>
              <text:p text:style-name="P4"><text:span text:style-name="T4">subProperties</text:span></text:p>
            </draw:text-box>
          </draw:frame>
        </draw:g>
        <draw:connector draw:style-name="gr4" draw:text-style-name="P1" draw:layer="layout" draw:type="curve" draw:line-skew="0.338cm" svg:x1="23.364cm" svg:y1="60.428cm" svg:x2="25.497cm" svg:y2="59.927cm" svg:d="m23364 60428c2107 0 1041-501 2133-501">
          <text:p/>
        </draw:connector>
        <draw:g>
          <draw:frame draw:style-name="gr3" draw:text-style-name="P6" draw:layer="layout" svg:width="4.074cm" svg:height="0.373cm" svg:x="25.627cm" svg:y="59.24cm">
            <draw:text-box>
              <text:p text:style-name="P4"><text:span text:style-name="T4">propertyName: <text:s/>TypeOfCommData</text:span></text:p>
            </draw:text-box>
          </draw:frame>
          <draw:frame draw:style-name="gr3" draw:text-style-name="P6" draw:layer="layout" svg:width="2.91cm" svg:height="0.373cm" svg:x="25.627cm" svg:y="59.741cm">
            <draw:text-box>
              <text:p text:style-name="P4"><text:span text:style-name="T4">propertyValue: <text:s/>inherited</text:span></text:p>
            </draw:text-box>
          </draw:frame>
          <draw:frame draw:style-name="gr3" draw:text-style-name="P6" draw:layer="layout" svg:width="1.593cm" svg:height="0.373cm" svg:x="25.627cm" svg:y="60.242cm">
            <draw:text-box>
              <text:p text:style-name="P4"><text:span text:style-name="T4">subProperties</text:span></text:p>
            </draw:text-box>
          </draw:frame>
          <draw:rect draw:style-name="gr5" draw:text-style-name="P1" draw:layer="layout" svg:width="4.346cm" svg:height="1.75cm" svg:x="25.497cm" svg:y="59.052cm" draw:corner-radius="0.5cm">
            <text:p/>
          </draw:rect>
        </draw:g>
        <draw:connector draw:style-name="gr4" draw:text-style-name="P1" draw:layer="layout" draw:type="curve" svg:x1="20.275cm" svg:y1="59.894cm" svg:x2="21.463cm" svg:y2="59.927cm" draw:start-shape="id13" draw:start-glue-point="1" draw:end-shape="id14" draw:end-glue-point="3" svg:d="m20275 59894c873 0 279 33 1188 33">
          <text:p/>
        </draw:connector>
        <draw:connector draw:style-name="gr4" draw:text-style-name="P1" draw:layer="layout" draw:type="curve" svg:x1="19.093cm" svg:y1="59.396cm" svg:x2="17.143cm" svg:y2="56.759cm" draw:start-shape="id15" draw:start-glue-point="3" draw:end-shape="id16" draw:end-glue-point="2" svg:d="m19093 59396c-1300 0-1950-879-1950-2637">
          <text:p/>
        </draw:connector>
        <draw:frame draw:style-name="gr3" draw:text-style-name="P6" xml:id="id19" draw:id="id19" draw:layer="layout" svg:width="1.182cm" svg:height="0.373cm" svg:x="19.094cm" svg:y="61.808cm">
          <draw:text-box>
            <text:p text:style-name="P4"><text:span text:style-name="T4">properties</text:span></text:p>
          </draw:text-box>
        </draw:frame>
        <draw:g>
          <draw:rect draw:style-name="gr5" draw:text-style-name="P1" xml:id="id20" draw:id="id20" draw:layer="layout" svg:width="3.714cm" svg:height="1.75cm" svg:x="21.422cm" svg:y="61.126cm" draw:corner-radius="0.5cm">
            <text:p/>
          </draw:rect>
          <draw:frame draw:style-name="gr3" draw:text-style-name="P6" draw:layer="layout" svg:width="3.223cm" svg:height="0.373cm" svg:x="21.552cm" svg:y="61.314cm">
            <draw:text-box>
              <text:p text:style-name="P4"><text:span text:style-name="T4">propertyName: <text:s/>TypeOfport</text:span></text:p>
            </draw:text-box>
          </draw:frame>
          <draw:frame draw:style-name="gr3" draw:text-style-name="P6" draw:layer="layout" svg:width="3.147cm" svg:height="0.373cm" svg:x="21.552cm" svg:y="61.815cm">
            <draw:text-box>
              <text:p text:style-name="P4"><text:span text:style-name="T4">propertyValue: <text:s/>dataComm</text:span></text:p>
            </draw:text-box>
          </draw:frame>
          <draw:frame draw:style-name="gr3" draw:text-style-name="P6" xml:id="id17" draw:id="id17" draw:layer="layout" svg:width="1.593cm" svg:height="0.373cm" svg:x="21.552cm" svg:y="62.316cm">
            <draw:text-box>
              <text:p text:style-name="P4"><text:span text:style-name="T4">subProperties</text:span></text:p>
            </draw:text-box>
          </draw:frame>
        </draw:g>
        <draw:connector draw:style-name="gr4" draw:text-style-name="P1" draw:layer="layout" draw:type="curve" svg:x1="23.145cm" svg:y1="62.502cm" svg:x2="25.498cm" svg:y2="62.027cm" draw:start-shape="id17" draw:start-glue-point="1" draw:end-shape="id18" draw:end-glue-point="3" svg:d="m23145 62502c1746 0 570-475 2353-475">
          <text:p/>
        </draw:connector>
        <draw:g>
          <draw:frame draw:style-name="gr3" draw:text-style-name="P6" draw:layer="layout" svg:width="4.074cm" svg:height="0.373cm" svg:x="25.628cm" svg:y="61.34cm">
            <draw:text-box>
              <text:p text:style-name="P4"><text:span text:style-name="T4">propertyName: <text:s/>TypeOfCommData</text:span></text:p>
            </draw:text-box>
          </draw:frame>
          <draw:frame draw:style-name="gr3" draw:text-style-name="P6" draw:layer="layout" svg:width="2.91cm" svg:height="0.373cm" svg:x="25.628cm" svg:y="61.841cm">
            <draw:text-box>
              <text:p text:style-name="P4"><text:span text:style-name="T4">propertyValue: <text:s/>inherited</text:span></text:p>
            </draw:text-box>
          </draw:frame>
          <draw:frame draw:style-name="gr3" draw:text-style-name="P6" draw:layer="layout" svg:width="1.593cm" svg:height="0.373cm" svg:x="25.628cm" svg:y="62.342cm">
            <draw:text-box>
              <text:p text:style-name="P4"><text:span text:style-name="T4">subProperties</text:span></text:p>
            </draw:text-box>
          </draw:frame>
          <draw:rect draw:style-name="gr5" draw:text-style-name="P1" xml:id="id18" draw:id="id18" draw:layer="layout" svg:width="4.367cm" svg:height="1.75cm" svg:x="25.498cm" svg:y="61.152cm" draw:corner-radius="0.5cm">
            <text:p/>
          </draw:rect>
        </draw:g>
        <draw:connector draw:style-name="gr4" draw:text-style-name="P1" draw:layer="layout" draw:type="curve" svg:x1="20.276cm" svg:y1="61.994cm" svg:x2="21.422cm" svg:y2="62.001cm" draw:start-shape="id19" draw:start-glue-point="1" draw:end-shape="id20" draw:end-glue-point="3" svg:d="m20276 61994c841 0 269 7 1146 7">
          <text:p/>
        </draw:connector>
        <draw:connector draw:style-name="gr4" draw:text-style-name="P1" draw:layer="layout" draw:type="curve" svg:x1="17.341cm" svg:y1="55.344cm" svg:x2="18.927cm" svg:y2="62.012cm" draw:start-shape="id7" draw:end-shape="id21" draw:end-glue-point="3" svg:d="m17341 55344c1171 0 379 6668 1586 6668">
          <text:p/>
        </draw:connector>
        <draw:frame draw:style-name="gr3" draw:text-style-name="P6" xml:id="id26" draw:id="id26" draw:layer="layout" svg:width="0.941cm" svg:height="0.373cm" svg:x="19.095cm" svg:y="61.311cm">
          <draw:text-box>
            <text:p text:style-name="P4"><text:span text:style-name="T4">element</text:span></text:p>
          </draw:text-box>
        </draw:frame>
        <draw:frame draw:style-name="gr3" draw:text-style-name="P6" draw:layer="layout" svg:width="3.409cm" svg:height="0.373cm" svg:x="19.994cm" svg:y="72.957cm">
          <draw:text-box>
            <text:p text:style-name="P4"><text:span text:style-name="T4">propertyName: <text:s/>ElementType</text:span></text:p>
          </draw:text-box>
        </draw:frame>
        <draw:frame draw:style-name="gr3" draw:text-style-name="P6" draw:layer="layout" svg:width="2.914cm" svg:height="0.373cm" svg:x="19.994cm" svg:y="73.458cm">
          <draw:text-box>
            <text:p text:style-name="P4"><text:span text:style-name="T4">propertyValue: <text:s/>Constant</text:span></text:p>
          </draw:text-box>
        </draw:frame>
        <draw:frame draw:style-name="gr3" draw:text-style-name="P6" xml:id="id24" draw:id="id24" draw:layer="layout" svg:width="1.593cm" svg:height="0.373cm" svg:x="19.994cm" svg:y="73.959cm">
          <draw:text-box>
            <text:p text:style-name="P4"><text:span text:style-name="T4">subProperties</text:span></text:p>
          </draw:text-box>
        </draw:frame>
        <draw:connector draw:style-name="gr4" draw:text-style-name="P1" draw:layer="layout" draw:type="curve" svg:x1="17.677cm" svg:y1="72.742cm" svg:x2="19.864cm" svg:y2="73.644cm" draw:start-shape="id22" draw:start-glue-point="1" draw:end-shape="id23" draw:end-glue-point="3" svg:d="m17677 72742c1621 0 528 902 2187 902">
          <text:p/>
        </draw:connector>
        <draw:connector draw:style-name="gr4" draw:text-style-name="P1" draw:layer="layout" draw:type="curve" svg:x1="21.587cm" svg:y1="74.145cm" svg:x2="24.21cm" svg:y2="73.66cm" draw:start-shape="id24" draw:start-glue-point="1" draw:end-shape="id25" draw:end-glue-point="3" svg:d="m21587 74145c1948 0 637-485 2623-485">
          <text:p/>
        </draw:connector>
        <draw:rect draw:style-name="gr5" draw:text-style-name="P1" xml:id="id23" draw:id="id23" draw:layer="layout" svg:width="3.714cm" svg:height="1.75cm" svg:x="19.864cm" svg:y="72.769cm" draw:corner-radius="0.5cm">
          <text:p/>
        </draw:rect>
        <draw:connector draw:style-name="gr4" draw:text-style-name="P1" draw:layer="layout" draw:type="curve" svg:x1="19.095cm" svg:y1="61.497cm" svg:x2="17.143cm" svg:y2="56.759cm" draw:start-shape="id26" draw:start-glue-point="3" draw:end-shape="id16" draw:end-glue-point="2" svg:d="m19095 61497c-1302 0-1952-1579-1952-4738">
          <text:p/>
        </draw:connector>
        <draw:frame draw:style-name="gr3" draw:text-style-name="P6" draw:layer="layout" svg:width="4.865cm" svg:height="0.373cm" svg:x="20.007cm" svg:y="56.957cm">
          <draw:text-box>
            <text:p text:style-name="P4"><text:span text:style-name="T4">propertyName: <text:s/>TypeOfSyntacticStructure</text:span></text:p>
          </draw:text-box>
        </draw:frame>
        <draw:frame draw:style-name="gr3" draw:text-style-name="P6" draw:layer="layout" svg:width="4.264cm" svg:height="0.373cm" svg:x="20.007cm" svg:y="57.458cm">
          <draw:text-box>
            <text:p text:style-name="P4"><text:span text:style-name="T4">propertyValue: <text:s/>syntacticPatternRoot</text:span></text:p>
          </draw:text-box>
        </draw:frame>
        <draw:frame draw:style-name="gr3" draw:text-style-name="P6" draw:layer="layout" svg:width="1.593cm" svg:height="0.373cm" svg:x="20.007cm" svg:y="57.959cm">
          <draw:text-box>
            <text:p text:style-name="P4"><text:span text:style-name="T4">subProperties</text:span></text:p>
          </draw:text-box>
        </draw:frame>
        <draw:rect draw:style-name="gr5" draw:text-style-name="P1" xml:id="id27" draw:id="id27" draw:layer="layout" svg:width="5.116cm" svg:height="1.75cm" svg:x="19.877cm" svg:y="56.769cm" draw:corner-radius="0.5cm">
          <text:p/>
        </draw:rect>
        <draw:connector draw:style-name="gr4" draw:text-style-name="P1" draw:layer="layout" draw:type="curve" svg:x1="17.675cm" svg:y1="54.942cm" svg:x2="19.877cm" svg:y2="57.644cm" draw:start-shape="id3" draw:start-glue-point="1" draw:end-shape="id27" draw:end-glue-point="3" svg:d="m17675 54942c1633 0 533 2702 2202 2702">
          <text:p/>
        </draw:connector>
        <draw:frame draw:style-name="gr6" draw:text-style-name="P3" draw:layer="layout" svg:width="28.667cm" svg:height="1.28cm" svg:x="1.744cm" svg:y="1.787cm">
          <draw:text-box>
            <text:p text:style-name="P2"><text:span text:style-name="T1">Hierarchy (Dependencies) of PropertyNames and PropertyValues in POP</text:span></text:p>
            <text:p text:style-name="P2"><text:span text:style-name="T2">t.</text:span></text:p>
          </draw:text-box>
        </draw:frame>
        <draw:frame draw:style-name="gr3" draw:text-style-name="P6" xml:id="id40" draw:id="id40" draw:layer="layout" svg:width="2.571cm" svg:height="0.373cm" svg:x="9.844cm" svg:y="5.431cm">
          <draw:text-box>
            <text:p text:style-name="P4"><text:span text:style-name="T4">propertyValue: <text:s/>Name</text:span></text:p>
          </draw:text-box>
        </draw:frame>
        <draw:frame draw:style-name="gr3" draw:text-style-name="P6" draw:layer="layout" svg:width="3.583cm" svg:height="0.373cm" svg:x="15.614cm" svg:y="6.926cm">
          <draw:text-box>
            <text:p text:style-name="P4"><text:span text:style-name="T4">propertyName: <text:s/>TypeOfNamed</text:span></text:p>
          </draw:text-box>
        </draw:frame>
        <draw:frame draw:style-name="gr3" draw:text-style-name="P6" draw:layer="layout" svg:width="3.587cm" svg:height="0.373cm" svg:x="15.613cm" svg:y="7.729cm">
          <draw:text-box>
            <text:p text:style-name="P4"><text:span text:style-name="T4">propertyValue: <text:s/>MemProcessor</text:span></text:p>
          </draw:text-box>
        </draw:frame>
        <draw:frame draw:style-name="gr3" draw:text-style-name="P6" draw:layer="layout" svg:width="3.409cm" svg:height="0.373cm" svg:x="9.844cm" svg:y="4.037cm">
          <draw:text-box>
            <text:p text:style-name="P4"><text:span text:style-name="T4">propertyName: <text:s/>ElementType</text:span></text:p>
          </draw:text-box>
        </draw:frame>
        <draw:frame draw:style-name="gr3" draw:text-style-name="P6" xml:id="id28" draw:id="id28" draw:layer="layout" svg:width="3.083cm" svg:height="0.373cm" svg:x="9.853cm" svg:y="4.97cm">
          <draw:text-box>
            <text:p text:style-name="P4"><text:span text:style-name="T4">propertyValue: <text:s/>Command</text:span></text:p>
          </draw:text-box>
        </draw:frame>
        <draw:frame draw:style-name="gr3" draw:text-style-name="P6" draw:layer="layout" svg:width="3.371cm" svg:height="0.373cm" svg:x="15.661cm" svg:y="3.971cm">
          <draw:text-box>
            <text:p text:style-name="P4"><text:span text:style-name="T4">propertyName: <text:s/>CommandID</text:span></text:p>
          </draw:text-box>
        </draw:frame>
        <draw:frame draw:style-name="gr3" draw:text-style-name="P6" draw:layer="layout" svg:width="3.473cm" svg:height="0.373cm" svg:x="15.661cm" svg:y="4.598cm">
          <draw:text-box>
            <text:p text:style-name="P4"><text:span text:style-name="T4">propertyValue: <text:s/>IDOfTheCmd</text:span></text:p>
          </draw:text-box>
        </draw:frame>
        <draw:frame draw:style-name="gr3" draw:text-style-name="P6" draw:layer="layout" svg:width="2.859cm" svg:height="0.373cm" svg:x="15.732cm" svg:y="5.415cm">
          <draw:text-box>
            <text:p text:style-name="P4"><text:span text:style-name="T4">propertyName: <text:s/>NameID</text:span></text:p>
          </draw:text-box>
        </draw:frame>
        <draw:frame draw:style-name="gr3" draw:text-style-name="P6" draw:layer="layout" svg:width="3.591cm" svg:height="0.373cm" svg:x="15.711cm" svg:y="6.181cm">
          <draw:text-box>
            <text:p text:style-name="P4"><text:span text:style-name="T4">propertyValue: <text:s/>IDOfTheName</text:span></text:p>
          </draw:text-box>
        </draw:frame>
        <draw:frame draw:style-name="gr3" draw:text-style-name="P6" draw:layer="layout" svg:width="3.007cm" svg:height="0.373cm" svg:x="15.737cm" svg:y="9.487cm">
          <draw:text-box>
            <text:p text:style-name="P4"><text:span text:style-name="T4">propertyName: <text:s/>DataType</text:span></text:p>
          </draw:text-box>
        </draw:frame>
        <draw:frame draw:style-name="gr3" draw:text-style-name="P6" draw:layer="layout" svg:width="2.91cm" svg:height="0.373cm" svg:x="15.75cm" svg:y="10.314cm">
          <draw:text-box>
            <text:p text:style-name="P4"><text:span text:style-name="T4">propertyValue: <text:s/>inherited</text:span></text:p>
          </draw:text-box>
        </draw:frame>
        <draw:frame draw:style-name="gr3" draw:text-style-name="P6" draw:layer="layout" svg:width="4.569cm" svg:height="0.373cm" svg:x="20.832cm" svg:y="3.921cm">
          <draw:text-box>
            <text:p text:style-name="P4"><text:span text:style-name="T4">propertyName: <text:s/>SyntacticStructureType</text:span></text:p>
          </draw:text-box>
        </draw:frame>
        <draw:frame draw:style-name="gr3" draw:text-style-name="P6" xml:id="id36" draw:id="id36" draw:layer="layout" svg:width="4.264cm" svg:height="0.373cm" svg:x="20.811cm" svg:y="4.541cm">
          <draw:text-box>
            <text:p text:style-name="P4"><text:span text:style-name="T4">propertyValue: <text:s/>syntacticPatternRoot</text:span></text:p>
          </draw:text-box>
        </draw:frame>
        <draw:rect draw:style-name="gr7" draw:text-style-name="P1" xml:id="id35" draw:id="id35" draw:layer="layout" svg:width="3.917cm" svg:height="3.833cm" svg:x="9.677cm" svg:y="3.721cm" draw:corner-radius="0.5cm">
          <text:p/>
        </draw:rect>
        <draw:connector draw:style-name="gr4" draw:text-style-name="P1" draw:layer="layout" draw:type="curve" svg:x1="12.936cm" svg:y1="5.156cm" svg:x2="15.378cm" svg:y2="4.429cm" draw:start-shape="id28" draw:start-glue-point="1" draw:end-shape="id29" draw:end-glue-point="3" svg:d="m12936 5156c1813 0 593-727 2442-727">
          <text:p/>
        </draw:connector>
        <draw:connector draw:style-name="gr4" draw:text-style-name="P1" draw:layer="layout" draw:type="curve" svg:x1="7.171cm" svg:y1="6.118cm" svg:x2="9.677cm" svg:y2="10.187cm" draw:start-shape="id30" draw:start-glue-point="1" draw:end-shape="id31" draw:end-glue-point="3" svg:d="m7171 6118c1861 0 609 4069 2506 4069">
          <text:p/>
        </draw:connector>
        <draw:rect draw:style-name="gr8" draw:text-style-name="P1" xml:id="id31" draw:id="id31" draw:layer="layout" svg:width="3.984cm" svg:height="2.767cm" svg:x="9.677cm" svg:y="8.804cm" draw:corner-radius="0.5cm">
          <text:p/>
        </draw:rect>
        <draw:connector draw:style-name="gr4" draw:text-style-name="P1" draw:layer="layout" draw:type="curve" svg:x1="13.001cm" svg:y1="10.256cm" svg:x2="15.377cm" svg:y2="10.146cm" draw:start-shape="id32" draw:start-glue-point="1" draw:end-shape="id33" draw:end-glue-point="3" svg:d="m13001 10256c1764 0 576-110 2376-110">
          <text:p/>
        </draw:connector>
        <draw:rect draw:style-name="gr7" draw:text-style-name="P1" draw:layer="layout" svg:width="4.249cm" svg:height="3.25cm" svg:x="3.578cm" svg:y="3.721cm" draw:corner-radius="0.5cm">
          <text:p/>
        </draw:rect>
        <draw:frame draw:style-name="gr3" draw:text-style-name="P6" xml:id="id30" draw:id="id30" draw:layer="layout" svg:width="3.426cm" svg:height="0.373cm" svg:x="3.745cm" svg:y="5.932cm">
          <draw:text-box>
            <text:p text:style-name="P4"><text:span text:style-name="T4">propertyValue: <text:s/>SyntacticPort</text:span></text:p>
          </draw:text-box>
        </draw:frame>
        <draw:frame draw:style-name="gr3" draw:text-style-name="P6" draw:layer="layout" svg:width="3.015cm" svg:height="0.373cm" svg:x="3.745cm" svg:y="4.138cm">
          <draw:text-box>
            <text:p text:style-name="P4"><text:span text:style-name="T4">propertyName: <text:s/>JavaClass</text:span></text:p>
          </draw:text-box>
        </draw:frame>
        <draw:frame draw:style-name="gr3" draw:text-style-name="P6" xml:id="id34" draw:id="id34" draw:layer="layout" svg:width="3.896cm" svg:height="0.373cm" svg:x="3.754cm" svg:y="5.471cm">
          <draw:text-box>
            <text:p text:style-name="P4"><text:span text:style-name="T4">propertyValue: <text:s/>SyntacticElement</text:span></text:p>
          </draw:text-box>
        </draw:frame>
        <draw:frame draw:style-name="gr3" draw:text-style-name="P6" draw:layer="layout" svg:width="3.041cm" svg:height="0.373cm" svg:x="9.845cm" svg:y="10.531cm">
          <draw:text-box>
            <text:p text:style-name="P4"><text:span text:style-name="T4">propertyValue: <text:s/>NamePort</text:span></text:p>
          </draw:text-box>
        </draw:frame>
        <draw:frame draw:style-name="gr3" draw:text-style-name="P6" draw:layer="layout" svg:width="2.926cm" svg:height="0.373cm" svg:x="9.845cm" svg:y="9.037cm">
          <draw:text-box>
            <text:p text:style-name="P4"><text:span text:style-name="T4">propertyName: <text:s/>portType</text:span></text:p>
          </draw:text-box>
        </draw:frame>
        <draw:frame draw:style-name="gr3" draw:text-style-name="P6" xml:id="id32" draw:id="id32" draw:layer="layout" svg:width="3.147cm" svg:height="0.373cm" svg:x="9.854cm" svg:y="10.07cm">
          <draw:text-box>
            <text:p text:style-name="P4"><text:span text:style-name="T4">propertyValue: <text:s/>dataComm</text:span></text:p>
          </draw:text-box>
        </draw:frame>
        <draw:connector draw:style-name="gr4" draw:text-style-name="P1" draw:layer="layout" draw:type="curve" svg:x1="7.65cm" svg:y1="5.657cm" svg:x2="9.677cm" svg:y2="5.637cm" draw:start-shape="id34" draw:start-glue-point="1" draw:end-shape="id35" draw:end-glue-point="3" svg:d="m7650 5657c1501 0 488-20 2027-20">
          <text:p/>
        </draw:connector>
        <draw:frame draw:style-name="gr3" draw:text-style-name="P6" draw:layer="layout" svg:width="2.939cm" svg:height="0.373cm" svg:x="9.845cm" svg:y="5.832cm">
          <draw:text-box>
            <text:p text:style-name="P4"><text:span text:style-name="T4">propertyValue: <text:s/>Structure</text:span></text:p>
          </draw:text-box>
        </draw:frame>
        <draw:frame draw:style-name="gr3" draw:text-style-name="P6" draw:layer="layout" svg:width="2.99cm" svg:height="0.373cm" svg:x="9.845cm" svg:y="6.232cm">
          <draw:text-box>
            <text:p text:style-name="P4"><text:span text:style-name="T4">propertyValue: <text:s/>Processor</text:span></text:p>
          </draw:text-box>
        </draw:frame>
        <draw:frame draw:style-name="gr3" draw:text-style-name="P6" draw:layer="layout" svg:width="3.727cm" svg:height="0.373cm" svg:x="9.845cm" svg:y="6.633cm">
          <draw:text-box>
            <text:p text:style-name="P4"><text:span text:style-name="T4">propertyValue: <text:s/>SyntacticSearch</text:span></text:p>
          </draw:text-box>
        </draw:frame>
        <draw:frame draw:style-name="gr3" draw:text-style-name="P6" draw:layer="layout" svg:width="2.702cm" svg:height="0.373cm" svg:x="9.846cm" svg:y="7.034cm">
          <draw:text-box>
            <text:p text:style-name="P4"><text:span text:style-name="T4">propertyValue: <text:s/>Pattern</text:span></text:p>
          </draw:text-box>
        </draw:frame>
        <draw:frame draw:style-name="gr3" draw:text-style-name="P6" draw:layer="layout" svg:width="2.956cm" svg:height="0.373cm" svg:x="9.845cm" svg:y="10.932cm">
          <draw:text-box>
            <text:p text:style-name="P4"><text:span text:style-name="T4">propertyValue: <text:s/>Syntactic</text:span></text:p>
          </draw:text-box>
        </draw:frame>
        <draw:frame draw:style-name="gr9" draw:text-style-name="P8" draw:layer="layout" svg:width="12.867cm" svg:height="3.915cm" svg:x="10.659cm" svg:y="12.012cm">
          <draw:text-box>
            <text:p text:style-name="P7"><text:span text:style-name="T4">For example in custom Tensor notation, <text:s text:c="2"/>the index-column is a Structure ElementType, and so is the Tensor Index that goes into it. <text:s/>That Tensor Index has a port to whatever is seen at that position. <text:s/>The port could pair to a name element, where the name stands for a processor that will be sent from somewhere else.. <text:s/>in this case it is a Name ElementType, <text:s/>with a dataComm port paired to whatever syntacticPattern sends the data. <text:s/>Sending data may be sending the name of a processor containing the data.</text:span></text:p>
            <text:p text:style-name="P7"><text:span text:style-name="T4">Or, the Tensor Index could be a name that attaches to some other bit of syntax. <text:s/>This is the thing where have a complex expression and just assign a syntactic-level name as a short-hand for that expression. <text:s/>(What about syntax-embedded re-writes? <text:s/>This is what SyntacticSugar is in Scheme, and what a macro is..)</text:span></text:p>
            <text:p text:style-name="P7"><text:span text:style-name="T4">Or, the Tensor Index could be a constant. <text:s/>In POP, a constant is a Processor, just like a variable (memProcessor).</text:span></text:p>
            <text:p text:style-name="P7"><text:span text:style-name="T4">Pattern I'm seeing as a from-into pattern.. <text:s/>it's not a command, because command is the name attached to that pattern.. <text:s/>so need a way to say “this is the pattern itself, the thing attached to the command-name” (where attached means correlated-to)</text:span></text:p>
          </draw:text-box>
        </draw:frame>
        <draw:rect draw:style-name="gr7" draw:text-style-name="P1" xml:id="id29" draw:id="id29" draw:layer="layout" svg:width="3.917cm" svg:height="1.415cm" svg:x="15.378cm" svg:y="3.722cm" draw:corner-radius="0.5cm">
          <text:p/>
        </draw:rect>
        <draw:rect draw:style-name="gr7" draw:text-style-name="P1" draw:layer="layout" svg:width="5.032cm" svg:height="1.799cm" svg:x="20.579cm" svg:y="3.672cm" draw:corner-radius="0.5cm">
          <text:p/>
        </draw:rect>
        <draw:connector draw:style-name="gr4" draw:text-style-name="P1" draw:layer="layout" draw:type="curve" svg:x1="25.075cm" svg:y1="4.727cm" svg:x2="26.933cm" svg:y2="4.708cm" draw:start-shape="id36" draw:start-glue-point="1" draw:end-shape="id37" draw:end-glue-point="3" svg:d="m25075 4727c1393 0 465-19 1858-19">
          <text:p/>
        </draw:connector>
        <draw:frame draw:style-name="gr3" draw:text-style-name="P6" xml:id="id38" draw:id="id38" draw:layer="layout" svg:width="3.951cm" svg:height="0.373cm" svg:x="20.811cm" svg:y="4.942cm">
          <draw:text-box>
            <text:p text:style-name="P4"><text:span text:style-name="T4">propertyValue: <text:s/>syntacticStructure</text:span></text:p>
          </draw:text-box>
        </draw:frame>
        <draw:connector draw:style-name="gr4" draw:text-style-name="P1" draw:layer="layout" draw:type="curve" svg:x1="24.762cm" svg:y1="5.128cm" svg:x2="26.933cm" svg:y2="5.109cm" draw:start-shape="id38" draw:start-glue-point="1" draw:end-shape="id39" draw:end-glue-point="3" svg:d="m24762 5128c1629 0 544-19 2171-19">
          <text:p/>
        </draw:connector>
        <draw:frame draw:style-name="gr3" draw:text-style-name="P6" xml:id="id37" draw:id="id37" draw:layer="layout" svg:width="3.172cm" svg:height="0.373cm" svg:x="26.933cm" svg:y="4.522cm">
          <draw:text-box>
            <text:p text:style-name="P4"><text:span text:style-name="T4">? not sure what to do here ?</text:span></text:p>
          </draw:text-box>
        </draw:frame>
        <draw:frame draw:style-name="gr3" draw:text-style-name="P6" xml:id="id39" draw:id="id39" draw:layer="layout" svg:width="3.172cm" svg:height="0.373cm" svg:x="26.933cm" svg:y="4.923cm">
          <draw:text-box>
            <text:p text:style-name="P4"><text:span text:style-name="T4">? not sure what to do here ?</text:span></text:p>
          </draw:text-box>
        </draw:frame>
        <draw:rect draw:style-name="gr8" draw:text-style-name="P1" xml:id="id33" draw:id="id33" draw:layer="layout" svg:width="3.984cm" svg:height="1.682cm" svg:x="15.377cm" svg:y="9.305cm" draw:corner-radius="0.5cm">
          <text:p/>
        </draw:rect>
        <draw:rect draw:style-name="gr10" draw:text-style-name="P1" xml:id="id41" draw:id="id41" draw:layer="layout" svg:width="3.984cm" svg:height="1.982cm" svg:x="15.377cm" svg:y="6.905cm" draw:corner-radius="0.5cm">
          <text:p/>
        </draw:rect>
        <draw:connector draw:style-name="gr4" draw:text-style-name="P1" draw:layer="layout" draw:type="curve" svg:x1="12.415cm" svg:y1="5.617cm" svg:x2="15.377cm" svg:y2="7.896cm" draw:start-shape="id40" draw:start-glue-point="1" draw:end-shape="id41" draw:end-glue-point="3" svg:d="m12415 5617c2203 0 723 2279 2962 2279">
          <text:p/>
        </draw:connector>
        <draw:connector draw:style-name="gr4" draw:text-style-name="P1" draw:layer="layout" draw:type="curve" svg:x1="12.415cm" svg:y1="5.617cm" svg:x2="15.379cm" svg:y2="6.03cm" draw:start-shape="id40" draw:start-glue-point="1" draw:end-shape="id42" draw:end-glue-point="3" svg:d="m12415 5617c2205 0 723 413 2964 413">
          <text:p/>
        </draw:connector>
        <draw:rect draw:style-name="gr7" draw:text-style-name="P1" xml:id="id42" draw:id="id42" draw:layer="layout" svg:width="3.917cm" svg:height="1.415cm" svg:x="15.379cm" svg:y="5.323cm" draw:corner-radius="0.5cm">
          <text:p/>
        </draw:rect>
        <draw:frame draw:style-name="gr3" draw:text-style-name="P6" draw:layer="layout" svg:width="3.388cm" svg:height="0.373cm" svg:x="15.614cm" svg:y="8.13cm">
          <draw:text-box>
            <text:p text:style-name="P4"><text:span text:style-name="T4">propertyValue: <text:s/>SyntaxGraph</text:span></text:p>
          </draw:text-box>
        </draw:frame>
        <draw:frame draw:style-name="gr3" draw:text-style-name="P6" draw:layer="layout" svg:width="2.021cm" svg:height="0.373cm" svg:x="15.614cm" svg:y="8.431cm">
          <draw:text-box>
            <text:p text:style-name="P4"><text:span text:style-name="T4">propertyValue: <text:s/>?</text:span></text:p>
          </draw:text-box>
        </draw:frame>
        <draw:frame draw:style-name="gr9" draw:text-style-name="P10" draw:layer="layout" svg:width="9.199cm" svg:height="1.339cm" svg:x="20.545cm" svg:y="6.721cm">
          <draw:text-box>
            <text:p text:style-name="P9"><text:span text:style-name="T4">The SyntacticStructureType is for partitioning into whole syntacticPatterns.. <text:s/>it is used to find all the structure elements that go with each root element.</text:span></text:p>
            <text:p text:style-name="P9"><text:span text:style-name="T4">This is used when positioning shapes and deciding the scaling. <text:s/>All shapes in a single syntactic pattern will get the same scaling.</text:span></text:p>
          </draw:text-box>
        </draw:frame>
        <draw:frame draw:style-name="gr11" draw:text-style-name="P3" draw:layer="layout" svg:width="27.486cm" svg:height="5.797cm" svg:x="3.338cm" svg:y="29.948cm">
          <draw:text-box>
            <text:p text:style-name="P2"><text:span text:style-name="T2">Now, a simple example of a snippet of syntax. <text:s/>This syntax graph should be able to support any language's syntax, hopefully.. <text:s/>may have to modify this base structure if discover cases that it doesn't cover.</text:span></text:p>
            <text:p text:style-name="P2"><text:span text:style-name="T2">For now, the basic POP syntax graph is centered around “syntactic root” elements. <text:s/>Each of these is something seen by a programmer. <text:s/>A root may have sub-elements that go with it. <text:s/>For example, in Tensor Notation, a tensor has columns next to it, where either numbers or letters or other syntactic entities go. <text:s/>There is a top position and a bottom position in each column. <text:s/>Hence, the tensor is the root element, with each column being a sub-element, and each column has two ports, one for the top and one for the bottom.</text:span></text:p>
            <text:p text:style-name="P2"><text:span text:style-name="T2">For a syntactic root that represents a processor, such as when syntax indicates a command to be performed, the incoming ports are the inputs to the processor, and the outgoing carry what the processor creates. <text:s/>For example, in Java, a method would be a syntactic root, and the inputs to the method would be incoming ports, while the return value would be the outgoing port. <text:s/>A method body is a root element that has a number of sub-elements, one for each statement in the body. <text:s/>The sub-elements are ordered. <text:s/>If a method calls another method, then a “call” root element is placed as a sub-element within the calling method's body. <text:s/>This call root-element has an outgoing port for each argument sent as part of the call, and it has an incoming port for the return value. <text:s/>These ports are paired to the corresponding ports of the called method. <text:s/>This allows many different callers to pair up to the same called-method's ports. Incoming ports of a method can have a whole list of corresponding out-going ports coming from call-elements that are in the bodies of other methods. <text:s/>When a call is added to the code, no ports are duplicated, and the called method isn't duplicated, but rather new pointers are added to the paired-ports lists.</text:span></text:p>
            <text:p text:style-name="P2"><text:span text:style-name="T2">A variable is always a sub-element of a context element, either the global context element or, in Java, a sub-element of a class element (but a “class” is actually <text:s/>a context!), or a sub-element of a method body (where a method has its own context as part of what a method is). <text:s/>A variable element has an outgoing port, which represents reads, and an incoming port, which represents writes. These pair to the corresponding ports of any statements that read or write it. <text:s/></text:span></text:p>
            <text:p text:style-name="P2"><text:span text:style-name="T2">Notice that in many cases, variables just end up being names of wires, and the reads and writes end up reducing to pass-throughs. <text:s/>It seems to me that the only case in which a variable acts as anything besides a wire is when timing is considered, and the future cannot be predicted. <text:s/>When it is unknown whether a future processor may want to read a given value, then the variable cannot be reduced to a wire or pass-through. <text:s/>Ahhh, right, this is data-flow – variables are all wires.. but it has a hard time when it is unknown whether a given value might be wanted by a future portion of the dataflow graph.. <text:s/>that value has to be recirculated around and around, waiting to be replaced by a different value to be recirculated or else to be duplicated and sent off to a graph element that wants the value. <text:s/>Right.. <text:s/>so, sheds some light on variables – they are recirculated values! <text:s/>In fact, that is how they are physically implemented as well! <text:s/>Static ram and latches are, physically, recirculated values, while DRAM and CD-ROM and hard-disks simply have a long recirculation time before the configuration decays and has to be renewed (the value is copied off by an external thing, such as a read-write head). <text:s/>Good. <text:s/>Persistent state is recirculated (renewed) – seems like a fundamental thing (would apply to physics – cycle equals “stateful” particle). </text:span></text:p>
          </draw:text-box>
        </draw:frame>
        <draw:rect draw:style-name="gr7" draw:text-style-name="P1" xml:id="id16" draw:id="id16" draw:layer="layout" svg:width="1.667cm" svg:height="2.19cm" svg:x="16.31cm" svg:y="54.569cm" draw:corner-radius="0.5cm">
          <text:p/>
        </draw:rect>
        <draw:frame draw:style-name="gr3" draw:text-style-name="P6" xml:id="id3" draw:id="id3" draw:layer="layout" svg:width="1.182cm" svg:height="0.373cm" svg:x="16.493cm" svg:y="54.756cm">
          <draw:text-box>
            <text:p text:style-name="P4"><text:span text:style-name="T4">properties</text:span></text:p>
          </draw:text-box>
        </draw:frame>
        <draw:frame draw:style-name="gr3" draw:text-style-name="P6" xml:id="id7" draw:id="id7" draw:layer="layout" svg:width="0.848cm" svg:height="0.373cm" svg:x="16.493cm" svg:y="55.158cm">
          <draw:text-box>
            <text:p text:style-name="P4"><text:span text:style-name="T4">portsIn</text:span></text:p>
          </draw:text-box>
        </draw:frame>
        <draw:frame draw:style-name="gr3" draw:text-style-name="P6" draw:layer="layout" svg:width="1.153cm" svg:height="0.373cm" svg:x="16.496cm" svg:y="56.115cm">
          <draw:text-box>
            <text:p text:style-name="P4"><text:span text:style-name="T4">subElems</text:span></text:p>
          </draw:text-box>
        </draw:frame>
        <draw:frame draw:style-name="gr3" draw:text-style-name="P6" xml:id="id88" draw:id="id88" draw:layer="layout" svg:width="1.047cm" svg:height="0.373cm" svg:x="16.494cm" svg:y="55.659cm">
          <draw:text-box>
            <text:p text:style-name="P4"><text:span text:style-name="T4">portsOut</text:span></text:p>
          </draw:text-box>
        </draw:frame>
        <draw:frame draw:style-name="gr12" draw:text-style-name="P6" xml:id="id54" draw:id="id54" draw:layer="layout" svg:width="1.343cm" svg:height="0.432cm" svg:x="19.094cm" svg:y="60.211cm">
          <draw:text-box>
            <text:p text:style-name="P4"><text:span text:style-name="T4">pairedPorts</text:span></text:p>
          </draw:text-box>
        </draw:frame>
        <draw:frame draw:style-name="gr12" draw:text-style-name="P6" xml:id="id61" draw:id="id61" draw:layer="layout" svg:width="1.343cm" svg:height="0.432cm" svg:x="19.095cm" svg:y="62.311cm">
          <draw:text-box>
            <text:p text:style-name="P4"><text:span text:style-name="T4">pairedPorts</text:span></text:p>
          </draw:text-box>
        </draw:frame>
        <draw:rect draw:style-name="gr8" draw:text-style-name="P1" xml:id="id21" draw:id="id21" draw:layer="layout" svg:width="1.656cm" svg:height="1.764cm" svg:x="18.927cm" svg:y="61.13cm" draw:corner-radius="0.5cm">
          <text:p/>
        </draw:rect>
        <draw:rect draw:style-name="gr8" draw:text-style-name="P1" xml:id="id8" draw:id="id8" draw:layer="layout" svg:width="1.656cm" svg:height="1.764cm" svg:x="18.927cm" svg:y="59.03cm" draw:corner-radius="0.5cm">
          <text:p/>
        </draw:rect>
        <draw:rect draw:style-name="gr7" draw:text-style-name="P1" xml:id="id64" draw:id="id64" draw:layer="layout" svg:width="1.667cm" svg:height="2.19cm" svg:x="16.311cm" svg:y="65.869cm" draw:corner-radius="0.5cm">
          <text:p/>
        </draw:rect>
        <draw:frame draw:style-name="gr3" draw:text-style-name="P6" xml:id="id1" draw:id="id1" draw:layer="layout" svg:width="1.182cm" svg:height="0.373cm" svg:x="16.494cm" svg:y="66.056cm">
          <draw:text-box>
            <text:p text:style-name="P4"><text:span text:style-name="T4">properties</text:span></text:p>
          </draw:text-box>
        </draw:frame>
        <draw:frame draw:style-name="gr3" draw:text-style-name="P6" xml:id="id49" draw:id="id49" draw:layer="layout" svg:width="0.848cm" svg:height="0.373cm" svg:x="16.494cm" svg:y="66.458cm">
          <draw:text-box>
            <text:p text:style-name="P4"><text:span text:style-name="T4">portsIn</text:span></text:p>
          </draw:text-box>
        </draw:frame>
        <draw:frame draw:style-name="gr3" draw:text-style-name="P6" draw:layer="layout" svg:width="1.153cm" svg:height="0.373cm" svg:x="16.497cm" svg:y="67.415cm">
          <draw:text-box>
            <text:p text:style-name="P4"><text:span text:style-name="T4">subElems</text:span></text:p>
          </draw:text-box>
        </draw:frame>
        <draw:frame draw:style-name="gr3" draw:text-style-name="P6" xml:id="id51" draw:id="id51" draw:layer="layout" svg:width="1.047cm" svg:height="0.373cm" svg:x="16.495cm" svg:y="66.959cm">
          <draw:text-box>
            <text:p text:style-name="P4"><text:span text:style-name="T4">portsOut</text:span></text:p>
          </draw:text-box>
        </draw:frame>
        <draw:rect draw:style-name="gr7" draw:text-style-name="P1" xml:id="id97" draw:id="id97" draw:layer="layout" svg:width="1.667cm" svg:height="2.19cm" svg:x="16.312cm" svg:y="72.369cm" draw:corner-radius="0.5cm">
          <text:p/>
        </draw:rect>
        <draw:frame draw:style-name="gr3" draw:text-style-name="P6" xml:id="id22" draw:id="id22" draw:layer="layout" svg:width="1.182cm" svg:height="0.373cm" svg:x="16.495cm" svg:y="72.556cm">
          <draw:text-box>
            <text:p text:style-name="P4"><text:span text:style-name="T4">properties</text:span></text:p>
          </draw:text-box>
        </draw:frame>
        <draw:frame draw:style-name="gr3" draw:text-style-name="P6" draw:layer="layout" svg:width="0.848cm" svg:height="0.373cm" svg:x="16.495cm" svg:y="72.958cm">
          <draw:text-box>
            <text:p text:style-name="P4"><text:span text:style-name="T4">portsIn</text:span></text:p>
          </draw:text-box>
        </draw:frame>
        <draw:frame draw:style-name="gr3" draw:text-style-name="P6" draw:layer="layout" svg:width="1.153cm" svg:height="0.373cm" svg:x="16.498cm" svg:y="73.915cm">
          <draw:text-box>
            <text:p text:style-name="P4"><text:span text:style-name="T4">subElems</text:span></text:p>
          </draw:text-box>
        </draw:frame>
        <draw:frame draw:style-name="gr3" draw:text-style-name="P6" xml:id="id66" draw:id="id66" draw:layer="layout" svg:width="1.047cm" svg:height="0.373cm" svg:x="16.496cm" svg:y="73.459cm">
          <draw:text-box>
            <text:p text:style-name="P4"><text:span text:style-name="T4">portsOut</text:span></text:p>
          </draw:text-box>
        </draw:frame>
        <draw:rect draw:style-name="gr5" draw:text-style-name="P1" xml:id="id2" draw:id="id2" draw:layer="layout" svg:width="4.003cm" svg:height="1.75cm" svg:x="19.864cm" svg:y="66.369cm" draw:corner-radius="0.5cm">
          <text:p/>
        </draw:rect>
        <draw:frame draw:style-name="gr3" draw:text-style-name="P6" draw:layer="layout" svg:width="3.705cm" svg:height="0.373cm" svg:x="19.994cm" svg:y="66.557cm">
          <draw:text-box>
            <text:p text:style-name="P4"><text:span text:style-name="T4">propertyName: <text:s/>TypeOfElement</text:span></text:p>
          </draw:text-box>
        </draw:frame>
        <draw:frame draw:style-name="gr3" draw:text-style-name="P6" draw:layer="layout" svg:width="2.871cm" svg:height="0.373cm" svg:x="19.994cm" svg:y="67.058cm">
          <draw:text-box>
            <text:p text:style-name="P4"><text:span text:style-name="T4">propertyValue: <text:s/>Variable</text:span></text:p>
          </draw:text-box>
        </draw:frame>
        <draw:frame draw:style-name="gr3" draw:text-style-name="P6" xml:id="id9" draw:id="id9" draw:layer="layout" svg:width="1.593cm" svg:height="0.373cm" svg:x="19.994cm" svg:y="67.559cm">
          <draw:text-box>
            <text:p text:style-name="P4"><text:span text:style-name="T4">subProperties</text:span></text:p>
          </draw:text-box>
        </draw:frame>
        <draw:frame draw:style-name="gr3" draw:text-style-name="P6" draw:layer="layout" svg:width="3.587cm" svg:height="0.373cm" svg:x="24.34cm" svg:y="72.973cm">
          <draw:text-box>
            <text:p text:style-name="P4"><text:span text:style-name="T4">propertyName: <text:s/>ConstantValue</text:span></text:p>
          </draw:text-box>
        </draw:frame>
        <draw:frame draw:style-name="gr3" draw:text-style-name="P6" draw:layer="layout" svg:width="2.042cm" svg:height="0.373cm" svg:x="24.34cm" svg:y="73.474cm">
          <draw:text-box>
            <text:p text:style-name="P4"><text:span text:style-name="T4">propertyValue: <text:s/>1</text:span></text:p>
          </draw:text-box>
        </draw:frame>
        <draw:frame draw:style-name="gr3" draw:text-style-name="P6" draw:layer="layout" svg:width="1.593cm" svg:height="0.373cm" svg:x="24.34cm" svg:y="73.975cm">
          <draw:text-box>
            <text:p text:style-name="P4"><text:span text:style-name="T4">subProperties</text:span></text:p>
          </draw:text-box>
        </draw:frame>
        <draw:rect draw:style-name="gr5" draw:text-style-name="P1" xml:id="id25" draw:id="id25" draw:layer="layout" svg:width="4.096cm" svg:height="1.75cm" svg:x="24.21cm" svg:y="72.785cm" draw:corner-radius="0.5cm">
          <text:p/>
        </draw:rect>
        <draw:frame draw:style-name="gr3" draw:text-style-name="P6" xml:id="id43" draw:id="id43" draw:layer="layout" svg:width="1.182cm" svg:height="0.373cm" svg:x="19.093cm" svg:y="69.108cm">
          <draw:text-box>
            <text:p text:style-name="P4"><text:span text:style-name="T4">properties</text:span></text:p>
          </draw:text-box>
        </draw:frame>
        <draw:frame draw:style-name="gr3" draw:text-style-name="P6" xml:id="id63" draw:id="id63" draw:layer="layout" svg:width="0.941cm" svg:height="0.373cm" svg:x="19.093cm" svg:y="68.61cm">
          <draw:text-box>
            <text:p text:style-name="P4"><text:span text:style-name="T4">element</text:span></text:p>
          </draw:text-box>
        </draw:frame>
        <draw:g xml:id="id44" draw:id="id44">
          <draw:rect draw:style-name="gr5" draw:text-style-name="P1" draw:layer="layout" svg:width="3.714cm" svg:height="1.75cm" svg:x="21.463cm" svg:y="68.452cm" draw:corner-radius="0.5cm">
            <text:p/>
          </draw:rect>
          <draw:frame draw:style-name="gr3" draw:text-style-name="P6" draw:layer="layout" svg:width="3.223cm" svg:height="0.373cm" svg:x="21.593cm" svg:y="68.64cm">
            <draw:text-box>
              <text:p text:style-name="P4"><text:span text:style-name="T4">propertyName: <text:s/>TypeOfport</text:span></text:p>
            </draw:text-box>
          </draw:frame>
          <draw:frame draw:style-name="gr3" draw:text-style-name="P6" draw:layer="layout" svg:width="3.147cm" svg:height="0.373cm" svg:x="21.593cm" svg:y="69.141cm">
            <draw:text-box>
              <text:p text:style-name="P4"><text:span text:style-name="T4">propertyValue: <text:s/>dataComm</text:span></text:p>
            </draw:text-box>
          </draw:frame>
          <draw:frame draw:style-name="gr3" draw:text-style-name="P6" draw:layer="layout" svg:width="1.593cm" svg:height="0.373cm" svg:x="21.593cm" svg:y="69.642cm">
            <draw:text-box>
              <text:p text:style-name="P4"><text:span text:style-name="T4">subProperties</text:span></text:p>
            </draw:text-box>
          </draw:frame>
        </draw:g>
        <draw:connector draw:style-name="gr4" draw:text-style-name="P1" draw:layer="layout" draw:type="curve" draw:line-skew="0.338cm" svg:x1="23.364cm" svg:y1="69.828cm" svg:x2="25.497cm" svg:y2="69.327cm" svg:d="m23364 69828c2107 0 1041-501 2133-501">
          <text:p/>
        </draw:connector>
        <draw:g>
          <draw:frame draw:style-name="gr3" draw:text-style-name="P6" draw:layer="layout" svg:width="4.074cm" svg:height="0.373cm" svg:x="25.627cm" svg:y="68.64cm">
            <draw:text-box>
              <text:p text:style-name="P4"><text:span text:style-name="T4">propertyName: <text:s/>TypeOfCommData</text:span></text:p>
            </draw:text-box>
          </draw:frame>
          <draw:frame draw:style-name="gr3" draw:text-style-name="P6" draw:layer="layout" svg:width="2.681cm" svg:height="0.373cm" svg:x="25.627cm" svg:y="69.141cm">
            <draw:text-box>
              <text:p text:style-name="P4"><text:span text:style-name="T4">propertyValue: <text:s/>integer</text:span></text:p>
            </draw:text-box>
          </draw:frame>
          <draw:frame draw:style-name="gr3" draw:text-style-name="P6" draw:layer="layout" svg:width="1.593cm" svg:height="0.373cm" svg:x="25.627cm" svg:y="69.642cm">
            <draw:text-box>
              <text:p text:style-name="P4"><text:span text:style-name="T4">subProperties</text:span></text:p>
            </draw:text-box>
          </draw:frame>
          <draw:rect draw:style-name="gr5" draw:text-style-name="P1" draw:layer="layout" svg:width="4.346cm" svg:height="1.75cm" svg:x="25.497cm" svg:y="68.452cm" draw:corner-radius="0.5cm">
            <text:p/>
          </draw:rect>
        </draw:g>
        <draw:connector draw:style-name="gr4" draw:text-style-name="P1" draw:layer="layout" draw:type="curve" svg:x1="20.275cm" svg:y1="69.294cm" svg:x2="21.463cm" svg:y2="69.327cm" draw:start-shape="id43" draw:start-glue-point="1" draw:end-shape="id44" draw:end-glue-point="3" svg:d="m20275 69294c873 0 279 33 1188 33">
          <text:p/>
        </draw:connector>
        <draw:frame draw:style-name="gr3" draw:text-style-name="P6" xml:id="id47" draw:id="id47" draw:layer="layout" svg:width="1.182cm" svg:height="0.373cm" svg:x="19.094cm" svg:y="71.208cm">
          <draw:text-box>
            <text:p text:style-name="P4"><text:span text:style-name="T4">properties</text:span></text:p>
          </draw:text-box>
        </draw:frame>
        <draw:g>
          <draw:rect draw:style-name="gr5" draw:text-style-name="P1" xml:id="id48" draw:id="id48" draw:layer="layout" svg:width="3.714cm" svg:height="1.75cm" svg:x="21.422cm" svg:y="70.526cm" draw:corner-radius="0.5cm">
            <text:p/>
          </draw:rect>
          <draw:frame draw:style-name="gr3" draw:text-style-name="P6" draw:layer="layout" svg:width="3.223cm" svg:height="0.373cm" svg:x="21.552cm" svg:y="70.714cm">
            <draw:text-box>
              <text:p text:style-name="P4"><text:span text:style-name="T4">propertyName: <text:s/>TypeOfport</text:span></text:p>
            </draw:text-box>
          </draw:frame>
          <draw:frame draw:style-name="gr3" draw:text-style-name="P6" draw:layer="layout" svg:width="3.147cm" svg:height="0.373cm" svg:x="21.552cm" svg:y="71.215cm">
            <draw:text-box>
              <text:p text:style-name="P4"><text:span text:style-name="T4">propertyValue: <text:s/>dataComm</text:span></text:p>
            </draw:text-box>
          </draw:frame>
          <draw:frame draw:style-name="gr3" draw:text-style-name="P6" xml:id="id45" draw:id="id45" draw:layer="layout" svg:width="1.593cm" svg:height="0.373cm" svg:x="21.552cm" svg:y="71.716cm">
            <draw:text-box>
              <text:p text:style-name="P4"><text:span text:style-name="T4">subProperties</text:span></text:p>
            </draw:text-box>
          </draw:frame>
        </draw:g>
        <draw:connector draw:style-name="gr4" draw:text-style-name="P1" draw:layer="layout" draw:type="curve" svg:x1="23.145cm" svg:y1="71.902cm" svg:x2="25.498cm" svg:y2="71.427cm" draw:start-shape="id45" draw:start-glue-point="1" draw:end-shape="id46" draw:end-glue-point="3" svg:d="m23145 71902c1746 0 570-475 2353-475">
          <text:p/>
        </draw:connector>
        <draw:g>
          <draw:frame draw:style-name="gr3" draw:text-style-name="P6" draw:layer="layout" svg:width="4.074cm" svg:height="0.373cm" svg:x="25.628cm" svg:y="70.74cm">
            <draw:text-box>
              <text:p text:style-name="P4"><text:span text:style-name="T4">propertyName: <text:s/>TypeOfCommData</text:span></text:p>
            </draw:text-box>
          </draw:frame>
          <draw:frame draw:style-name="gr3" draw:text-style-name="P6" draw:layer="layout" svg:width="2.681cm" svg:height="0.373cm" svg:x="25.628cm" svg:y="71.241cm">
            <draw:text-box>
              <text:p text:style-name="P4"><text:span text:style-name="T4">propertyValue: <text:s/>integer</text:span></text:p>
            </draw:text-box>
          </draw:frame>
          <draw:frame draw:style-name="gr3" draw:text-style-name="P6" draw:layer="layout" svg:width="1.593cm" svg:height="0.373cm" svg:x="25.628cm" svg:y="71.742cm">
            <draw:text-box>
              <text:p text:style-name="P4"><text:span text:style-name="T4">subProperties</text:span></text:p>
            </draw:text-box>
          </draw:frame>
          <draw:rect draw:style-name="gr5" draw:text-style-name="P1" xml:id="id46" draw:id="id46" draw:layer="layout" svg:width="4.367cm" svg:height="1.75cm" svg:x="25.498cm" svg:y="70.552cm" draw:corner-radius="0.5cm">
            <text:p/>
          </draw:rect>
        </draw:g>
        <draw:connector draw:style-name="gr4" draw:text-style-name="P1" draw:layer="layout" draw:type="curve" svg:x1="20.276cm" svg:y1="71.394cm" svg:x2="21.422cm" svg:y2="71.401cm" draw:start-shape="id47" draw:start-glue-point="1" draw:end-shape="id48" draw:end-glue-point="3" svg:d="m20276 71394c841 0 269 7 1146 7">
          <text:p/>
        </draw:connector>
        <draw:frame draw:style-name="gr3" draw:text-style-name="P6" xml:id="id65" draw:id="id65" draw:layer="layout" svg:width="0.941cm" svg:height="0.373cm" svg:x="19.095cm" svg:y="70.711cm">
          <draw:text-box>
            <text:p text:style-name="P4"><text:span text:style-name="T4">element</text:span></text:p>
          </draw:text-box>
        </draw:frame>
        <draw:frame draw:style-name="gr12" draw:text-style-name="P6" xml:id="id92" draw:id="id92" draw:layer="layout" svg:width="1.343cm" svg:height="0.432cm" svg:x="19.094cm" svg:y="69.611cm">
          <draw:text-box>
            <text:p text:style-name="P4"><text:span text:style-name="T4">pairedPorts</text:span></text:p>
          </draw:text-box>
        </draw:frame>
        <draw:frame draw:style-name="gr12" draw:text-style-name="P6" xml:id="id53" draw:id="id53" draw:layer="layout" svg:width="1.343cm" svg:height="0.432cm" svg:x="19.095cm" svg:y="71.711cm">
          <draw:text-box>
            <text:p text:style-name="P4"><text:span text:style-name="T4">pairedPorts</text:span></text:p>
          </draw:text-box>
        </draw:frame>
        <draw:rect draw:style-name="gr8" draw:text-style-name="P1" xml:id="id52" draw:id="id52" draw:layer="layout" svg:width="1.656cm" svg:height="1.764cm" svg:x="18.927cm" svg:y="70.53cm" draw:corner-radius="0.5cm">
          <text:p/>
        </draw:rect>
        <draw:rect draw:style-name="gr8" draw:text-style-name="P1" xml:id="id50" draw:id="id50" draw:layer="layout" svg:width="1.656cm" svg:height="1.764cm" svg:x="18.927cm" svg:y="68.43cm" draw:corner-radius="0.5cm">
          <text:p/>
        </draw:rect>
        <draw:connector draw:style-name="gr4" draw:text-style-name="P1" draw:layer="layout" draw:type="curve" svg:x1="17.342cm" svg:y1="66.644cm" svg:x2="18.927cm" svg:y2="69.312cm" draw:start-shape="id49" draw:start-glue-point="1" draw:end-shape="id50" draw:end-glue-point="3" svg:d="m17342 66644c1170 0 378 2668 1585 2668">
          <text:p/>
        </draw:connector>
        <draw:connector draw:style-name="gr4" draw:text-style-name="P1" draw:layer="layout" draw:type="curve" svg:x1="17.542cm" svg:y1="67.145cm" svg:x2="18.927cm" svg:y2="71.412cm" draw:start-shape="id51" draw:start-glue-point="1" draw:end-shape="id52" draw:end-glue-point="3" svg:d="m17542 67145c1020 0 328 4267 1385 4267">
          <text:p/>
        </draw:connector>
        <draw:connector draw:style-name="gr4" draw:text-style-name="P1" draw:layer="layout" draw:type="curve" svg:x1="19.095cm" svg:y1="71.927cm" svg:x2="19.094cm" svg:y2="60.427cm" draw:start-shape="id53" draw:start-glue-point="3" draw:end-shape="id54" draw:end-glue-point="3" svg:d="m19095 71927c-751 0-751-11500-1-11500">
          <text:p/>
        </draw:connector>
        <draw:connector draw:style-name="gr4" draw:text-style-name="P1" draw:layer="layout" draw:type="curve" svg:x1="19.094cm" svg:y1="60.427cm" svg:x2="19.095cm" svg:y2="71.927cm" draw:start-shape="id54" draw:start-glue-point="3" draw:end-shape="id53" draw:end-glue-point="3" svg:d="m19094 60427c-750 0-750 11500 1 11500">
          <text:p/>
        </draw:connector>
        <draw:frame draw:style-name="gr3" draw:text-style-name="P6" xml:id="id55" draw:id="id55" draw:layer="layout" svg:width="1.182cm" svg:height="0.373cm" svg:x="19.093cm" svg:y="75.508cm">
          <draw:text-box>
            <text:p text:style-name="P4"><text:span text:style-name="T4">properties</text:span></text:p>
          </draw:text-box>
        </draw:frame>
        <draw:frame draw:style-name="gr3" draw:text-style-name="P6" draw:layer="layout" svg:width="0.941cm" svg:height="0.373cm" svg:x="19.093cm" svg:y="75.01cm">
          <draw:text-box>
            <text:p text:style-name="P4"><text:span text:style-name="T4">element</text:span></text:p>
          </draw:text-box>
        </draw:frame>
        <draw:g xml:id="id56" draw:id="id56">
          <draw:rect draw:style-name="gr5" draw:text-style-name="P1" draw:layer="layout" svg:width="3.714cm" svg:height="1.75cm" svg:x="21.463cm" svg:y="74.852cm" draw:corner-radius="0.5cm">
            <text:p/>
          </draw:rect>
          <draw:frame draw:style-name="gr3" draw:text-style-name="P6" draw:layer="layout" svg:width="3.223cm" svg:height="0.373cm" svg:x="21.593cm" svg:y="75.04cm">
            <draw:text-box>
              <text:p text:style-name="P4"><text:span text:style-name="T4">propertyName: <text:s/>TypeOfport</text:span></text:p>
            </draw:text-box>
          </draw:frame>
          <draw:frame draw:style-name="gr3" draw:text-style-name="P6" draw:layer="layout" svg:width="3.147cm" svg:height="0.373cm" svg:x="21.593cm" svg:y="75.541cm">
            <draw:text-box>
              <text:p text:style-name="P4"><text:span text:style-name="T4">propertyValue: <text:s/>dataComm</text:span></text:p>
            </draw:text-box>
          </draw:frame>
          <draw:frame draw:style-name="gr3" draw:text-style-name="P6" draw:layer="layout" svg:width="1.593cm" svg:height="0.373cm" svg:x="21.593cm" svg:y="76.042cm">
            <draw:text-box>
              <text:p text:style-name="P4"><text:span text:style-name="T4">subProperties</text:span></text:p>
            </draw:text-box>
          </draw:frame>
        </draw:g>
        <draw:connector draw:style-name="gr4" draw:text-style-name="P1" draw:layer="layout" draw:type="curve" draw:line-skew="0.338cm" svg:x1="23.364cm" svg:y1="76.228cm" svg:x2="25.497cm" svg:y2="75.727cm" svg:d="m23364 76228c2107 0 1041-501 2133-501">
          <text:p/>
        </draw:connector>
        <draw:g>
          <draw:frame draw:style-name="gr3" draw:text-style-name="P6" draw:layer="layout" svg:width="4.074cm" svg:height="0.373cm" svg:x="25.627cm" svg:y="75.04cm">
            <draw:text-box>
              <text:p text:style-name="P4"><text:span text:style-name="T4">propertyName: <text:s/>TypeOfCommData</text:span></text:p>
            </draw:text-box>
          </draw:frame>
          <draw:frame draw:style-name="gr3" draw:text-style-name="P6" draw:layer="layout" svg:width="2.681cm" svg:height="0.373cm" svg:x="25.627cm" svg:y="75.541cm">
            <draw:text-box>
              <text:p text:style-name="P4"><text:span text:style-name="T4">propertyValue: <text:s/>integer</text:span></text:p>
            </draw:text-box>
          </draw:frame>
          <draw:frame draw:style-name="gr3" draw:text-style-name="P6" draw:layer="layout" svg:width="1.593cm" svg:height="0.373cm" svg:x="25.627cm" svg:y="76.042cm">
            <draw:text-box>
              <text:p text:style-name="P4"><text:span text:style-name="T4">subProperties</text:span></text:p>
            </draw:text-box>
          </draw:frame>
          <draw:rect draw:style-name="gr5" draw:text-style-name="P1" draw:layer="layout" svg:width="4.346cm" svg:height="1.75cm" svg:x="25.497cm" svg:y="74.852cm" draw:corner-radius="0.5cm">
            <text:p/>
          </draw:rect>
        </draw:g>
        <draw:connector draw:style-name="gr4" draw:text-style-name="P1" draw:layer="layout" draw:type="curve" svg:x1="20.275cm" svg:y1="75.694cm" svg:x2="21.463cm" svg:y2="75.727cm" draw:start-shape="id55" draw:start-glue-point="1" draw:end-shape="id56" draw:end-glue-point="3" svg:d="m20275 75694c873 0 279 33 1188 33">
          <text:p/>
        </draw:connector>
        <draw:frame draw:style-name="gr12" draw:text-style-name="P6" xml:id="id62" draw:id="id62" draw:layer="layout" svg:width="1.343cm" svg:height="0.432cm" svg:x="19.094cm" svg:y="76.011cm">
          <draw:text-box>
            <text:p text:style-name="P4"><text:span text:style-name="T4">pairedPorts</text:span></text:p>
          </draw:text-box>
        </draw:frame>
        <draw:rect draw:style-name="gr8" draw:text-style-name="P1" xml:id="id67" draw:id="id67" draw:layer="layout" svg:width="1.656cm" svg:height="1.764cm" svg:x="18.927cm" svg:y="74.83cm" draw:corner-radius="0.5cm">
          <text:p/>
        </draw:rect>
        <draw:frame draw:style-name="gr3" draw:text-style-name="P6" xml:id="id59" draw:id="id59" draw:layer="layout" svg:width="1.182cm" svg:height="0.373cm" svg:x="19.094cm" svg:y="63.908cm">
          <draw:text-box>
            <text:p text:style-name="P4"><text:span text:style-name="T4">properties</text:span></text:p>
          </draw:text-box>
        </draw:frame>
        <draw:g>
          <draw:rect draw:style-name="gr5" draw:text-style-name="P1" xml:id="id60" draw:id="id60" draw:layer="layout" svg:width="3.714cm" svg:height="1.75cm" svg:x="21.422cm" svg:y="63.226cm" draw:corner-radius="0.5cm">
            <text:p/>
          </draw:rect>
          <draw:frame draw:style-name="gr3" draw:text-style-name="P6" draw:layer="layout" svg:width="3.223cm" svg:height="0.373cm" svg:x="21.552cm" svg:y="63.414cm">
            <draw:text-box>
              <text:p text:style-name="P4"><text:span text:style-name="T4">propertyName: <text:s/>TypeOfport</text:span></text:p>
            </draw:text-box>
          </draw:frame>
          <draw:frame draw:style-name="gr3" draw:text-style-name="P6" draw:layer="layout" svg:width="3.147cm" svg:height="0.373cm" svg:x="21.552cm" svg:y="63.915cm">
            <draw:text-box>
              <text:p text:style-name="P4"><text:span text:style-name="T4">propertyValue: <text:s/>dataComm</text:span></text:p>
            </draw:text-box>
          </draw:frame>
          <draw:frame draw:style-name="gr3" draw:text-style-name="P6" xml:id="id57" draw:id="id57" draw:layer="layout" svg:width="1.593cm" svg:height="0.373cm" svg:x="21.552cm" svg:y="64.416cm">
            <draw:text-box>
              <text:p text:style-name="P4"><text:span text:style-name="T4">subProperties</text:span></text:p>
            </draw:text-box>
          </draw:frame>
        </draw:g>
        <draw:connector draw:style-name="gr4" draw:text-style-name="P1" draw:layer="layout" draw:type="curve" svg:x1="23.145cm" svg:y1="64.602cm" svg:x2="25.498cm" svg:y2="64.127cm" draw:start-shape="id57" draw:start-glue-point="1" draw:end-shape="id58" draw:end-glue-point="3" svg:d="m23145 64602c1746 0 570-475 2353-475">
          <text:p/>
        </draw:connector>
        <draw:g>
          <draw:frame draw:style-name="gr3" draw:text-style-name="P6" draw:layer="layout" svg:width="4.074cm" svg:height="0.373cm" svg:x="25.628cm" svg:y="63.44cm">
            <draw:text-box>
              <text:p text:style-name="P4"><text:span text:style-name="T4">propertyName: <text:s/>TypeOfCommData</text:span></text:p>
            </draw:text-box>
          </draw:frame>
          <draw:frame draw:style-name="gr3" draw:text-style-name="P6" draw:layer="layout" svg:width="2.91cm" svg:height="0.373cm" svg:x="25.628cm" svg:y="63.941cm">
            <draw:text-box>
              <text:p text:style-name="P4"><text:span text:style-name="T4">propertyValue: <text:s/>inherited</text:span></text:p>
            </draw:text-box>
          </draw:frame>
          <draw:frame draw:style-name="gr3" draw:text-style-name="P6" draw:layer="layout" svg:width="1.593cm" svg:height="0.373cm" svg:x="25.628cm" svg:y="64.442cm">
            <draw:text-box>
              <text:p text:style-name="P4"><text:span text:style-name="T4">subProperties</text:span></text:p>
            </draw:text-box>
          </draw:frame>
          <draw:rect draw:style-name="gr5" draw:text-style-name="P1" xml:id="id58" draw:id="id58" draw:layer="layout" svg:width="4.367cm" svg:height="1.75cm" svg:x="25.498cm" svg:y="63.252cm" draw:corner-radius="0.5cm">
            <text:p/>
          </draw:rect>
        </draw:g>
        <draw:connector draw:style-name="gr4" draw:text-style-name="P1" draw:layer="layout" draw:type="curve" svg:x1="20.276cm" svg:y1="64.094cm" svg:x2="21.422cm" svg:y2="64.101cm" draw:start-shape="id59" draw:start-glue-point="1" draw:end-shape="id60" draw:end-glue-point="3" svg:d="m20276 64094c841 0 269 7 1146 7">
          <text:p/>
        </draw:connector>
        <draw:frame draw:style-name="gr3" draw:text-style-name="P6" draw:layer="layout" svg:width="0.941cm" svg:height="0.373cm" svg:x="19.095cm" svg:y="63.411cm">
          <draw:text-box>
            <text:p text:style-name="P4"><text:span text:style-name="T4">element</text:span></text:p>
          </draw:text-box>
        </draw:frame>
        <draw:frame draw:style-name="gr12" draw:text-style-name="P6" xml:id="id91" draw:id="id91" draw:layer="layout" svg:width="1.343cm" svg:height="0.432cm" svg:x="19.095cm" svg:y="64.411cm">
          <draw:text-box>
            <text:p text:style-name="P4"><text:span text:style-name="T4">pairedPorts</text:span></text:p>
          </draw:text-box>
        </draw:frame>
        <draw:rect draw:style-name="gr8" draw:text-style-name="P1" xml:id="id89" draw:id="id89" draw:layer="layout" svg:width="1.656cm" svg:height="1.764cm" svg:x="18.927cm" svg:y="63.23cm" draw:corner-radius="0.5cm">
          <text:p/>
        </draw:rect>
        <draw:connector draw:style-name="gr4" draw:text-style-name="P1" draw:layer="layout" draw:type="curve" svg:x1="19.095cm" svg:y1="62.527cm" svg:x2="19.094cm" svg:y2="76.227cm" draw:start-shape="id61" draw:start-glue-point="3" draw:end-shape="id62" draw:end-glue-point="3" svg:d="m19095 62527c-751 0-751 13700-1 13700">
          <text:p/>
        </draw:connector>
        <draw:connector draw:style-name="gr4" draw:text-style-name="P1" draw:layer="layout" draw:type="curve" svg:x1="19.094cm" svg:y1="76.227cm" svg:x2="19.095cm" svg:y2="62.527cm" draw:start-shape="id62" draw:start-glue-point="3" draw:end-shape="id61" draw:end-glue-point="3" svg:d="m19094 76227c-750 0-750-13700 1-13700">
          <text:p/>
        </draw:connector>
        <draw:connector draw:style-name="gr4" draw:text-style-name="P1" draw:layer="layout" draw:type="curve" svg:x1="19.093cm" svg:y1="68.796cm" svg:x2="17.144cm" svg:y2="68.059cm" draw:start-shape="id63" draw:start-glue-point="3" draw:end-shape="id64" draw:end-glue-point="2" svg:d="m19093 68796c-1300 0-1949-245-1949-737">
          <text:p/>
        </draw:connector>
        <draw:connector draw:style-name="gr4" draw:text-style-name="P1" draw:layer="layout" draw:type="curve" svg:x1="19.095cm" svg:y1="70.897cm" svg:x2="17.144cm" svg:y2="68.059cm" draw:start-shape="id65" draw:start-glue-point="3" draw:end-shape="id64" draw:end-glue-point="2" svg:d="m19095 70897c-1301 0-1951-946-1951-2838">
          <text:p/>
        </draw:connector>
        <draw:connector draw:style-name="gr4" draw:text-style-name="P1" draw:layer="layout" draw:type="curve" svg:x1="17.543cm" svg:y1="73.645cm" svg:x2="18.927cm" svg:y2="75.712cm" draw:start-shape="id66" draw:start-glue-point="1" draw:end-shape="id67" draw:end-glue-point="3" svg:d="m17543 73645c1020 0 328 2067 1384 2067">
          <text:p/>
        </draw:connector>
        <draw:rect draw:style-name="gr5" draw:text-style-name="P1" xml:id="id69" draw:id="id69" draw:layer="layout" svg:width="4.003cm" svg:height="1.75cm" svg:x="19.863cm" svg:y="42.941cm" draw:corner-radius="0.5cm">
          <text:p/>
        </draw:rect>
        <draw:frame draw:style-name="gr3" draw:text-style-name="P6" draw:layer="layout" svg:width="3.705cm" svg:height="0.373cm" svg:x="19.967cm" svg:y="43.182cm">
          <draw:text-box>
            <text:p text:style-name="P4"><text:span text:style-name="T4">propertyName: <text:s/>TypeOfElement</text:span></text:p>
          </draw:text-box>
        </draw:frame>
        <draw:frame draw:style-name="gr3" draw:text-style-name="P6" draw:layer="layout" svg:width="3.083cm" svg:height="0.373cm" svg:x="19.993cm" svg:y="43.63cm">
          <draw:text-box>
            <text:p text:style-name="P4"><text:span text:style-name="T4">propertyValue: <text:s/>Command</text:span></text:p>
          </draw:text-box>
        </draw:frame>
        <draw:frame draw:style-name="gr3" draw:text-style-name="P6" xml:id="id70" draw:id="id70" draw:layer="layout" svg:width="1.593cm" svg:height="0.373cm" svg:x="19.993cm" svg:y="44.131cm">
          <draw:text-box>
            <text:p text:style-name="P4"><text:span text:style-name="T4">subProperties</text:span></text:p>
          </draw:text-box>
        </draw:frame>
        <draw:frame draw:style-name="gr3" draw:text-style-name="P6" draw:layer="layout" svg:width="3.371cm" svg:height="0.373cm" svg:x="24.54cm" svg:y="43.129cm">
          <draw:text-box>
            <text:p text:style-name="P4"><text:span text:style-name="T4">propertyName: <text:s/>CommandID</text:span></text:p>
          </draw:text-box>
        </draw:frame>
        <draw:frame draw:style-name="gr3" draw:text-style-name="P6" draw:layer="layout" svg:width="3.265cm" svg:height="0.373cm" svg:x="24.54cm" svg:y="43.63cm">
          <draw:text-box>
            <text:p text:style-name="P4"><text:span text:style-name="T4">propertyValue: <text:s/>IDOfAssign</text:span></text:p>
          </draw:text-box>
        </draw:frame>
        <draw:frame draw:style-name="gr3" draw:text-style-name="P6" draw:layer="layout" svg:width="1.593cm" svg:height="0.373cm" svg:x="24.54cm" svg:y="44.131cm">
          <draw:text-box>
            <text:p text:style-name="P4"><text:span text:style-name="T4">subProperties</text:span></text:p>
          </draw:text-box>
        </draw:frame>
        <draw:connector draw:style-name="gr4" draw:text-style-name="P1" draw:layer="layout" draw:type="curve" svg:x1="17.675cm" svg:y1="43.314cm" svg:x2="19.863cm" svg:y2="43.816cm" draw:start-shape="id68" draw:start-glue-point="1" draw:end-shape="id69" draw:end-glue-point="3" svg:d="m17675 43314c1623 0 529 502 2188 502">
          <text:p/>
        </draw:connector>
        <draw:connector draw:style-name="gr4" draw:text-style-name="P1" draw:layer="layout" draw:type="curve" svg:x1="21.586cm" svg:y1="44.317cm" svg:x2="24.41cm" svg:y2="43.816cm" draw:start-shape="id70" draw:start-glue-point="1" draw:end-shape="id71" draw:end-glue-point="3" svg:d="m21586 44317c2100 0 688-501 2824-501">
          <text:p/>
        </draw:connector>
        <draw:connector draw:style-name="gr4" draw:text-style-name="P1" draw:layer="layout" draw:type="curve" svg:x1="17.341cm" svg:y1="43.716cm" svg:x2="18.927cm" svg:y2="48.284cm" draw:start-shape="id72" draw:start-glue-point="1" draw:end-shape="id73" draw:end-glue-point="3" svg:d="m17341 43716c1171 0 379 4568 1586 4568">
          <text:p/>
        </draw:connector>
        <draw:rect draw:style-name="gr5" draw:text-style-name="P1" xml:id="id71" draw:id="id71" draw:layer="layout" svg:width="3.834cm" svg:height="1.75cm" svg:x="24.41cm" svg:y="42.941cm" draw:corner-radius="0.5cm">
          <text:p/>
        </draw:rect>
        <draw:frame draw:style-name="gr3" draw:text-style-name="P6" xml:id="id74" draw:id="id74" draw:layer="layout" svg:width="1.182cm" svg:height="0.373cm" svg:x="19.093cm" svg:y="48.08cm">
          <draw:text-box>
            <text:p text:style-name="P4"><text:span text:style-name="T4">properties</text:span></text:p>
          </draw:text-box>
        </draw:frame>
        <draw:frame draw:style-name="gr3" draw:text-style-name="P6" xml:id="id76" draw:id="id76" draw:layer="layout" svg:width="0.941cm" svg:height="0.373cm" svg:x="19.093cm" svg:y="47.582cm">
          <draw:text-box>
            <text:p text:style-name="P4"><text:span text:style-name="T4">element</text:span></text:p>
          </draw:text-box>
        </draw:frame>
        <draw:g xml:id="id75" draw:id="id75">
          <draw:rect draw:style-name="gr5" draw:text-style-name="P1" draw:layer="layout" svg:width="3.714cm" svg:height="1.75cm" svg:x="21.463cm" svg:y="47.424cm" draw:corner-radius="0.5cm">
            <text:p/>
          </draw:rect>
          <draw:frame draw:style-name="gr3" draw:text-style-name="P6" draw:layer="layout" svg:width="3.223cm" svg:height="0.373cm" svg:x="21.593cm" svg:y="47.612cm">
            <draw:text-box>
              <text:p text:style-name="P4"><text:span text:style-name="T4">propertyName: <text:s/>TypeOfport</text:span></text:p>
            </draw:text-box>
          </draw:frame>
          <draw:frame draw:style-name="gr3" draw:text-style-name="P6" draw:layer="layout" svg:width="3.147cm" svg:height="0.373cm" svg:x="21.593cm" svg:y="48.113cm">
            <draw:text-box>
              <text:p text:style-name="P4"><text:span text:style-name="T4">propertyValue: <text:s/>dataComm</text:span></text:p>
            </draw:text-box>
          </draw:frame>
          <draw:frame draw:style-name="gr3" draw:text-style-name="P6" draw:layer="layout" svg:width="1.593cm" svg:height="0.373cm" svg:x="21.593cm" svg:y="48.614cm">
            <draw:text-box>
              <text:p text:style-name="P4"><text:span text:style-name="T4">subProperties</text:span></text:p>
            </draw:text-box>
          </draw:frame>
        </draw:g>
        <draw:connector draw:style-name="gr4" draw:text-style-name="P1" draw:layer="layout" draw:type="curve" draw:line-skew="0.338cm" svg:x1="23.364cm" svg:y1="48.8cm" svg:x2="25.497cm" svg:y2="48.299cm" svg:d="m23364 48800c2107 0 1041-501 2133-501">
          <text:p/>
        </draw:connector>
        <draw:g>
          <draw:frame draw:style-name="gr3" draw:text-style-name="P6" draw:layer="layout" svg:width="4.074cm" svg:height="0.373cm" svg:x="25.627cm" svg:y="47.612cm">
            <draw:text-box>
              <text:p text:style-name="P4"><text:span text:style-name="T4">propertyName: <text:s/>TypeOfCommData</text:span></text:p>
            </draw:text-box>
          </draw:frame>
          <draw:frame draw:style-name="gr3" draw:text-style-name="P6" draw:layer="layout" svg:width="2.91cm" svg:height="0.373cm" svg:x="25.627cm" svg:y="48.113cm">
            <draw:text-box>
              <text:p text:style-name="P4"><text:span text:style-name="T4">propertyValue: <text:s/>inherited</text:span></text:p>
            </draw:text-box>
          </draw:frame>
          <draw:frame draw:style-name="gr3" draw:text-style-name="P6" draw:layer="layout" svg:width="1.593cm" svg:height="0.373cm" svg:x="25.627cm" svg:y="48.614cm">
            <draw:text-box>
              <text:p text:style-name="P4"><text:span text:style-name="T4">subProperties</text:span></text:p>
            </draw:text-box>
          </draw:frame>
          <draw:rect draw:style-name="gr5" draw:text-style-name="P1" draw:layer="layout" svg:width="4.346cm" svg:height="1.75cm" svg:x="25.497cm" svg:y="47.424cm" draw:corner-radius="0.5cm">
            <text:p/>
          </draw:rect>
        </draw:g>
        <draw:connector draw:style-name="gr4" draw:text-style-name="P1" draw:layer="layout" draw:type="curve" svg:x1="20.275cm" svg:y1="48.266cm" svg:x2="21.463cm" svg:y2="48.299cm" draw:start-shape="id74" draw:start-glue-point="1" draw:end-shape="id75" draw:end-glue-point="3" svg:d="m20275 48266c873 0 279 33 1188 33">
          <text:p/>
        </draw:connector>
        <draw:connector draw:style-name="gr4" draw:text-style-name="P1" draw:layer="layout" draw:type="curve" svg:x1="19.093cm" svg:y1="47.768cm" svg:x2="17.143cm" svg:y2="45.131cm" draw:start-shape="id76" draw:start-glue-point="3" draw:end-shape="id77" draw:end-glue-point="2" svg:d="m19093 47768c-1300 0-1950-879-1950-2637">
          <text:p/>
        </draw:connector>
        <draw:frame draw:style-name="gr3" draw:text-style-name="P6" xml:id="id80" draw:id="id80" draw:layer="layout" svg:width="1.182cm" svg:height="0.373cm" svg:x="19.094cm" svg:y="50.18cm">
          <draw:text-box>
            <text:p text:style-name="P4"><text:span text:style-name="T4">properties</text:span></text:p>
          </draw:text-box>
        </draw:frame>
        <draw:g>
          <draw:rect draw:style-name="gr5" draw:text-style-name="P1" xml:id="id81" draw:id="id81" draw:layer="layout" svg:width="3.714cm" svg:height="1.75cm" svg:x="21.422cm" svg:y="49.498cm" draw:corner-radius="0.5cm">
            <text:p/>
          </draw:rect>
          <draw:frame draw:style-name="gr3" draw:text-style-name="P6" draw:layer="layout" svg:width="3.223cm" svg:height="0.373cm" svg:x="21.552cm" svg:y="49.686cm">
            <draw:text-box>
              <text:p text:style-name="P4"><text:span text:style-name="T4">propertyName: <text:s/>TypeOfport</text:span></text:p>
            </draw:text-box>
          </draw:frame>
          <draw:frame draw:style-name="gr3" draw:text-style-name="P6" draw:layer="layout" svg:width="3.147cm" svg:height="0.373cm" svg:x="21.552cm" svg:y="50.187cm">
            <draw:text-box>
              <text:p text:style-name="P4"><text:span text:style-name="T4">propertyValue: <text:s/>dataComm</text:span></text:p>
            </draw:text-box>
          </draw:frame>
          <draw:frame draw:style-name="gr3" draw:text-style-name="P6" xml:id="id78" draw:id="id78" draw:layer="layout" svg:width="1.593cm" svg:height="0.373cm" svg:x="21.552cm" svg:y="50.688cm">
            <draw:text-box>
              <text:p text:style-name="P4"><text:span text:style-name="T4">subProperties</text:span></text:p>
            </draw:text-box>
          </draw:frame>
        </draw:g>
        <draw:connector draw:style-name="gr4" draw:text-style-name="P1" draw:layer="layout" draw:type="curve" svg:x1="23.145cm" svg:y1="50.874cm" svg:x2="25.498cm" svg:y2="50.399cm" draw:start-shape="id78" draw:start-glue-point="1" draw:end-shape="id79" draw:end-glue-point="3" svg:d="m23145 50874c1746 0 570-475 2353-475">
          <text:p/>
        </draw:connector>
        <draw:g>
          <draw:frame draw:style-name="gr3" draw:text-style-name="P6" draw:layer="layout" svg:width="4.074cm" svg:height="0.373cm" svg:x="25.628cm" svg:y="49.712cm">
            <draw:text-box>
              <text:p text:style-name="P4"><text:span text:style-name="T4">propertyName: <text:s/>TypeOfCommData</text:span></text:p>
            </draw:text-box>
          </draw:frame>
          <draw:frame draw:style-name="gr3" draw:text-style-name="P6" draw:layer="layout" svg:width="2.91cm" svg:height="0.373cm" svg:x="25.628cm" svg:y="50.213cm">
            <draw:text-box>
              <text:p text:style-name="P4"><text:span text:style-name="T4">propertyValue: <text:s/>inherited</text:span></text:p>
            </draw:text-box>
          </draw:frame>
          <draw:frame draw:style-name="gr3" draw:text-style-name="P6" draw:layer="layout" svg:width="1.593cm" svg:height="0.373cm" svg:x="25.628cm" svg:y="50.714cm">
            <draw:text-box>
              <text:p text:style-name="P4"><text:span text:style-name="T4">subProperties</text:span></text:p>
            </draw:text-box>
          </draw:frame>
          <draw:rect draw:style-name="gr5" draw:text-style-name="P1" xml:id="id79" draw:id="id79" draw:layer="layout" svg:width="4.367cm" svg:height="1.75cm" svg:x="25.498cm" svg:y="49.524cm" draw:corner-radius="0.5cm">
            <text:p/>
          </draw:rect>
        </draw:g>
        <draw:connector draw:style-name="gr4" draw:text-style-name="P1" draw:layer="layout" draw:type="curve" svg:x1="20.276cm" svg:y1="50.366cm" svg:x2="21.422cm" svg:y2="50.373cm" draw:start-shape="id80" draw:start-glue-point="1" draw:end-shape="id81" draw:end-glue-point="3" svg:d="m20276 50366c841 0 269 7 1146 7">
          <text:p/>
        </draw:connector>
        <draw:connector draw:style-name="gr4" draw:text-style-name="P1" draw:layer="layout" draw:type="curve" svg:x1="17.541cm" svg:y1="44.217cm" svg:x2="18.927cm" svg:y2="50.384cm" draw:start-shape="id82" draw:start-glue-point="1" draw:end-shape="id83" draw:end-glue-point="3" svg:d="m17541 44217c1021 0 329 6167 1386 6167">
          <text:p/>
        </draw:connector>
        <draw:frame draw:style-name="gr3" draw:text-style-name="P6" xml:id="id84" draw:id="id84" draw:layer="layout" svg:width="0.941cm" svg:height="0.373cm" svg:x="19.095cm" svg:y="49.683cm">
          <draw:text-box>
            <text:p text:style-name="P4"><text:span text:style-name="T4">element</text:span></text:p>
          </draw:text-box>
        </draw:frame>
        <draw:connector draw:style-name="gr4" draw:text-style-name="P1" draw:layer="layout" draw:type="curve" svg:x1="19.095cm" svg:y1="49.869cm" svg:x2="17.143cm" svg:y2="45.131cm" draw:start-shape="id84" draw:start-glue-point="3" draw:end-shape="id77" draw:end-glue-point="2" svg:d="m19095 49869c-1302 0-1952-1579-1952-4738">
          <text:p/>
        </draw:connector>
        <draw:frame draw:style-name="gr3" draw:text-style-name="P6" draw:layer="layout" svg:width="4.865cm" svg:height="0.373cm" svg:x="20.007cm" svg:y="45.329cm">
          <draw:text-box>
            <text:p text:style-name="P4"><text:span text:style-name="T4">propertyName: <text:s/>TypeOfSyntacticStructure</text:span></text:p>
          </draw:text-box>
        </draw:frame>
        <draw:frame draw:style-name="gr3" draw:text-style-name="P6" draw:layer="layout" svg:width="4.264cm" svg:height="0.373cm" svg:x="20.007cm" svg:y="45.83cm">
          <draw:text-box>
            <text:p text:style-name="P4"><text:span text:style-name="T4">propertyValue: <text:s/>syntacticPatternRoot</text:span></text:p>
          </draw:text-box>
        </draw:frame>
        <draw:frame draw:style-name="gr3" draw:text-style-name="P6" draw:layer="layout" svg:width="1.593cm" svg:height="0.373cm" svg:x="20.007cm" svg:y="46.331cm">
          <draw:text-box>
            <text:p text:style-name="P4"><text:span text:style-name="T4">subProperties</text:span></text:p>
          </draw:text-box>
        </draw:frame>
        <draw:rect draw:style-name="gr5" draw:text-style-name="P1" xml:id="id85" draw:id="id85" draw:layer="layout" svg:width="5.116cm" svg:height="1.75cm" svg:x="19.877cm" svg:y="45.141cm" draw:corner-radius="0.5cm">
          <text:p/>
        </draw:rect>
        <draw:connector draw:style-name="gr4" draw:text-style-name="P1" draw:layer="layout" draw:type="curve" svg:x1="17.675cm" svg:y1="43.314cm" svg:x2="19.877cm" svg:y2="46.016cm" draw:start-shape="id68" draw:start-glue-point="1" draw:end-shape="id85" draw:end-glue-point="3" svg:d="m17675 43314c1633 0 533 2702 2202 2702">
          <text:p/>
        </draw:connector>
        <draw:rect draw:style-name="gr7" draw:text-style-name="P1" xml:id="id77" draw:id="id77" draw:layer="layout" svg:width="1.667cm" svg:height="2.19cm" svg:x="16.31cm" svg:y="42.941cm" draw:corner-radius="0.5cm">
          <text:p/>
        </draw:rect>
        <draw:frame draw:style-name="gr3" draw:text-style-name="P6" xml:id="id68" draw:id="id68" draw:layer="layout" svg:width="1.182cm" svg:height="0.373cm" svg:x="16.493cm" svg:y="43.128cm">
          <draw:text-box>
            <text:p text:style-name="P4"><text:span text:style-name="T4">properties</text:span></text:p>
          </draw:text-box>
        </draw:frame>
        <draw:frame draw:style-name="gr3" draw:text-style-name="P6" xml:id="id72" draw:id="id72" draw:layer="layout" svg:width="0.848cm" svg:height="0.373cm" svg:x="16.493cm" svg:y="43.53cm">
          <draw:text-box>
            <text:p text:style-name="P4"><text:span text:style-name="T4">portsIn</text:span></text:p>
          </draw:text-box>
        </draw:frame>
        <draw:frame draw:style-name="gr3" draw:text-style-name="P6" draw:layer="layout" svg:width="1.153cm" svg:height="0.373cm" svg:x="16.496cm" svg:y="44.487cm">
          <draw:text-box>
            <text:p text:style-name="P4"><text:span text:style-name="T4">subElems</text:span></text:p>
          </draw:text-box>
        </draw:frame>
        <draw:frame draw:style-name="gr3" draw:text-style-name="P6" xml:id="id82" draw:id="id82" draw:layer="layout" svg:width="1.047cm" svg:height="0.373cm" svg:x="16.494cm" svg:y="44.031cm">
          <draw:text-box>
            <text:p text:style-name="P4"><text:span text:style-name="T4">portsOut</text:span></text:p>
          </draw:text-box>
        </draw:frame>
        <draw:frame draw:style-name="gr12" draw:text-style-name="P6" xml:id="id90" draw:id="id90" draw:layer="layout" svg:width="1.343cm" svg:height="0.432cm" svg:x="19.094cm" svg:y="48.583cm">
          <draw:text-box>
            <text:p text:style-name="P4"><text:span text:style-name="T4">pairedPorts</text:span></text:p>
          </draw:text-box>
        </draw:frame>
        <draw:frame draw:style-name="gr12" draw:text-style-name="P6" xml:id="id93" draw:id="id93" draw:layer="layout" svg:width="1.343cm" svg:height="0.432cm" svg:x="19.095cm" svg:y="50.683cm">
          <draw:text-box>
            <text:p text:style-name="P4"><text:span text:style-name="T4">pairedPorts</text:span></text:p>
          </draw:text-box>
        </draw:frame>
        <draw:rect draw:style-name="gr8" draw:text-style-name="P1" xml:id="id83" draw:id="id83" draw:layer="layout" svg:width="1.656cm" svg:height="1.764cm" svg:x="18.927cm" svg:y="49.502cm" draw:corner-radius="0.5cm">
          <text:p/>
        </draw:rect>
        <draw:rect draw:style-name="gr8" draw:text-style-name="P1" xml:id="id73" draw:id="id73" draw:layer="layout" svg:width="1.656cm" svg:height="1.764cm" svg:x="18.927cm" svg:y="47.402cm" draw:corner-radius="0.5cm">
          <text:p/>
        </draw:rect>
        <draw:rect draw:style-name="gr5" draw:text-style-name="P1" xml:id="id87" draw:id="id87" draw:layer="layout" svg:width="4.003cm" svg:height="1.75cm" svg:x="7.243cm" svg:y="42.993cm" draw:corner-radius="0.5cm">
          <text:p/>
        </draw:rect>
        <draw:frame draw:style-name="gr3" draw:text-style-name="P6" draw:layer="layout" svg:width="3.705cm" svg:height="0.373cm" svg:x="7.347cm" svg:y="43.234cm">
          <draw:text-box>
            <text:p text:style-name="P4"><text:span text:style-name="T4">propertyName: <text:s/>TypeOfElement</text:span></text:p>
          </draw:text-box>
        </draw:frame>
        <draw:frame draw:style-name="gr3" draw:text-style-name="P6" draw:layer="layout" svg:width="3.032cm" svg:height="0.373cm" svg:x="7.373cm" svg:y="43.682cm">
          <draw:text-box>
            <text:p text:style-name="P4"><text:span text:style-name="T4">propertyValue: <text:s/>Statement</text:span></text:p>
          </draw:text-box>
        </draw:frame>
        <draw:frame draw:style-name="gr3" draw:text-style-name="P6" draw:layer="layout" svg:width="1.593cm" svg:height="0.373cm" svg:x="7.373cm" svg:y="44.183cm">
          <draw:text-box>
            <text:p text:style-name="P4"><text:span text:style-name="T4">subProperties</text:span></text:p>
          </draw:text-box>
        </draw:frame>
        <draw:connector draw:style-name="gr4" draw:text-style-name="P1" draw:layer="layout" draw:type="curve" svg:x1="5.055cm" svg:y1="43.366cm" svg:x2="7.243cm" svg:y2="43.868cm" draw:start-shape="id86" draw:start-glue-point="1" draw:end-shape="id87" draw:end-glue-point="3" svg:d="m5055 43366c1623 0 529 502 2188 502">
          <text:p/>
        </draw:connector>
        <draw:rect draw:style-name="gr7" draw:text-style-name="P1" draw:layer="layout" svg:width="1.667cm" svg:height="2.19cm" svg:x="3.69cm" svg:y="42.993cm" draw:corner-radius="0.5cm">
          <text:p/>
        </draw:rect>
        <draw:frame draw:style-name="gr3" draw:text-style-name="P6" xml:id="id86" draw:id="id86" draw:layer="layout" svg:width="1.182cm" svg:height="0.373cm" svg:x="3.873cm" svg:y="43.18cm">
          <draw:text-box>
            <text:p text:style-name="P4"><text:span text:style-name="T4">properties</text:span></text:p>
          </draw:text-box>
        </draw:frame>
        <draw:frame draw:style-name="gr3" draw:text-style-name="P6" draw:layer="layout" svg:width="0.848cm" svg:height="0.373cm" svg:x="3.873cm" svg:y="43.582cm">
          <draw:text-box>
            <text:p text:style-name="P4"><text:span text:style-name="T4">portsIn</text:span></text:p>
          </draw:text-box>
        </draw:frame>
        <draw:frame draw:style-name="gr3" draw:text-style-name="P6" xml:id="id95" draw:id="id95" draw:layer="layout" svg:width="1.153cm" svg:height="0.373cm" svg:x="3.876cm" svg:y="44.539cm">
          <draw:text-box>
            <text:p text:style-name="P4"><text:span text:style-name="T4">subElems</text:span></text:p>
          </draw:text-box>
        </draw:frame>
        <draw:frame draw:style-name="gr3" draw:text-style-name="P6" draw:layer="layout" svg:width="1.047cm" svg:height="0.373cm" svg:x="3.874cm" svg:y="44.083cm">
          <draw:text-box>
            <text:p text:style-name="P4"><text:span text:style-name="T4">portsOut</text:span></text:p>
          </draw:text-box>
        </draw:frame>
        <draw:frame draw:style-name="gr3" draw:text-style-name="P6" draw:layer="layout" svg:width="4.865cm" svg:height="0.373cm" svg:x="7.407cm" svg:y="45.329cm">
          <draw:text-box>
            <text:p text:style-name="P4"><text:span text:style-name="T4">propertyName: <text:s/>TypeOfSyntacticStructure</text:span></text:p>
          </draw:text-box>
        </draw:frame>
        <draw:frame draw:style-name="gr3" draw:text-style-name="P6" draw:layer="layout" svg:width="4.036cm" svg:height="0.373cm" svg:x="7.407cm" svg:y="45.83cm">
          <draw:text-box>
            <text:p text:style-name="P4"><text:span text:style-name="T4">propertyValue: <text:s/>syntacticHierarchy</text:span></text:p>
          </draw:text-box>
        </draw:frame>
        <draw:frame draw:style-name="gr3" draw:text-style-name="P6" draw:layer="layout" svg:width="1.593cm" svg:height="0.373cm" svg:x="7.407cm" svg:y="46.331cm">
          <draw:text-box>
            <text:p text:style-name="P4"><text:span text:style-name="T4">subProperties</text:span></text:p>
          </draw:text-box>
        </draw:frame>
        <draw:rect draw:style-name="gr5" draw:text-style-name="P1" xml:id="id94" draw:id="id94" draw:layer="layout" svg:width="5.116cm" svg:height="1.75cm" svg:x="7.277cm" svg:y="45.141cm" draw:corner-radius="0.5cm">
          <text:p/>
        </draw:rect>
        <draw:connector draw:style-name="gr4" draw:text-style-name="P1" draw:layer="layout" draw:type="curve" svg:x1="17.541cm" svg:y1="55.845cm" svg:x2="18.927cm" svg:y2="64.112cm" draw:start-shape="id88" draw:end-shape="id89" draw:end-glue-point="3" svg:d="m17541 55845c1021 0 329 8267 1386 8267">
          <text:p/>
        </draw:connector>
        <draw:connector draw:style-name="gr4" draw:text-style-name="P1" draw:layer="layout" draw:type="curve" svg:x1="19.094cm" svg:y1="48.799cm" svg:x2="19.095cm" svg:y2="64.627cm" draw:start-shape="id90" draw:start-glue-point="3" draw:end-shape="id91" draw:end-glue-point="3" svg:d="m19094 48799c-750 0-750 15828 1 15828">
          <text:p/>
        </draw:connector>
        <draw:connector draw:style-name="gr4" draw:text-style-name="P1" draw:layer="layout" draw:type="curve" svg:x1="19.095cm" svg:y1="64.627cm" svg:x2="19.094cm" svg:y2="48.799cm" draw:start-shape="id91" draw:start-glue-point="3" draw:end-shape="id90" draw:end-glue-point="3" svg:d="m19095 64627c-751 0-751-15828-1-15828">
          <text:p/>
        </draw:connector>
        <draw:connector draw:style-name="gr4" draw:text-style-name="P1" draw:layer="layout" draw:type="curve" svg:x1="19.094cm" svg:y1="69.827cm" svg:x2="19.095cm" svg:y2="50.899cm" draw:start-shape="id92" draw:start-glue-point="3" draw:end-shape="id93" draw:end-glue-point="3" svg:d="m19094 69827c-750 0-750-18928 1-18928">
          <text:p/>
        </draw:connector>
        <draw:connector draw:style-name="gr4" draw:text-style-name="P1" draw:layer="layout" draw:type="curve" svg:x1="19.095cm" svg:y1="50.899cm" svg:x2="19.094cm" svg:y2="69.827cm" draw:start-shape="id93" draw:start-glue-point="3" draw:end-shape="id92" draw:end-glue-point="3" svg:d="m19095 50899c-751 0-751 18928-1 18928">
          <text:p/>
        </draw:connector>
        <draw:connector draw:style-name="gr4" draw:text-style-name="P1" draw:layer="layout" draw:type="curve" svg:x1="5.055cm" svg:y1="43.366cm" svg:x2="7.277cm" svg:y2="46.016cm" draw:start-shape="id86" draw:start-glue-point="1" draw:end-shape="id94" draw:end-glue-point="3" svg:d="m5055 43366c1648 0 538 2650 2222 2650">
          <text:p/>
        </draw:connector>
        <draw:connector draw:style-name="gr4" draw:text-style-name="P1" draw:layer="layout" draw:type="curve" svg:x1="5.029cm" svg:y1="44.725cm" svg:x2="16.31cm" svg:y2="44.036cm" draw:start-shape="id95" draw:start-glue-point="1" draw:end-shape="id77" draw:end-glue-point="3" svg:d="m5029 44725c8442 0 2802-689 11281-689">
          <text:p/>
        </draw:connector>
        <draw:connector draw:style-name="gr4" draw:text-style-name="P1" draw:layer="layout" draw:type="curve" svg:x1="5.029cm" svg:y1="44.725cm" svg:x2="16.31cm" svg:y2="55.664cm" draw:start-shape="id95" draw:start-glue-point="1" draw:end-shape="id16" draw:end-glue-point="3" svg:d="m5029 44725c8442 0 2802 10939 11281 10939">
          <text:p/>
        </draw:connector>
        <draw:connector draw:style-name="gr4" draw:text-style-name="P1" draw:layer="layout" draw:type="curve" svg:x1="5.03cm" svg:y1="67.725cm" svg:x2="16.311cm" svg:y2="66.964cm" draw:start-shape="id96" draw:start-glue-point="1" draw:end-shape="id64" draw:end-glue-point="3" svg:d="m5030 67725c8442 0 2802-761 11281-761">
          <text:p/>
        </draw:connector>
        <draw:connector draw:style-name="gr4" draw:text-style-name="P1" draw:layer="layout" draw:type="curve" svg:x1="5.03cm" svg:y1="67.725cm" svg:x2="16.312cm" svg:y2="73.464cm" draw:start-shape="id96" draw:start-glue-point="1" draw:end-shape="id97" draw:end-glue-point="3" svg:d="m5030 67725c8443 0 2803 5739 11282 5739">
          <text:p/>
        </draw:connector>
        <draw:rect draw:style-name="gr5" draw:text-style-name="P1" xml:id="id99" draw:id="id99" draw:layer="layout" svg:width="4.003cm" svg:height="1.75cm" svg:x="7.244cm" svg:y="65.993cm" draw:corner-radius="0.5cm">
          <text:p/>
        </draw:rect>
        <draw:frame draw:style-name="gr3" draw:text-style-name="P6" draw:layer="layout" svg:width="3.705cm" svg:height="0.373cm" svg:x="7.348cm" svg:y="66.234cm">
          <draw:text-box>
            <text:p text:style-name="P4"><text:span text:style-name="T4">propertyName: <text:s/>TypeOfElement</text:span></text:p>
          </draw:text-box>
        </draw:frame>
        <draw:frame draw:style-name="gr3" draw:text-style-name="P6" draw:layer="layout" svg:width="2.795cm" svg:height="0.373cm" svg:x="7.374cm" svg:y="66.682cm">
          <draw:text-box>
            <text:p text:style-name="P4"><text:span text:style-name="T4">propertyValue: <text:s/>Context</text:span></text:p>
          </draw:text-box>
        </draw:frame>
        <draw:frame draw:style-name="gr3" draw:text-style-name="P6" draw:layer="layout" svg:width="1.593cm" svg:height="0.373cm" svg:x="7.374cm" svg:y="67.183cm">
          <draw:text-box>
            <text:p text:style-name="P4"><text:span text:style-name="T4">subProperties</text:span></text:p>
          </draw:text-box>
        </draw:frame>
        <draw:connector draw:style-name="gr4" draw:text-style-name="P1" draw:layer="layout" draw:type="curve" svg:x1="5.056cm" svg:y1="66.366cm" svg:x2="7.244cm" svg:y2="66.868cm" draw:start-shape="id98" draw:start-glue-point="1" draw:end-shape="id99" draw:end-glue-point="3" svg:d="m5056 66366c1623 0 529 502 2188 502">
          <text:p/>
        </draw:connector>
        <draw:rect draw:style-name="gr7" draw:text-style-name="P1" draw:layer="layout" svg:width="1.667cm" svg:height="2.19cm" svg:x="3.691cm" svg:y="65.993cm" draw:corner-radius="0.5cm">
          <text:p/>
        </draw:rect>
        <draw:frame draw:style-name="gr3" draw:text-style-name="P6" xml:id="id98" draw:id="id98" draw:layer="layout" svg:width="1.182cm" svg:height="0.373cm" svg:x="3.874cm" svg:y="66.18cm">
          <draw:text-box>
            <text:p text:style-name="P4"><text:span text:style-name="T4">properties</text:span></text:p>
          </draw:text-box>
        </draw:frame>
        <draw:frame draw:style-name="gr3" draw:text-style-name="P6" draw:layer="layout" svg:width="0.848cm" svg:height="0.373cm" svg:x="3.874cm" svg:y="66.582cm">
          <draw:text-box>
            <text:p text:style-name="P4"><text:span text:style-name="T4">portsIn</text:span></text:p>
          </draw:text-box>
        </draw:frame>
        <draw:frame draw:style-name="gr3" draw:text-style-name="P6" xml:id="id96" draw:id="id96" draw:layer="layout" svg:width="1.153cm" svg:height="0.373cm" svg:x="3.877cm" svg:y="67.539cm">
          <draw:text-box>
            <text:p text:style-name="P4"><text:span text:style-name="T4">subElems</text:span></text:p>
          </draw:text-box>
        </draw:frame>
        <draw:frame draw:style-name="gr3" draw:text-style-name="P6" draw:layer="layout" svg:width="1.047cm" svg:height="0.373cm" svg:x="3.875cm" svg:y="67.083cm">
          <draw:text-box>
            <text:p text:style-name="P4"><text:span text:style-name="T4">portsOut</text:span></text:p>
          </draw:text-box>
        </draw:frame>
        <draw:frame draw:style-name="gr3" draw:text-style-name="P6" draw:layer="layout" svg:width="4.865cm" svg:height="0.373cm" svg:x="7.408cm" svg:y="68.329cm">
          <draw:text-box>
            <text:p text:style-name="P4"><text:span text:style-name="T4">propertyName: <text:s/>TypeOfSyntacticStructure</text:span></text:p>
          </draw:text-box>
        </draw:frame>
        <draw:frame draw:style-name="gr3" draw:text-style-name="P6" draw:layer="layout" svg:width="4.036cm" svg:height="0.373cm" svg:x="7.408cm" svg:y="68.83cm">
          <draw:text-box>
            <text:p text:style-name="P4"><text:span text:style-name="T4">propertyValue: <text:s/>syntacticHierarchy</text:span></text:p>
          </draw:text-box>
        </draw:frame>
        <draw:frame draw:style-name="gr3" draw:text-style-name="P6" draw:layer="layout" svg:width="1.593cm" svg:height="0.373cm" svg:x="7.408cm" svg:y="69.331cm">
          <draw:text-box>
            <text:p text:style-name="P4"><text:span text:style-name="T4">subProperties</text:span></text:p>
          </draw:text-box>
        </draw:frame>
        <draw:rect draw:style-name="gr5" draw:text-style-name="P1" xml:id="id100" draw:id="id100" draw:layer="layout" svg:width="5.116cm" svg:height="1.75cm" svg:x="7.278cm" svg:y="68.141cm" draw:corner-radius="0.5cm">
          <text:p/>
        </draw:rect>
        <draw:connector draw:style-name="gr4" draw:text-style-name="P1" draw:layer="layout" draw:type="curve" svg:x1="5.056cm" svg:y1="66.366cm" svg:x2="7.278cm" svg:y2="69.016cm" draw:start-shape="id98" draw:start-glue-point="1" draw:end-shape="id100" draw:end-glue-point="3" svg:d="m5056 66366c1648 0 538 2650 2222 2650">
          <text:p/>
        </draw:connector>
        <draw:ellipse draw:style-name="gr13" draw:text-style-name="P11" xml:id="id102" draw:id="id102" draw:layer="layout" svg:width="3.558cm" svg:height="2.373cm" svg:x="41.639cm" svg:y="7.957cm">
          <text:p/>
        </draw:ellipse>
        <draw:rect draw:style-name="gr13" draw:text-style-name="P11" xml:id="id101" draw:id="id101" draw:layer="layout" svg:width="2.737cm" svg:height="1.323cm" svg:x="39.001cm" svg:y="4.736cm">
          <text:p/>
        </draw:rect>
        <draw:frame draw:style-name="gr14" draw:layer="layout" svg:width="1.746cm" svg:height="0.954cm" svg:x="39.496cm" svg:y="4.964cm">
          <draw:text-box>
            <text:p>stack</text:p>
          </draw:text-box>
        </draw:frame>
        <draw:rect draw:style-name="gr13" draw:text-style-name="P11" xml:id="id103" draw:id="id103" draw:layer="layout" svg:width="2.737cm" svg:height="1.323cm" svg:x="45.101cm" svg:y="4.737cm">
          <text:p/>
        </draw:rect>
        <draw:frame draw:style-name="gr14" draw:layer="layout" svg:width="1.556cm" svg:height="0.954cm" svg:x="45.691cm" svg:y="4.965cm">
          <draw:text-box>
            <text:p>float</text:p>
          </draw:text-box>
        </draw:frame>
        <draw:frame draw:style-name="gr14" draw:layer="layout" svg:width="1.602cm" svg:height="0.954cm" svg:x="42.617cm" svg:y="8.664cm">
          <draw:text-box>
            <text:p>push</text:p>
          </draw:text-box>
        </draw:frame>
        <draw:connector draw:style-name="gr15" draw:text-style-name="P1" draw:layer="layout" draw:type="curve" svg:x1="40.369cm" svg:y1="6.059cm" svg:x2="41.639cm" svg:y2="9.143cm" draw:start-shape="id101" draw:start-glue-point="2" draw:end-shape="id102" draw:end-glue-point="3" svg:d="m40369 6059c0 2056 423 3084 1270 3084">
          <text:p/>
        </draw:connector>
        <draw:connector draw:style-name="gr15" draw:text-style-name="P1" draw:layer="layout" draw:type="curve" svg:x1="46.469cm" svg:y1="6.06cm" svg:x2="45.197cm" svg:y2="9.143cm" draw:start-shape="id103" draw:start-glue-point="2" draw:end-shape="id102" draw:end-glue-point="1" svg:d="m46469 6060c0 2056-424 3083-1272 3083">
          <text:p/>
        </draw:connector>
        <draw:rect draw:style-name="gr13" draw:text-style-name="P11" xml:id="id104" draw:id="id104" draw:layer="layout" svg:width="2.737cm" svg:height="1.323cm" svg:x="42.05cm" svg:y="11.537cm">
          <text:p/>
        </draw:rect>
        <draw:frame draw:style-name="gr14" draw:layer="layout" svg:width="1.746cm" svg:height="0.954cm" svg:x="42.545cm" svg:y="11.765cm">
          <draw:text-box>
            <text:p>stack</text:p>
          </draw:text-box>
        </draw:frame>
        <draw:connector draw:style-name="gr15" draw:text-style-name="P1" draw:layer="layout" draw:type="curve" svg:x1="43.418cm" svg:y1="10.33cm" svg:x2="43.418cm" svg:y2="11.537cm" draw:start-shape="id102" draw:start-glue-point="2" draw:end-shape="id104" draw:end-glue-point="0" svg:d="m43418 10330v1207">
          <text:p/>
        </draw:connector>
        <draw:ellipse draw:style-name="gr13" draw:text-style-name="P11" xml:id="id105" draw:id="id105" draw:layer="layout" svg:width="3.558cm" svg:height="2.373cm" svg:x="41.639cm" svg:y="14.058cm">
          <text:p/>
        </draw:ellipse>
        <draw:frame draw:style-name="gr14" draw:layer="layout" svg:width="1.272cm" svg:height="0.954cm" svg:x="42.817cm" svg:y="14.765cm">
          <draw:text-box>
            <text:p>pop</text:p>
          </draw:text-box>
        </draw:frame>
        <draw:connector draw:style-name="gr15" draw:text-style-name="P1" draw:layer="layout" draw:type="curve" svg:x1="43.418cm" svg:y1="12.86cm" svg:x2="43.418cm" svg:y2="14.058cm" draw:start-shape="id104" draw:start-glue-point="2" draw:end-shape="id105" draw:end-glue-point="0" svg:d="m43418 12860v1198">
          <text:p/>
        </draw:connector>
        <draw:rect draw:style-name="gr13" draw:text-style-name="P11" xml:id="id106" draw:id="id106" draw:layer="layout" svg:width="2.737cm" svg:height="1.323cm" svg:x="45.101cm" svg:y="17.587cm">
          <text:p/>
        </draw:rect>
        <draw:frame draw:style-name="gr14" draw:layer="layout" svg:width="1.556cm" svg:height="0.954cm" svg:x="45.691cm" svg:y="17.771cm">
          <draw:text-box>
            <text:p>float</text:p>
          </draw:text-box>
        </draw:frame>
        <draw:connector draw:style-name="gr15" draw:text-style-name="P1" draw:layer="layout" draw:type="curve" svg:x1="43.418cm" svg:y1="16.431cm" svg:x2="46.469cm" svg:y2="17.587cm" draw:start-shape="id105" draw:start-glue-point="2" draw:end-shape="id106" draw:end-glue-point="0" svg:d="m43418 16431c0 867 3051 289 3051 1156">
          <text:p/>
        </draw:connector>
        <draw:rect draw:style-name="gr13" draw:text-style-name="P11" xml:id="id107" draw:id="id107" draw:layer="layout" svg:width="2.737cm" svg:height="1.323cm" svg:x="51.951cm" svg:y="4.736cm">
          <text:p/>
        </draw:rect>
        <draw:frame draw:style-name="gr14" draw:layer="layout" svg:width="1.746cm" svg:height="0.954cm" svg:x="52.446cm" svg:y="4.964cm">
          <draw:text-box>
            <text:p>stack</text:p>
          </draw:text-box>
        </draw:frame>
        <draw:rect draw:style-name="gr13" draw:text-style-name="P11" xml:id="id109" draw:id="id109" draw:layer="layout" svg:width="2.737cm" svg:height="1.323cm" svg:x="58.151cm" svg:y="4.737cm">
          <text:p/>
        </draw:rect>
        <draw:frame draw:style-name="gr14" draw:layer="layout" svg:width="1.556cm" svg:height="0.954cm" svg:x="58.741cm" svg:y="4.965cm">
          <draw:text-box>
            <text:p>float</text:p>
          </draw:text-box>
        </draw:frame>
        <draw:connector draw:style-name="gr15" draw:text-style-name="P1" draw:layer="layout" draw:type="curve" svg:x1="53.319cm" svg:y1="6.059cm" svg:x2="56.418cm" svg:y2="9.958cm" draw:start-shape="id107" draw:start-glue-point="2" draw:end-shape="id108" draw:end-glue-point="0" svg:d="m53319 6059c0 2925 3099 976 3099 3899">
          <text:p/>
        </draw:connector>
        <draw:connector draw:style-name="gr15" draw:text-style-name="P1" draw:layer="layout" draw:type="curve" svg:x1="59.519cm" svg:y1="6.06cm" svg:x2="56.418cm" svg:y2="9.958cm" draw:start-shape="id109" draw:start-glue-point="2" draw:end-shape="id108" draw:end-glue-point="0" svg:d="m59519 6060c0 2923-3101 975-3101 3898">
          <text:p/>
        </draw:connector>
        <draw:rect draw:style-name="gr13" draw:text-style-name="P11" draw:layer="layout" svg:width="2.737cm" svg:height="1.323cm" svg:x="58.152cm" svg:y="17.587cm">
          <text:p/>
        </draw:rect>
        <draw:frame draw:style-name="gr14" draw:layer="layout" svg:width="1.556cm" svg:height="0.954cm" svg:x="58.747cm" svg:y="17.771cm">
          <draw:text-box>
            <text:p>float</text:p>
          </draw:text-box>
        </draw:frame>
        <draw:frame draw:style-name="gr3" draw:text-style-name="P5" draw:layer="layout" svg:width="4.878cm" svg:height="1.008cm" svg:x="47.264cm" svg:y="1.93cm">
          <draw:text-box>
            <text:p text:style-name="P4"><text:span text:style-name="T3">Gabe pattern</text:span></text:p>
          </draw:text-box>
        </draw:frame>
        <draw:custom-shape draw:style-name="gr16" draw:text-style-name="P11" draw:layer="layout" svg:width="2.6cm" svg:height="0.958cm" svg:x="48.727cm" svg:y="11.154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3.608cm" svg:height="1.008cm" svg:x="41.664cm" svg:y="3.53cm">
          <draw:text-box>
            <text:p text:style-name="P4"><text:span text:style-name="T3">Match to:</text:span></text:p>
          </draw:text-box>
        </draw:frame>
        <draw:frame draw:style-name="gr3" draw:text-style-name="P5" draw:layer="layout" svg:width="5.013cm" svg:height="1.008cm" svg:x="53.864cm" svg:y="3.53cm">
          <draw:text-box>
            <text:p text:style-name="P4"><text:span text:style-name="T3">Replace with:</text:span></text:p>
          </draw:text-box>
        </draw:frame>
        <draw:rect draw:style-name="gr5" draw:text-style-name="P1" xml:id="id111" draw:id="id111" draw:layer="layout" svg:width="4.003cm" svg:height="1.75cm" svg:x="47.851cm" svg:y="28.57cm" draw:corner-radius="0.5cm">
          <text:p/>
        </draw:rect>
        <draw:frame draw:style-name="gr3" draw:text-style-name="P6" draw:layer="layout" svg:width="3.705cm" svg:height="0.373cm" svg:x="47.981cm" svg:y="28.758cm">
          <draw:text-box>
            <text:p text:style-name="P4"><text:span text:style-name="T4">propertyName: <text:s/>TypeOfElement</text:span></text:p>
          </draw:text-box>
        </draw:frame>
        <draw:frame draw:style-name="gr3" draw:text-style-name="P6" draw:layer="layout" svg:width="3.083cm" svg:height="0.373cm" svg:x="47.981cm" svg:y="29.259cm">
          <draw:text-box>
            <text:p text:style-name="P4"><text:span text:style-name="T4">propertyValue: <text:s/>Command</text:span></text:p>
          </draw:text-box>
        </draw:frame>
        <draw:frame draw:style-name="gr3" draw:text-style-name="P6" xml:id="id112" draw:id="id112" draw:layer="layout" svg:width="1.593cm" svg:height="0.373cm" svg:x="47.981cm" svg:y="29.76cm">
          <draw:text-box>
            <text:p text:style-name="P4"><text:span text:style-name="T4">subProperties</text:span></text:p>
          </draw:text-box>
        </draw:frame>
        <draw:frame draw:style-name="gr3" draw:text-style-name="P6" draw:layer="layout" svg:width="3.371cm" svg:height="0.373cm" svg:x="52.528cm" svg:y="28.758cm">
          <draw:text-box>
            <text:p text:style-name="P4"><text:span text:style-name="T4">propertyName: <text:s/>CommandID</text:span></text:p>
          </draw:text-box>
        </draw:frame>
        <draw:frame draw:style-name="gr3" draw:text-style-name="P6" draw:layer="layout" svg:width="3.489cm" svg:height="0.373cm" svg:x="52.528cm" svg:y="29.259cm">
          <draw:text-box>
            <text:p text:style-name="P4"><text:span text:style-name="T4">propertyValue: <text:s/>GabePattPush</text:span></text:p>
          </draw:text-box>
        </draw:frame>
        <draw:frame draw:style-name="gr3" draw:text-style-name="P6" draw:layer="layout" svg:width="1.593cm" svg:height="0.373cm" svg:x="52.528cm" svg:y="29.76cm">
          <draw:text-box>
            <text:p text:style-name="P4"><text:span text:style-name="T4">subProperties</text:span></text:p>
          </draw:text-box>
        </draw:frame>
        <draw:connector draw:style-name="gr4" draw:text-style-name="P1" draw:layer="layout" draw:type="curve" svg:x1="45.663cm" svg:y1="28.943cm" svg:x2="47.851cm" svg:y2="29.445cm" draw:start-shape="id110" draw:start-glue-point="1" draw:end-shape="id111" draw:end-glue-point="3" svg:d="m45663 28943c1623 0 529 502 2188 502">
          <text:p/>
        </draw:connector>
        <draw:connector draw:style-name="gr4" draw:text-style-name="P1" draw:layer="layout" draw:type="curve" svg:x1="49.574cm" svg:y1="29.946cm" svg:x2="52.398cm" svg:y2="29.445cm" draw:start-shape="id112" draw:start-glue-point="1" draw:end-shape="id113" draw:end-glue-point="3" svg:d="m49574 29946c2100 0 688-501 2824-501">
          <text:p/>
        </draw:connector>
        <draw:connector draw:style-name="gr4" draw:text-style-name="P1" draw:layer="layout" draw:type="curve" svg:x1="45.329cm" svg:y1="29.345cm" svg:x2="46.915cm" svg:y2="33.913cm" draw:start-shape="id114" draw:start-glue-point="1" draw:end-shape="id115" draw:end-glue-point="3" svg:d="m45329 29345c1171 0 379 4568 1586 4568">
          <text:p/>
        </draw:connector>
        <draw:rect draw:style-name="gr5" draw:text-style-name="P1" xml:id="id113" draw:id="id113" draw:layer="layout" svg:width="3.834cm" svg:height="1.75cm" svg:x="52.398cm" svg:y="28.57cm" draw:corner-radius="0.5cm">
          <text:p/>
        </draw:rect>
        <draw:frame draw:style-name="gr3" draw:text-style-name="P6" xml:id="id116" draw:id="id116" draw:layer="layout" svg:width="1.182cm" svg:height="0.373cm" svg:x="47.081cm" svg:y="33.709cm">
          <draw:text-box>
            <text:p text:style-name="P4"><text:span text:style-name="T4">properties</text:span></text:p>
          </draw:text-box>
        </draw:frame>
        <draw:frame draw:style-name="gr3" draw:text-style-name="P6" xml:id="id118" draw:id="id118" draw:layer="layout" svg:width="0.941cm" svg:height="0.373cm" svg:x="47.081cm" svg:y="33.211cm">
          <draw:text-box>
            <text:p text:style-name="P4"><text:span text:style-name="T4">element</text:span></text:p>
          </draw:text-box>
        </draw:frame>
        <draw:g xml:id="id117" draw:id="id117">
          <draw:rect draw:style-name="gr5" draw:text-style-name="P1" draw:layer="layout" svg:width="3.714cm" svg:height="1.75cm" svg:x="49.451cm" svg:y="33.053cm" draw:corner-radius="0.5cm">
            <text:p/>
          </draw:rect>
          <draw:frame draw:style-name="gr3" draw:text-style-name="P6" draw:layer="layout" svg:width="3.223cm" svg:height="0.373cm" svg:x="49.581cm" svg:y="33.241cm">
            <draw:text-box>
              <text:p text:style-name="P4"><text:span text:style-name="T4">propertyName: <text:s/>TypeOfport</text:span></text:p>
            </draw:text-box>
          </draw:frame>
          <draw:frame draw:style-name="gr3" draw:text-style-name="P6" draw:layer="layout" svg:width="3.147cm" svg:height="0.373cm" svg:x="49.581cm" svg:y="33.742cm">
            <draw:text-box>
              <text:p text:style-name="P4"><text:span text:style-name="T4">propertyValue: <text:s/>dataComm</text:span></text:p>
            </draw:text-box>
          </draw:frame>
          <draw:frame draw:style-name="gr3" draw:text-style-name="P6" draw:layer="layout" svg:width="1.593cm" svg:height="0.373cm" svg:x="49.581cm" svg:y="34.243cm">
            <draw:text-box>
              <text:p text:style-name="P4"><text:span text:style-name="T4">subProperties</text:span></text:p>
            </draw:text-box>
          </draw:frame>
        </draw:g>
        <draw:connector draw:style-name="gr4" draw:text-style-name="P1" draw:layer="layout" draw:type="curve" draw:line-skew="0.338cm" svg:x1="51.352cm" svg:y1="34.429cm" svg:x2="53.485cm" svg:y2="33.928cm" svg:d="m51352 34429c2107 0 1041-501 2133-501">
          <text:p/>
        </draw:connector>
        <draw:g>
          <draw:frame draw:style-name="gr3" draw:text-style-name="P6" draw:layer="layout" svg:width="4.074cm" svg:height="0.373cm" svg:x="53.615cm" svg:y="33.241cm">
            <draw:text-box>
              <text:p text:style-name="P4"><text:span text:style-name="T4">propertyName: <text:s/>TypeOfCommData</text:span></text:p>
            </draw:text-box>
          </draw:frame>
          <draw:frame draw:style-name="gr3" draw:text-style-name="P6" draw:layer="layout" svg:width="3.57cm" svg:height="0.373cm" svg:x="53.615cm" svg:y="33.742cm">
            <draw:text-box>
              <text:p text:style-name="P4"><text:span text:style-name="T4">propertyValue: <text:s/>GabePattStack</text:span></text:p>
            </draw:text-box>
          </draw:frame>
          <draw:frame draw:style-name="gr3" draw:text-style-name="P6" draw:layer="layout" svg:width="1.593cm" svg:height="0.373cm" svg:x="53.615cm" svg:y="34.243cm">
            <draw:text-box>
              <text:p text:style-name="P4"><text:span text:style-name="T4">subProperties</text:span></text:p>
            </draw:text-box>
          </draw:frame>
          <draw:rect draw:style-name="gr5" draw:text-style-name="P1" draw:layer="layout" svg:width="4.346cm" svg:height="1.75cm" svg:x="53.485cm" svg:y="33.053cm" draw:corner-radius="0.5cm">
            <text:p/>
          </draw:rect>
        </draw:g>
        <draw:connector draw:style-name="gr4" draw:text-style-name="P1" draw:layer="layout" draw:type="curve" svg:x1="48.263cm" svg:y1="33.895cm" svg:x2="49.451cm" svg:y2="33.928cm" draw:start-shape="id116" draw:start-glue-point="1" draw:end-shape="id117" draw:end-glue-point="3" svg:d="m48263 33895c873 0 279 33 1188 33">
          <text:p/>
        </draw:connector>
        <draw:connector draw:style-name="gr4" draw:text-style-name="P1" draw:layer="layout" draw:type="curve" svg:x1="47.081cm" svg:y1="33.397cm" svg:x2="45.131cm" svg:y2="30.76cm" draw:start-shape="id118" draw:start-glue-point="3" draw:end-shape="id119" draw:end-glue-point="2" svg:d="m47081 33397c-1300 0-1950-879-1950-2637">
          <text:p/>
        </draw:connector>
        <draw:frame draw:style-name="gr3" draw:text-style-name="P6" xml:id="id122" draw:id="id122" draw:layer="layout" svg:width="1.182cm" svg:height="0.373cm" svg:x="47.082cm" svg:y="35.809cm">
          <draw:text-box>
            <text:p text:style-name="P4"><text:span text:style-name="T4">properties</text:span></text:p>
          </draw:text-box>
        </draw:frame>
        <draw:g>
          <draw:rect draw:style-name="gr5" draw:text-style-name="P1" xml:id="id123" draw:id="id123" draw:layer="layout" svg:width="3.714cm" svg:height="1.75cm" svg:x="49.41cm" svg:y="35.127cm" draw:corner-radius="0.5cm">
            <text:p/>
          </draw:rect>
          <draw:frame draw:style-name="gr3" draw:text-style-name="P6" draw:layer="layout" svg:width="3.223cm" svg:height="0.373cm" svg:x="49.54cm" svg:y="35.315cm">
            <draw:text-box>
              <text:p text:style-name="P4"><text:span text:style-name="T4">propertyName: <text:s/>TypeOfport</text:span></text:p>
            </draw:text-box>
          </draw:frame>
          <draw:frame draw:style-name="gr3" draw:text-style-name="P6" draw:layer="layout" svg:width="3.147cm" svg:height="0.373cm" svg:x="49.54cm" svg:y="35.816cm">
            <draw:text-box>
              <text:p text:style-name="P4"><text:span text:style-name="T4">propertyValue: <text:s/>dataComm</text:span></text:p>
            </draw:text-box>
          </draw:frame>
          <draw:frame draw:style-name="gr3" draw:text-style-name="P6" xml:id="id120" draw:id="id120" draw:layer="layout" svg:width="1.593cm" svg:height="0.373cm" svg:x="49.54cm" svg:y="36.317cm">
            <draw:text-box>
              <text:p text:style-name="P4"><text:span text:style-name="T4">subProperties</text:span></text:p>
            </draw:text-box>
          </draw:frame>
        </draw:g>
        <draw:connector draw:style-name="gr4" draw:text-style-name="P1" draw:layer="layout" draw:type="curve" svg:x1="51.133cm" svg:y1="36.503cm" svg:x2="53.486cm" svg:y2="36.028cm" draw:start-shape="id120" draw:start-glue-point="1" draw:end-shape="id121" draw:end-glue-point="3" svg:d="m51133 36503c1746 0 570-475 2353-475">
          <text:p/>
        </draw:connector>
        <draw:g>
          <draw:frame draw:style-name="gr3" draw:text-style-name="P6" draw:layer="layout" svg:width="4.074cm" svg:height="0.373cm" svg:x="53.616cm" svg:y="35.341cm">
            <draw:text-box>
              <text:p text:style-name="P4"><text:span text:style-name="T4">propertyName: <text:s/>TypeOfCommData</text:span></text:p>
            </draw:text-box>
          </draw:frame>
          <draw:frame draw:style-name="gr3" draw:text-style-name="P6" draw:layer="layout" svg:width="2.414cm" svg:height="0.373cm" svg:x="53.616cm" svg:y="35.842cm">
            <draw:text-box>
              <text:p text:style-name="P4"><text:span text:style-name="T4">propertyValue: <text:s/>float</text:span></text:p>
            </draw:text-box>
          </draw:frame>
          <draw:frame draw:style-name="gr3" draw:text-style-name="P6" draw:layer="layout" svg:width="1.593cm" svg:height="0.373cm" svg:x="53.616cm" svg:y="36.343cm">
            <draw:text-box>
              <text:p text:style-name="P4"><text:span text:style-name="T4">subProperties</text:span></text:p>
            </draw:text-box>
          </draw:frame>
          <draw:rect draw:style-name="gr5" draw:text-style-name="P1" xml:id="id121" draw:id="id121" draw:layer="layout" svg:width="4.367cm" svg:height="1.75cm" svg:x="53.486cm" svg:y="35.153cm" draw:corner-radius="0.5cm">
            <text:p/>
          </draw:rect>
        </draw:g>
        <draw:connector draw:style-name="gr4" draw:text-style-name="P1" draw:layer="layout" draw:type="curve" svg:x1="48.264cm" svg:y1="35.995cm" svg:x2="49.41cm" svg:y2="36.002cm" draw:start-shape="id122" draw:start-glue-point="1" draw:end-shape="id123" draw:end-glue-point="3" svg:d="m48264 35995c841 0 269 7 1146 7">
          <text:p/>
        </draw:connector>
        <draw:connector draw:style-name="gr4" draw:text-style-name="P1" draw:layer="layout" draw:type="curve" svg:x1="45.329cm" svg:y1="29.345cm" svg:x2="46.915cm" svg:y2="36.013cm" draw:start-shape="id114" draw:end-shape="id124" draw:end-glue-point="3" svg:d="m45329 29345c1171 0 379 6668 1586 6668">
          <text:p/>
        </draw:connector>
        <draw:frame draw:style-name="gr3" draw:text-style-name="P6" xml:id="id125" draw:id="id125" draw:layer="layout" svg:width="0.941cm" svg:height="0.373cm" svg:x="47.083cm" svg:y="35.312cm">
          <draw:text-box>
            <text:p text:style-name="P4"><text:span text:style-name="T4">element</text:span></text:p>
          </draw:text-box>
        </draw:frame>
        <draw:connector draw:style-name="gr4" draw:text-style-name="P1" draw:layer="layout" draw:type="curve" svg:x1="47.083cm" svg:y1="35.498cm" svg:x2="45.131cm" svg:y2="30.76cm" draw:start-shape="id125" draw:start-glue-point="3" draw:end-shape="id119" draw:end-glue-point="2" svg:d="m47083 35498c-1302 0-1952-1579-1952-4738">
          <text:p/>
        </draw:connector>
        <draw:frame draw:style-name="gr3" draw:text-style-name="P6" draw:layer="layout" svg:width="4.865cm" svg:height="0.373cm" svg:x="47.995cm" svg:y="30.958cm">
          <draw:text-box>
            <text:p text:style-name="P4"><text:span text:style-name="T4">propertyName: <text:s/>TypeOfSyntacticStructure</text:span></text:p>
          </draw:text-box>
        </draw:frame>
        <draw:frame draw:style-name="gr3" draw:text-style-name="P6" draw:layer="layout" svg:width="4.264cm" svg:height="0.373cm" svg:x="47.995cm" svg:y="31.459cm">
          <draw:text-box>
            <text:p text:style-name="P4"><text:span text:style-name="T4">propertyValue: <text:s/>syntacticPatternRoot</text:span></text:p>
          </draw:text-box>
        </draw:frame>
        <draw:frame draw:style-name="gr3" draw:text-style-name="P6" draw:layer="layout" svg:width="1.593cm" svg:height="0.373cm" svg:x="47.995cm" svg:y="31.96cm">
          <draw:text-box>
            <text:p text:style-name="P4"><text:span text:style-name="T4">subProperties</text:span></text:p>
          </draw:text-box>
        </draw:frame>
        <draw:rect draw:style-name="gr5" draw:text-style-name="P1" xml:id="id126" draw:id="id126" draw:layer="layout" svg:width="5.116cm" svg:height="1.75cm" svg:x="47.865cm" svg:y="30.77cm" draw:corner-radius="0.5cm">
          <text:p/>
        </draw:rect>
        <draw:connector draw:style-name="gr4" draw:text-style-name="P1" draw:layer="layout" draw:type="curve" svg:x1="45.663cm" svg:y1="28.943cm" svg:x2="47.865cm" svg:y2="31.645cm" draw:start-shape="id110" draw:start-glue-point="1" draw:end-shape="id126" draw:end-glue-point="3" svg:d="m45663 28943c1633 0 533 2702 2202 2702">
          <text:p/>
        </draw:connector>
        <draw:rect draw:style-name="gr7" draw:text-style-name="P1" xml:id="id119" draw:id="id119" draw:layer="layout" svg:width="1.667cm" svg:height="2.19cm" svg:x="44.298cm" svg:y="28.57cm" draw:corner-radius="0.5cm">
          <text:p/>
        </draw:rect>
        <draw:frame draw:style-name="gr3" draw:text-style-name="P6" xml:id="id110" draw:id="id110" draw:layer="layout" svg:width="1.182cm" svg:height="0.373cm" svg:x="44.481cm" svg:y="28.757cm">
          <draw:text-box>
            <text:p text:style-name="P4"><text:span text:style-name="T4">properties</text:span></text:p>
          </draw:text-box>
        </draw:frame>
        <draw:frame draw:style-name="gr3" draw:text-style-name="P6" xml:id="id114" draw:id="id114" draw:layer="layout" svg:width="0.848cm" svg:height="0.373cm" svg:x="44.481cm" svg:y="29.159cm">
          <draw:text-box>
            <text:p text:style-name="P4"><text:span text:style-name="T4">portsIn</text:span></text:p>
          </draw:text-box>
        </draw:frame>
        <draw:frame draw:style-name="gr3" draw:text-style-name="P6" draw:layer="layout" svg:width="1.153cm" svg:height="0.373cm" svg:x="44.484cm" svg:y="30.116cm">
          <draw:text-box>
            <text:p text:style-name="P4"><text:span text:style-name="T4">subElems</text:span></text:p>
          </draw:text-box>
        </draw:frame>
        <draw:frame draw:style-name="gr3" draw:text-style-name="P6" xml:id="id133" draw:id="id133" draw:layer="layout" svg:width="1.047cm" svg:height="0.373cm" svg:x="44.482cm" svg:y="29.66cm">
          <draw:text-box>
            <text:p text:style-name="P4"><text:span text:style-name="T4">portsOut</text:span></text:p>
          </draw:text-box>
        </draw:frame>
        <draw:frame draw:style-name="gr12" draw:text-style-name="P6" xml:id="id207" draw:id="id207" draw:layer="layout" svg:width="1.343cm" svg:height="0.432cm" svg:x="47.082cm" svg:y="34.212cm">
          <draw:text-box>
            <text:p text:style-name="P4"><text:span text:style-name="T4">pairedPorts</text:span></text:p>
          </draw:text-box>
        </draw:frame>
        <draw:frame draw:style-name="gr12" draw:text-style-name="P6" draw:layer="layout" svg:width="1.343cm" svg:height="0.432cm" svg:x="47.083cm" svg:y="36.312cm">
          <draw:text-box>
            <text:p text:style-name="P4"><text:span text:style-name="T4">pairedPorts</text:span></text:p>
          </draw:text-box>
        </draw:frame>
        <draw:rect draw:style-name="gr8" draw:text-style-name="P1" xml:id="id124" draw:id="id124" draw:layer="layout" svg:width="1.656cm" svg:height="1.764cm" svg:x="46.915cm" svg:y="35.131cm" draw:corner-radius="0.5cm">
          <text:p/>
        </draw:rect>
        <draw:rect draw:style-name="gr8" draw:text-style-name="P1" xml:id="id115" draw:id="id115" draw:layer="layout" svg:width="1.656cm" svg:height="1.764cm" svg:x="46.915cm" svg:y="33.031cm" draw:corner-radius="0.5cm">
          <text:p/>
        </draw:rect>
        <draw:frame draw:style-name="gr3" draw:text-style-name="P6" xml:id="id129" draw:id="id129" draw:layer="layout" svg:width="1.182cm" svg:height="0.373cm" svg:x="47.082cm" svg:y="37.909cm">
          <draw:text-box>
            <text:p text:style-name="P4"><text:span text:style-name="T4">properties</text:span></text:p>
          </draw:text-box>
        </draw:frame>
        <draw:g>
          <draw:rect draw:style-name="gr5" draw:text-style-name="P1" xml:id="id130" draw:id="id130" draw:layer="layout" svg:width="3.714cm" svg:height="1.75cm" svg:x="49.41cm" svg:y="37.227cm" draw:corner-radius="0.5cm">
            <text:p/>
          </draw:rect>
          <draw:frame draw:style-name="gr3" draw:text-style-name="P6" draw:layer="layout" svg:width="3.223cm" svg:height="0.373cm" svg:x="49.54cm" svg:y="37.415cm">
            <draw:text-box>
              <text:p text:style-name="P4"><text:span text:style-name="T4">propertyName: <text:s/>TypeOfport</text:span></text:p>
            </draw:text-box>
          </draw:frame>
          <draw:frame draw:style-name="gr3" draw:text-style-name="P6" draw:layer="layout" svg:width="3.147cm" svg:height="0.373cm" svg:x="49.54cm" svg:y="37.916cm">
            <draw:text-box>
              <text:p text:style-name="P4"><text:span text:style-name="T4">propertyValue: <text:s/>dataComm</text:span></text:p>
            </draw:text-box>
          </draw:frame>
          <draw:frame draw:style-name="gr3" draw:text-style-name="P6" xml:id="id127" draw:id="id127" draw:layer="layout" svg:width="1.593cm" svg:height="0.373cm" svg:x="49.54cm" svg:y="38.417cm">
            <draw:text-box>
              <text:p text:style-name="P4"><text:span text:style-name="T4">subProperties</text:span></text:p>
            </draw:text-box>
          </draw:frame>
        </draw:g>
        <draw:connector draw:style-name="gr4" draw:text-style-name="P1" draw:layer="layout" draw:type="curve" svg:x1="51.133cm" svg:y1="38.603cm" svg:x2="53.486cm" svg:y2="38.128cm" draw:start-shape="id127" draw:start-glue-point="1" draw:end-shape="id128" draw:end-glue-point="3" svg:d="m51133 38603c1746 0 570-475 2353-475">
          <text:p/>
        </draw:connector>
        <draw:g>
          <draw:frame draw:style-name="gr3" draw:text-style-name="P6" draw:layer="layout" svg:width="4.074cm" svg:height="0.373cm" svg:x="53.616cm" svg:y="37.441cm">
            <draw:text-box>
              <text:p text:style-name="P4"><text:span text:style-name="T4">propertyName: <text:s/>TypeOfCommData</text:span></text:p>
            </draw:text-box>
          </draw:frame>
          <draw:frame draw:style-name="gr3" draw:text-style-name="P6" draw:layer="layout" svg:width="3.57cm" svg:height="0.373cm" svg:x="53.616cm" svg:y="37.942cm">
            <draw:text-box>
              <text:p text:style-name="P4"><text:span text:style-name="T4">propertyValue: <text:s/>GabePattStack</text:span></text:p>
            </draw:text-box>
          </draw:frame>
          <draw:frame draw:style-name="gr3" draw:text-style-name="P6" draw:layer="layout" svg:width="1.593cm" svg:height="0.373cm" svg:x="53.616cm" svg:y="38.443cm">
            <draw:text-box>
              <text:p text:style-name="P4"><text:span text:style-name="T4">subProperties</text:span></text:p>
            </draw:text-box>
          </draw:frame>
          <draw:rect draw:style-name="gr5" draw:text-style-name="P1" xml:id="id128" draw:id="id128" draw:layer="layout" svg:width="4.367cm" svg:height="1.75cm" svg:x="53.486cm" svg:y="37.253cm" draw:corner-radius="0.5cm">
            <text:p/>
          </draw:rect>
        </draw:g>
        <draw:connector draw:style-name="gr4" draw:text-style-name="P1" draw:layer="layout" draw:type="curve" svg:x1="48.264cm" svg:y1="38.095cm" svg:x2="49.41cm" svg:y2="38.102cm" draw:start-shape="id129" draw:start-glue-point="1" draw:end-shape="id130" draw:end-glue-point="3" svg:d="m48264 38095c841 0 269 7 1146 7">
          <text:p/>
        </draw:connector>
        <draw:frame draw:style-name="gr3" draw:text-style-name="P6" xml:id="id162" draw:id="id162" draw:layer="layout" svg:width="0.941cm" svg:height="0.373cm" svg:x="47.083cm" svg:y="37.412cm">
          <draw:text-box>
            <text:p text:style-name="P4"><text:span text:style-name="T4">element</text:span></text:p>
          </draw:text-box>
        </draw:frame>
        <draw:frame draw:style-name="gr12" draw:text-style-name="P6" xml:id="id163" draw:id="id163" draw:layer="layout" svg:width="1.343cm" svg:height="0.432cm" svg:x="47.083cm" svg:y="38.412cm">
          <draw:text-box>
            <text:p text:style-name="P4"><text:span text:style-name="T4">pairedPorts</text:span></text:p>
          </draw:text-box>
        </draw:frame>
        <draw:rect draw:style-name="gr8" draw:text-style-name="P1" xml:id="id134" draw:id="id134" draw:layer="layout" svg:width="1.656cm" svg:height="1.764cm" svg:x="46.915cm" svg:y="37.231cm" draw:corner-radius="0.5cm">
          <text:p/>
        </draw:rect>
        <draw:rect draw:style-name="gr5" draw:text-style-name="P1" xml:id="id132" draw:id="id132" draw:layer="layout" svg:width="4.251cm" svg:height="1.75cm" svg:x="36.531cm" svg:y="28.594cm" draw:corner-radius="0.5cm">
          <text:p/>
        </draw:rect>
        <draw:frame draw:style-name="gr3" draw:text-style-name="P6" draw:layer="layout" svg:width="3.705cm" svg:height="0.373cm" svg:x="36.635cm" svg:y="28.835cm">
          <draw:text-box>
            <text:p text:style-name="P4"><text:span text:style-name="T4">propertyName: <text:s/>TypeOfElement</text:span></text:p>
          </draw:text-box>
        </draw:frame>
        <draw:frame draw:style-name="gr3" draw:text-style-name="P6" draw:layer="layout" svg:width="3.993cm" svg:height="0.373cm" svg:x="36.661cm" svg:y="29.283cm">
          <draw:text-box>
            <text:p text:style-name="P4"><text:span text:style-name="T4">propertyValue: <text:s/>GabeQueryPattern</text:span></text:p>
          </draw:text-box>
        </draw:frame>
        <draw:frame draw:style-name="gr3" draw:text-style-name="P6" draw:layer="layout" svg:width="1.593cm" svg:height="0.373cm" svg:x="36.661cm" svg:y="29.784cm">
          <draw:text-box>
            <text:p text:style-name="P4"><text:span text:style-name="T4">subProperties</text:span></text:p>
          </draw:text-box>
        </draw:frame>
        <draw:connector draw:style-name="gr4" draw:text-style-name="P1" draw:layer="layout" draw:type="curve" svg:x1="34.343cm" svg:y1="28.967cm" svg:x2="36.531cm" svg:y2="29.469cm" draw:start-shape="id131" draw:start-glue-point="1" draw:end-shape="id132" draw:end-glue-point="3" svg:d="m34343 28967c1623 0 529 502 2188 502">
          <text:p/>
        </draw:connector>
        <draw:rect draw:style-name="gr7" draw:text-style-name="P1" xml:id="id169" draw:id="id169" draw:layer="layout" svg:width="1.667cm" svg:height="2.19cm" svg:x="32.978cm" svg:y="28.594cm" draw:corner-radius="0.5cm">
          <text:p/>
        </draw:rect>
        <draw:frame draw:style-name="gr3" draw:text-style-name="P6" xml:id="id131" draw:id="id131" draw:layer="layout" svg:width="1.182cm" svg:height="0.373cm" svg:x="33.161cm" svg:y="28.781cm">
          <draw:text-box>
            <text:p text:style-name="P4"><text:span text:style-name="T4">properties</text:span></text:p>
          </draw:text-box>
        </draw:frame>
        <draw:frame draw:style-name="gr3" draw:text-style-name="P6" draw:layer="layout" svg:width="0.848cm" svg:height="0.373cm" svg:x="33.161cm" svg:y="29.183cm">
          <draw:text-box>
            <text:p text:style-name="P4"><text:span text:style-name="T4">portsIn</text:span></text:p>
          </draw:text-box>
        </draw:frame>
        <draw:frame draw:style-name="gr3" draw:text-style-name="P6" xml:id="id136" draw:id="id136" draw:layer="layout" svg:width="1.153cm" svg:height="0.373cm" svg:x="33.164cm" svg:y="30.14cm">
          <draw:text-box>
            <text:p text:style-name="P4"><text:span text:style-name="T4">subElems</text:span></text:p>
          </draw:text-box>
        </draw:frame>
        <draw:frame draw:style-name="gr3" draw:text-style-name="P6" draw:layer="layout" svg:width="1.047cm" svg:height="0.373cm" svg:x="33.162cm" svg:y="29.684cm">
          <draw:text-box>
            <text:p text:style-name="P4"><text:span text:style-name="T4">portsOut</text:span></text:p>
          </draw:text-box>
        </draw:frame>
        <draw:frame draw:style-name="gr3" draw:text-style-name="P6" draw:layer="layout" svg:width="4.865cm" svg:height="0.373cm" svg:x="36.695cm" svg:y="30.93cm">
          <draw:text-box>
            <text:p text:style-name="P4"><text:span text:style-name="T4">propertyName: <text:s/>TypeOfSyntacticStructure</text:span></text:p>
          </draw:text-box>
        </draw:frame>
        <draw:frame draw:style-name="gr3" draw:text-style-name="P6" draw:layer="layout" svg:width="4.036cm" svg:height="0.373cm" svg:x="36.695cm" svg:y="31.431cm">
          <draw:text-box>
            <text:p text:style-name="P4"><text:span text:style-name="T4">propertyValue: <text:s/>syntacticHierarchy</text:span></text:p>
          </draw:text-box>
        </draw:frame>
        <draw:frame draw:style-name="gr3" draw:text-style-name="P6" draw:layer="layout" svg:width="1.593cm" svg:height="0.373cm" svg:x="36.695cm" svg:y="31.932cm">
          <draw:text-box>
            <text:p text:style-name="P4"><text:span text:style-name="T4">subProperties</text:span></text:p>
          </draw:text-box>
        </draw:frame>
        <draw:rect draw:style-name="gr5" draw:text-style-name="P1" xml:id="id135" draw:id="id135" draw:layer="layout" svg:width="5.116cm" svg:height="1.75cm" svg:x="36.565cm" svg:y="30.742cm" draw:corner-radius="0.5cm">
          <text:p/>
        </draw:rect>
        <draw:connector draw:style-name="gr4" draw:text-style-name="P1" draw:layer="layout" draw:type="curve" svg:x1="45.529cm" svg:y1="29.846cm" svg:x2="46.915cm" svg:y2="38.113cm" draw:start-shape="id133" draw:end-shape="id134" draw:end-glue-point="3" svg:d="m45529 29846c1021 0 329 8267 1386 8267">
          <text:p/>
        </draw:connector>
        <draw:connector draw:style-name="gr4" draw:text-style-name="P1" draw:layer="layout" draw:type="curve" svg:x1="34.343cm" svg:y1="28.967cm" svg:x2="36.565cm" svg:y2="31.617cm" draw:start-shape="id131" draw:start-glue-point="1" draw:end-shape="id135" draw:end-glue-point="3" svg:d="m34343 28967c1648 0 538 2650 2222 2650">
          <text:p/>
        </draw:connector>
        <draw:connector draw:style-name="gr4" draw:text-style-name="P1" draw:layer="layout" draw:type="curve" svg:x1="34.317cm" svg:y1="30.326cm" svg:x2="44.298cm" svg:y2="29.665cm" draw:start-shape="id136" draw:start-glue-point="1" draw:end-shape="id119" draw:end-glue-point="3" svg:d="m34317 30326c7467 0 2477-661 9981-661">
          <text:p/>
        </draw:connector>
        <draw:rect draw:style-name="gr13" draw:text-style-name="P11" xml:id="id137" draw:id="id137" draw:layer="layout" svg:width="2.737cm" svg:height="1.323cm" svg:x="39.001cm" svg:y="17.587cm">
          <text:p/>
        </draw:rect>
        <draw:frame draw:style-name="gr14" draw:layer="layout" svg:width="1.746cm" svg:height="0.954cm" svg:x="39.496cm" svg:y="17.771cm">
          <draw:text-box>
            <text:p>stack</text:p>
          </draw:text-box>
        </draw:frame>
        <draw:connector draw:style-name="gr15" draw:text-style-name="P1" draw:layer="layout" draw:type="curve" svg:x1="43.418cm" svg:y1="16.431cm" svg:x2="40.369cm" svg:y2="17.587cm" draw:start-shape="id105" draw:start-glue-point="2" draw:end-shape="id137" draw:end-glue-point="0" svg:d="m43418 16431c0 867-3049 289-3049 1156">
          <text:p/>
        </draw:connector>
        <draw:rect draw:style-name="gr13" draw:text-style-name="P11" xml:id="id205" draw:id="id205" draw:layer="layout" svg:width="2.737cm" svg:height="1.323cm" svg:x="51.952cm" svg:y="17.587cm">
          <text:p/>
        </draw:rect>
        <draw:frame draw:style-name="gr14" draw:layer="layout" svg:width="1.746cm" svg:height="0.954cm" svg:x="52.447cm" svg:y="17.771cm">
          <draw:text-box>
            <text:p>stack</text:p>
          </draw:text-box>
        </draw:frame>
        <draw:rect draw:style-name="gr5" draw:text-style-name="P1" xml:id="id139" draw:id="id139" draw:layer="layout" svg:width="4.003cm" svg:height="1.75cm" svg:x="47.852cm" svg:y="40.571cm" draw:corner-radius="0.5cm">
          <text:p/>
        </draw:rect>
        <draw:frame draw:style-name="gr3" draw:text-style-name="P6" draw:layer="layout" svg:width="3.705cm" svg:height="0.373cm" svg:x="47.982cm" svg:y="40.759cm">
          <draw:text-box>
            <text:p text:style-name="P4"><text:span text:style-name="T4">propertyName: <text:s/>TypeOfElement</text:span></text:p>
          </draw:text-box>
        </draw:frame>
        <draw:frame draw:style-name="gr3" draw:text-style-name="P6" draw:layer="layout" svg:width="3.083cm" svg:height="0.373cm" svg:x="47.982cm" svg:y="41.26cm">
          <draw:text-box>
            <text:p text:style-name="P4"><text:span text:style-name="T4">propertyValue: <text:s/>Command</text:span></text:p>
          </draw:text-box>
        </draw:frame>
        <draw:frame draw:style-name="gr3" draw:text-style-name="P6" xml:id="id140" draw:id="id140" draw:layer="layout" svg:width="1.593cm" svg:height="0.373cm" svg:x="47.982cm" svg:y="41.761cm">
          <draw:text-box>
            <text:p text:style-name="P4"><text:span text:style-name="T4">subProperties</text:span></text:p>
          </draw:text-box>
        </draw:frame>
        <draw:frame draw:style-name="gr3" draw:text-style-name="P6" draw:layer="layout" svg:width="3.371cm" svg:height="0.373cm" svg:x="52.529cm" svg:y="40.759cm">
          <draw:text-box>
            <text:p text:style-name="P4"><text:span text:style-name="T4">propertyName: <text:s/>CommandID</text:span></text:p>
          </draw:text-box>
        </draw:frame>
        <draw:frame draw:style-name="gr3" draw:text-style-name="P6" draw:layer="layout" svg:width="3.375cm" svg:height="0.373cm" svg:x="52.529cm" svg:y="41.26cm">
          <draw:text-box>
            <text:p text:style-name="P4"><text:span text:style-name="T4">propertyValue: <text:s/>GabePattPop</text:span></text:p>
          </draw:text-box>
        </draw:frame>
        <draw:frame draw:style-name="gr3" draw:text-style-name="P6" draw:layer="layout" svg:width="1.593cm" svg:height="0.373cm" svg:x="52.529cm" svg:y="41.761cm">
          <draw:text-box>
            <text:p text:style-name="P4"><text:span text:style-name="T4">subProperties</text:span></text:p>
          </draw:text-box>
        </draw:frame>
        <draw:connector draw:style-name="gr4" draw:text-style-name="P1" draw:layer="layout" draw:type="curve" svg:x1="45.664cm" svg:y1="40.944cm" svg:x2="47.852cm" svg:y2="41.446cm" draw:start-shape="id138" draw:start-glue-point="1" draw:end-shape="id139" draw:end-glue-point="3" svg:d="m45664 40944c1623 0 529 502 2188 502">
          <text:p/>
        </draw:connector>
        <draw:connector draw:style-name="gr4" draw:text-style-name="P1" draw:layer="layout" draw:type="curve" svg:x1="49.575cm" svg:y1="41.947cm" svg:x2="52.399cm" svg:y2="41.446cm" draw:start-shape="id140" draw:start-glue-point="1" draw:end-shape="id141" draw:end-glue-point="3" svg:d="m49575 41947c2100 0 688-501 2824-501">
          <text:p/>
        </draw:connector>
        <draw:connector draw:style-name="gr4" draw:text-style-name="P1" draw:layer="layout" draw:type="curve" svg:x1="45.33cm" svg:y1="41.346cm" svg:x2="46.916cm" svg:y2="45.914cm" draw:start-shape="id142" draw:start-glue-point="1" draw:end-shape="id143" draw:end-glue-point="3" svg:d="m45330 41346c1171 0 379 4568 1586 4568">
          <text:p/>
        </draw:connector>
        <draw:rect draw:style-name="gr5" draw:text-style-name="P1" xml:id="id141" draw:id="id141" draw:layer="layout" svg:width="3.834cm" svg:height="1.75cm" svg:x="52.399cm" svg:y="40.571cm" draw:corner-radius="0.5cm">
          <text:p/>
        </draw:rect>
        <draw:frame draw:style-name="gr3" draw:text-style-name="P6" xml:id="id144" draw:id="id144" draw:layer="layout" svg:width="1.182cm" svg:height="0.373cm" svg:x="47.082cm" svg:y="45.71cm">
          <draw:text-box>
            <text:p text:style-name="P4"><text:span text:style-name="T4">properties</text:span></text:p>
          </draw:text-box>
        </draw:frame>
        <draw:frame draw:style-name="gr3" draw:text-style-name="P6" xml:id="id146" draw:id="id146" draw:layer="layout" svg:width="0.941cm" svg:height="0.373cm" svg:x="47.082cm" svg:y="45.212cm">
          <draw:text-box>
            <text:p text:style-name="P4"><text:span text:style-name="T4">element</text:span></text:p>
          </draw:text-box>
        </draw:frame>
        <draw:g xml:id="id145" draw:id="id145">
          <draw:rect draw:style-name="gr5" draw:text-style-name="P1" draw:layer="layout" svg:width="3.714cm" svg:height="1.75cm" svg:x="49.452cm" svg:y="45.054cm" draw:corner-radius="0.5cm">
            <text:p/>
          </draw:rect>
          <draw:frame draw:style-name="gr3" draw:text-style-name="P6" draw:layer="layout" svg:width="3.223cm" svg:height="0.373cm" svg:x="49.582cm" svg:y="45.242cm">
            <draw:text-box>
              <text:p text:style-name="P4"><text:span text:style-name="T4">propertyName: <text:s/>TypeOfport</text:span></text:p>
            </draw:text-box>
          </draw:frame>
          <draw:frame draw:style-name="gr3" draw:text-style-name="P6" draw:layer="layout" svg:width="3.147cm" svg:height="0.373cm" svg:x="49.582cm" svg:y="45.743cm">
            <draw:text-box>
              <text:p text:style-name="P4"><text:span text:style-name="T4">propertyValue: <text:s/>dataComm</text:span></text:p>
            </draw:text-box>
          </draw:frame>
          <draw:frame draw:style-name="gr3" draw:text-style-name="P6" draw:layer="layout" svg:width="1.593cm" svg:height="0.373cm" svg:x="49.582cm" svg:y="46.244cm">
            <draw:text-box>
              <text:p text:style-name="P4"><text:span text:style-name="T4">subProperties</text:span></text:p>
            </draw:text-box>
          </draw:frame>
        </draw:g>
        <draw:connector draw:style-name="gr4" draw:text-style-name="P1" draw:layer="layout" draw:type="curve" draw:line-skew="0.338cm" svg:x1="51.353cm" svg:y1="46.43cm" svg:x2="53.486cm" svg:y2="45.929cm" svg:d="m51353 46430c2107 0 1041-501 2133-501">
          <text:p/>
        </draw:connector>
        <draw:g>
          <draw:frame draw:style-name="gr3" draw:text-style-name="P6" draw:layer="layout" svg:width="4.074cm" svg:height="0.373cm" svg:x="53.616cm" svg:y="45.242cm">
            <draw:text-box>
              <text:p text:style-name="P4"><text:span text:style-name="T4">propertyName: <text:s/>TypeOfCommData</text:span></text:p>
            </draw:text-box>
          </draw:frame>
          <draw:frame draw:style-name="gr3" draw:text-style-name="P6" draw:layer="layout" svg:width="3.57cm" svg:height="0.373cm" svg:x="53.616cm" svg:y="45.743cm">
            <draw:text-box>
              <text:p text:style-name="P4"><text:span text:style-name="T4">propertyValue: <text:s/>GabePattStack</text:span></text:p>
            </draw:text-box>
          </draw:frame>
          <draw:frame draw:style-name="gr3" draw:text-style-name="P6" draw:layer="layout" svg:width="1.593cm" svg:height="0.373cm" svg:x="53.616cm" svg:y="46.244cm">
            <draw:text-box>
              <text:p text:style-name="P4"><text:span text:style-name="T4">subProperties</text:span></text:p>
            </draw:text-box>
          </draw:frame>
          <draw:rect draw:style-name="gr5" draw:text-style-name="P1" draw:layer="layout" svg:width="4.346cm" svg:height="1.75cm" svg:x="53.486cm" svg:y="45.054cm" draw:corner-radius="0.5cm">
            <text:p/>
          </draw:rect>
        </draw:g>
        <draw:connector draw:style-name="gr4" draw:text-style-name="P1" draw:layer="layout" draw:type="curve" svg:x1="48.264cm" svg:y1="45.896cm" svg:x2="49.452cm" svg:y2="45.929cm" draw:start-shape="id144" draw:start-glue-point="1" draw:end-shape="id145" draw:end-glue-point="3" svg:d="m48264 45896c873 0 279 33 1188 33">
          <text:p/>
        </draw:connector>
        <draw:connector draw:style-name="gr4" draw:text-style-name="P1" draw:layer="layout" draw:type="curve" svg:x1="47.082cm" svg:y1="45.398cm" svg:x2="45.132cm" svg:y2="42.761cm" draw:start-shape="id146" draw:start-glue-point="3" draw:end-shape="id147" draw:end-glue-point="2" svg:d="m47082 45398c-1300 0-1950-879-1950-2637">
          <text:p/>
        </draw:connector>
        <draw:frame draw:style-name="gr3" draw:text-style-name="P6" xml:id="id150" draw:id="id150" draw:layer="layout" svg:width="1.182cm" svg:height="0.373cm" svg:x="47.083cm" svg:y="47.81cm">
          <draw:text-box>
            <text:p text:style-name="P4"><text:span text:style-name="T4">properties</text:span></text:p>
          </draw:text-box>
        </draw:frame>
        <draw:g>
          <draw:rect draw:style-name="gr5" draw:text-style-name="P1" xml:id="id151" draw:id="id151" draw:layer="layout" svg:width="3.714cm" svg:height="1.75cm" svg:x="49.411cm" svg:y="47.128cm" draw:corner-radius="0.5cm">
            <text:p/>
          </draw:rect>
          <draw:frame draw:style-name="gr3" draw:text-style-name="P6" draw:layer="layout" svg:width="3.223cm" svg:height="0.373cm" svg:x="49.541cm" svg:y="47.316cm">
            <draw:text-box>
              <text:p text:style-name="P4"><text:span text:style-name="T4">propertyName: <text:s/>TypeOfport</text:span></text:p>
            </draw:text-box>
          </draw:frame>
          <draw:frame draw:style-name="gr3" draw:text-style-name="P6" draw:layer="layout" svg:width="3.147cm" svg:height="0.373cm" svg:x="49.541cm" svg:y="47.817cm">
            <draw:text-box>
              <text:p text:style-name="P4"><text:span text:style-name="T4">propertyValue: <text:s/>dataComm</text:span></text:p>
            </draw:text-box>
          </draw:frame>
          <draw:frame draw:style-name="gr3" draw:text-style-name="P6" xml:id="id148" draw:id="id148" draw:layer="layout" svg:width="1.593cm" svg:height="0.373cm" svg:x="49.541cm" svg:y="48.318cm">
            <draw:text-box>
              <text:p text:style-name="P4"><text:span text:style-name="T4">subProperties</text:span></text:p>
            </draw:text-box>
          </draw:frame>
        </draw:g>
        <draw:connector draw:style-name="gr4" draw:text-style-name="P1" draw:layer="layout" draw:type="curve" svg:x1="51.134cm" svg:y1="48.504cm" svg:x2="53.487cm" svg:y2="48.029cm" draw:start-shape="id148" draw:start-glue-point="1" draw:end-shape="id149" draw:end-glue-point="3" svg:d="m51134 48504c1746 0 570-475 2353-475">
          <text:p/>
        </draw:connector>
        <draw:g>
          <draw:frame draw:style-name="gr3" draw:text-style-name="P6" draw:layer="layout" svg:width="4.074cm" svg:height="0.373cm" svg:x="53.617cm" svg:y="47.342cm">
            <draw:text-box>
              <text:p text:style-name="P4"><text:span text:style-name="T4">propertyName: <text:s/>TypeOfCommData</text:span></text:p>
            </draw:text-box>
          </draw:frame>
          <draw:frame draw:style-name="gr3" draw:text-style-name="P6" draw:layer="layout" svg:width="3.57cm" svg:height="0.373cm" svg:x="53.617cm" svg:y="47.843cm">
            <draw:text-box>
              <text:p text:style-name="P4"><text:span text:style-name="T4">propertyValue: <text:s/>GabePattStack</text:span></text:p>
            </draw:text-box>
          </draw:frame>
          <draw:frame draw:style-name="gr3" draw:text-style-name="P6" draw:layer="layout" svg:width="1.593cm" svg:height="0.373cm" svg:x="53.617cm" svg:y="48.344cm">
            <draw:text-box>
              <text:p text:style-name="P4"><text:span text:style-name="T4">subProperties</text:span></text:p>
            </draw:text-box>
          </draw:frame>
          <draw:rect draw:style-name="gr5" draw:text-style-name="P1" xml:id="id149" draw:id="id149" draw:layer="layout" svg:width="4.367cm" svg:height="1.75cm" svg:x="53.487cm" svg:y="47.154cm" draw:corner-radius="0.5cm">
            <text:p/>
          </draw:rect>
        </draw:g>
        <draw:connector draw:style-name="gr4" draw:text-style-name="P1" draw:layer="layout" draw:type="curve" svg:x1="48.265cm" svg:y1="47.996cm" svg:x2="49.411cm" svg:y2="48.003cm" draw:start-shape="id150" draw:start-glue-point="1" draw:end-shape="id151" draw:end-glue-point="3" svg:d="m48265 47996c841 0 269 7 1146 7">
          <text:p/>
        </draw:connector>
        <draw:connector draw:style-name="gr4" draw:text-style-name="P1" draw:layer="layout" draw:type="curve" svg:x1="45.53cm" svg:y1="41.847cm" svg:x2="46.916cm" svg:y2="48.014cm" draw:start-shape="id152" draw:start-glue-point="1" draw:end-shape="id153" draw:end-glue-point="3" svg:d="m45530 41847c1021 0 329 6167 1386 6167">
          <text:p/>
        </draw:connector>
        <draw:frame draw:style-name="gr3" draw:text-style-name="P6" xml:id="id154" draw:id="id154" draw:layer="layout" svg:width="0.941cm" svg:height="0.373cm" svg:x="47.084cm" svg:y="47.313cm">
          <draw:text-box>
            <text:p text:style-name="P4"><text:span text:style-name="T4">element</text:span></text:p>
          </draw:text-box>
        </draw:frame>
        <draw:connector draw:style-name="gr4" draw:text-style-name="P1" draw:layer="layout" draw:type="curve" svg:x1="47.084cm" svg:y1="47.499cm" svg:x2="45.132cm" svg:y2="42.761cm" draw:start-shape="id154" draw:start-glue-point="3" draw:end-shape="id147" draw:end-glue-point="2" svg:d="m47084 47499c-1302 0-1952-1579-1952-4738">
          <text:p/>
        </draw:connector>
        <draw:frame draw:style-name="gr3" draw:text-style-name="P6" draw:layer="layout" svg:width="4.865cm" svg:height="0.373cm" svg:x="47.996cm" svg:y="42.959cm">
          <draw:text-box>
            <text:p text:style-name="P4"><text:span text:style-name="T4">propertyName: <text:s/>TypeOfSyntacticStructure</text:span></text:p>
          </draw:text-box>
        </draw:frame>
        <draw:frame draw:style-name="gr3" draw:text-style-name="P6" draw:layer="layout" svg:width="4.264cm" svg:height="0.373cm" svg:x="47.996cm" svg:y="43.46cm">
          <draw:text-box>
            <text:p text:style-name="P4"><text:span text:style-name="T4">propertyValue: <text:s/>syntacticPatternRoot</text:span></text:p>
          </draw:text-box>
        </draw:frame>
        <draw:frame draw:style-name="gr3" draw:text-style-name="P6" draw:layer="layout" svg:width="1.593cm" svg:height="0.373cm" svg:x="47.996cm" svg:y="43.961cm">
          <draw:text-box>
            <text:p text:style-name="P4"><text:span text:style-name="T4">subProperties</text:span></text:p>
          </draw:text-box>
        </draw:frame>
        <draw:rect draw:style-name="gr5" draw:text-style-name="P1" xml:id="id155" draw:id="id155" draw:layer="layout" svg:width="5.116cm" svg:height="1.75cm" svg:x="47.866cm" svg:y="42.771cm" draw:corner-radius="0.5cm">
          <text:p/>
        </draw:rect>
        <draw:connector draw:style-name="gr4" draw:text-style-name="P1" draw:layer="layout" draw:type="curve" svg:x1="45.664cm" svg:y1="40.944cm" svg:x2="47.866cm" svg:y2="43.646cm" draw:start-shape="id138" draw:start-glue-point="1" draw:end-shape="id155" draw:end-glue-point="3" svg:d="m45664 40944c1633 0 533 2702 2202 2702">
          <text:p/>
        </draw:connector>
        <draw:rect draw:style-name="gr7" draw:text-style-name="P1" xml:id="id147" draw:id="id147" draw:layer="layout" svg:width="1.667cm" svg:height="2.19cm" svg:x="44.299cm" svg:y="40.571cm" draw:corner-radius="0.5cm">
          <text:p/>
        </draw:rect>
        <draw:frame draw:style-name="gr3" draw:text-style-name="P6" xml:id="id138" draw:id="id138" draw:layer="layout" svg:width="1.182cm" svg:height="0.373cm" svg:x="44.482cm" svg:y="40.758cm">
          <draw:text-box>
            <text:p text:style-name="P4"><text:span text:style-name="T4">properties</text:span></text:p>
          </draw:text-box>
        </draw:frame>
        <draw:frame draw:style-name="gr3" draw:text-style-name="P6" xml:id="id142" draw:id="id142" draw:layer="layout" svg:width="0.848cm" svg:height="0.373cm" svg:x="44.482cm" svg:y="41.16cm">
          <draw:text-box>
            <text:p text:style-name="P4"><text:span text:style-name="T4">portsIn</text:span></text:p>
          </draw:text-box>
        </draw:frame>
        <draw:frame draw:style-name="gr3" draw:text-style-name="P6" draw:layer="layout" svg:width="1.153cm" svg:height="0.373cm" svg:x="44.485cm" svg:y="42.117cm">
          <draw:text-box>
            <text:p text:style-name="P4"><text:span text:style-name="T4">subElems</text:span></text:p>
          </draw:text-box>
        </draw:frame>
        <draw:frame draw:style-name="gr3" draw:text-style-name="P6" xml:id="id152" draw:id="id152" draw:layer="layout" svg:width="1.047cm" svg:height="0.373cm" svg:x="44.483cm" svg:y="41.661cm">
          <draw:text-box>
            <text:p text:style-name="P4"><text:span text:style-name="T4">portsOut</text:span></text:p>
          </draw:text-box>
        </draw:frame>
        <draw:frame draw:style-name="gr12" draw:text-style-name="P6" xml:id="id164" draw:id="id164" draw:layer="layout" svg:width="1.343cm" svg:height="0.432cm" svg:x="47.083cm" svg:y="46.213cm">
          <draw:text-box>
            <text:p text:style-name="P4"><text:span text:style-name="T4">pairedPorts</text:span></text:p>
          </draw:text-box>
        </draw:frame>
        <draw:frame draw:style-name="gr12" draw:text-style-name="P6" draw:layer="layout" svg:width="1.343cm" svg:height="0.432cm" svg:x="47.084cm" svg:y="48.313cm">
          <draw:text-box>
            <text:p text:style-name="P4"><text:span text:style-name="T4">pairedPorts</text:span></text:p>
          </draw:text-box>
        </draw:frame>
        <draw:rect draw:style-name="gr8" draw:text-style-name="P1" xml:id="id153" draw:id="id153" draw:layer="layout" svg:width="1.656cm" svg:height="1.764cm" svg:x="46.916cm" svg:y="47.132cm" draw:corner-radius="0.5cm">
          <text:p/>
        </draw:rect>
        <draw:rect draw:style-name="gr8" draw:text-style-name="P1" xml:id="id143" draw:id="id143" draw:layer="layout" svg:width="1.656cm" svg:height="1.764cm" svg:x="46.916cm" svg:y="45.032cm" draw:corner-radius="0.5cm">
          <text:p/>
        </draw:rect>
        <draw:connector draw:style-name="gr4" draw:text-style-name="P1" draw:layer="layout" draw:type="curve" svg:x1="34.317cm" svg:y1="30.326cm" svg:x2="44.299cm" svg:y2="41.666cm" draw:start-shape="id136" draw:start-glue-point="1" draw:end-shape="id147" draw:end-glue-point="3" svg:d="m34317 30326c7468 0 2478 11340 9982 11340">
          <text:p/>
        </draw:connector>
        <draw:frame draw:style-name="gr3" draw:text-style-name="P6" xml:id="id158" draw:id="id158" draw:layer="layout" svg:width="1.182cm" svg:height="0.373cm" svg:x="47.082cm" svg:y="49.909cm">
          <draw:text-box>
            <text:p text:style-name="P4"><text:span text:style-name="T4">properties</text:span></text:p>
          </draw:text-box>
        </draw:frame>
        <draw:g>
          <draw:rect draw:style-name="gr5" draw:text-style-name="P1" xml:id="id159" draw:id="id159" draw:layer="layout" svg:width="3.714cm" svg:height="1.75cm" svg:x="49.41cm" svg:y="49.227cm" draw:corner-radius="0.5cm">
            <text:p/>
          </draw:rect>
          <draw:frame draw:style-name="gr3" draw:text-style-name="P6" draw:layer="layout" svg:width="3.223cm" svg:height="0.373cm" svg:x="49.54cm" svg:y="49.415cm">
            <draw:text-box>
              <text:p text:style-name="P4"><text:span text:style-name="T4">propertyName: <text:s/>TypeOfport</text:span></text:p>
            </draw:text-box>
          </draw:frame>
          <draw:frame draw:style-name="gr3" draw:text-style-name="P6" draw:layer="layout" svg:width="3.147cm" svg:height="0.373cm" svg:x="49.54cm" svg:y="49.916cm">
            <draw:text-box>
              <text:p text:style-name="P4"><text:span text:style-name="T4">propertyValue: <text:s/>dataComm</text:span></text:p>
            </draw:text-box>
          </draw:frame>
          <draw:frame draw:style-name="gr3" draw:text-style-name="P6" xml:id="id156" draw:id="id156" draw:layer="layout" svg:width="1.593cm" svg:height="0.373cm" svg:x="49.54cm" svg:y="50.417cm">
            <draw:text-box>
              <text:p text:style-name="P4"><text:span text:style-name="T4">subProperties</text:span></text:p>
            </draw:text-box>
          </draw:frame>
        </draw:g>
        <draw:connector draw:style-name="gr4" draw:text-style-name="P1" draw:layer="layout" draw:type="curve" svg:x1="51.133cm" svg:y1="50.603cm" svg:x2="53.486cm" svg:y2="50.128cm" draw:start-shape="id156" draw:start-glue-point="1" draw:end-shape="id157" draw:end-glue-point="3" svg:d="m51133 50603c1746 0 570-475 2353-475">
          <text:p/>
        </draw:connector>
        <draw:g>
          <draw:frame draw:style-name="gr3" draw:text-style-name="P6" draw:layer="layout" svg:width="4.074cm" svg:height="0.373cm" svg:x="53.616cm" svg:y="49.441cm">
            <draw:text-box>
              <text:p text:style-name="P4"><text:span text:style-name="T4">propertyName: <text:s/>TypeOfCommData</text:span></text:p>
            </draw:text-box>
          </draw:frame>
          <draw:frame draw:style-name="gr3" draw:text-style-name="P6" draw:layer="layout" svg:width="2.414cm" svg:height="0.373cm" svg:x="53.616cm" svg:y="49.942cm">
            <draw:text-box>
              <text:p text:style-name="P4"><text:span text:style-name="T4">propertyValue: <text:s/>float</text:span></text:p>
            </draw:text-box>
          </draw:frame>
          <draw:frame draw:style-name="gr3" draw:text-style-name="P6" draw:layer="layout" svg:width="1.593cm" svg:height="0.373cm" svg:x="53.616cm" svg:y="50.443cm">
            <draw:text-box>
              <text:p text:style-name="P4"><text:span text:style-name="T4">subProperties</text:span></text:p>
            </draw:text-box>
          </draw:frame>
          <draw:rect draw:style-name="gr5" draw:text-style-name="P1" xml:id="id157" draw:id="id157" draw:layer="layout" svg:width="4.367cm" svg:height="1.75cm" svg:x="53.486cm" svg:y="49.253cm" draw:corner-radius="0.5cm">
            <text:p/>
          </draw:rect>
        </draw:g>
        <draw:connector draw:style-name="gr4" draw:text-style-name="P1" draw:layer="layout" draw:type="curve" svg:x1="48.264cm" svg:y1="50.095cm" svg:x2="49.41cm" svg:y2="50.102cm" draw:start-shape="id158" draw:start-glue-point="1" draw:end-shape="id159" draw:end-glue-point="3" svg:d="m48264 50095c841 0 269 7 1146 7">
          <text:p/>
        </draw:connector>
        <draw:frame draw:style-name="gr3" draw:text-style-name="P6" xml:id="id161" draw:id="id161" draw:layer="layout" svg:width="0.941cm" svg:height="0.373cm" svg:x="47.083cm" svg:y="49.412cm">
          <draw:text-box>
            <text:p text:style-name="P4"><text:span text:style-name="T4">element</text:span></text:p>
          </draw:text-box>
        </draw:frame>
        <draw:frame draw:style-name="gr12" draw:text-style-name="P6" draw:layer="layout" svg:width="1.343cm" svg:height="0.432cm" svg:x="47.083cm" svg:y="50.412cm">
          <draw:text-box>
            <text:p text:style-name="P4"><text:span text:style-name="T4">pairedPorts</text:span></text:p>
          </draw:text-box>
        </draw:frame>
        <draw:rect draw:style-name="gr8" draw:text-style-name="P1" xml:id="id160" draw:id="id160" draw:layer="layout" svg:width="1.656cm" svg:height="1.764cm" svg:x="46.915cm" svg:y="49.231cm" draw:corner-radius="0.5cm">
          <text:p/>
        </draw:rect>
        <draw:connector draw:style-name="gr4" draw:text-style-name="P1" draw:layer="layout" draw:type="curve" svg:x1="45.53cm" svg:y1="41.847cm" svg:x2="46.915cm" svg:y2="50.113cm" draw:start-shape="id152" draw:start-glue-point="1" draw:end-shape="id160" draw:end-glue-point="3" svg:d="m45530 41847c1020 0 328 8266 1385 8266">
          <text:p/>
        </draw:connector>
        <draw:connector draw:style-name="gr4" draw:text-style-name="P1" draw:layer="layout" draw:type="curve" svg:x1="47.083cm" svg:y1="49.598cm" svg:x2="45.132cm" svg:y2="42.761cm" draw:start-shape="id161" draw:start-glue-point="3" draw:end-shape="id147" draw:end-glue-point="2" svg:d="m47083 49598c-1301 0-1951-2279-1951-6837">
          <text:p/>
        </draw:connector>
        <draw:connector draw:style-name="gr4" draw:text-style-name="P1" draw:layer="layout" draw:type="curve" svg:x1="47.083cm" svg:y1="37.598cm" svg:x2="45.131cm" svg:y2="30.76cm" draw:start-shape="id162" draw:start-glue-point="3" draw:end-shape="id119" draw:end-glue-point="2" svg:d="m47083 37598c-1302 0-1952-2279-1952-6838">
          <text:p/>
        </draw:connector>
        <draw:connector draw:style-name="gr4" draw:text-style-name="P1" draw:layer="layout" draw:type="curve" svg:x1="47.083cm" svg:y1="38.628cm" svg:x2="47.083cm" svg:y2="46.429cm" draw:start-shape="id163" draw:start-glue-point="3" draw:end-shape="id164" draw:end-glue-point="3" svg:d="m47083 38628c-750 0-750 7801 0 7801">
          <text:p/>
        </draw:connector>
        <draw:connector draw:style-name="gr4" draw:text-style-name="P1" draw:layer="layout" draw:type="curve" svg:x1="47.083cm" svg:y1="46.429cm" svg:x2="47.083cm" svg:y2="38.628cm" draw:start-shape="id164" draw:start-glue-point="3" draw:end-shape="id163" draw:end-glue-point="3" svg:d="m47083 46429c-750 0-750-7801 0-7801">
          <text:p/>
        </draw:connector>
        <draw:rect draw:style-name="gr5" draw:text-style-name="P1" xml:id="id166" draw:id="id166" draw:layer="layout" svg:width="4.593cm" svg:height="1.75cm" svg:x="31.232cm" svg:y="21.594cm" draw:corner-radius="0.5cm">
          <text:p/>
        </draw:rect>
        <draw:frame draw:style-name="gr3" draw:text-style-name="P6" draw:layer="layout" svg:width="3.705cm" svg:height="0.373cm" svg:x="31.336cm" svg:y="21.835cm">
          <draw:text-box>
            <text:p text:style-name="P4"><text:span text:style-name="T4">propertyName: <text:s/>TypeOfElement</text:span></text:p>
          </draw:text-box>
        </draw:frame>
        <draw:frame draw:style-name="gr3" draw:text-style-name="P6" draw:layer="layout" svg:width="4.213cm" svg:height="0.373cm" svg:x="31.362cm" svg:y="22.283cm">
          <draw:text-box>
            <text:p text:style-name="P4"><text:span text:style-name="T4">propertyValue: <text:s/>GabeTransformRule</text:span></text:p>
          </draw:text-box>
        </draw:frame>
        <draw:frame draw:style-name="gr3" draw:text-style-name="P6" draw:layer="layout" svg:width="1.593cm" svg:height="0.373cm" svg:x="31.362cm" svg:y="22.784cm">
          <draw:text-box>
            <text:p text:style-name="P4"><text:span text:style-name="T4">subProperties</text:span></text:p>
          </draw:text-box>
        </draw:frame>
        <draw:connector draw:style-name="gr4" draw:text-style-name="P1" draw:layer="layout" draw:type="curve" svg:x1="29.044cm" svg:y1="21.967cm" svg:x2="31.232cm" svg:y2="22.469cm" draw:start-shape="id165" draw:start-glue-point="1" draw:end-shape="id166" draw:end-glue-point="3" svg:d="m29044 21967c1623 0 529 502 2188 502">
          <text:p/>
        </draw:connector>
        <draw:rect draw:style-name="gr7" draw:text-style-name="P1" draw:layer="layout" svg:width="1.667cm" svg:height="2.19cm" svg:x="27.679cm" svg:y="21.594cm" draw:corner-radius="0.5cm">
          <text:p/>
        </draw:rect>
        <draw:frame draw:style-name="gr3" draw:text-style-name="P6" xml:id="id165" draw:id="id165" draw:layer="layout" svg:width="1.182cm" svg:height="0.373cm" svg:x="27.862cm" svg:y="21.781cm">
          <draw:text-box>
            <text:p text:style-name="P4"><text:span text:style-name="T4">properties</text:span></text:p>
          </draw:text-box>
        </draw:frame>
        <draw:frame draw:style-name="gr3" draw:text-style-name="P6" draw:layer="layout" svg:width="0.848cm" svg:height="0.373cm" svg:x="27.862cm" svg:y="22.183cm">
          <draw:text-box>
            <text:p text:style-name="P4"><text:span text:style-name="T4">portsIn</text:span></text:p>
          </draw:text-box>
        </draw:frame>
        <draw:frame draw:style-name="gr3" draw:text-style-name="P6" xml:id="id168" draw:id="id168" draw:layer="layout" svg:width="1.153cm" svg:height="0.373cm" svg:x="27.865cm" svg:y="23.14cm">
          <draw:text-box>
            <text:p text:style-name="P4"><text:span text:style-name="T4">subElems</text:span></text:p>
          </draw:text-box>
        </draw:frame>
        <draw:frame draw:style-name="gr3" draw:text-style-name="P6" draw:layer="layout" svg:width="1.047cm" svg:height="0.373cm" svg:x="27.863cm" svg:y="22.684cm">
          <draw:text-box>
            <text:p text:style-name="P4"><text:span text:style-name="T4">portsOut</text:span></text:p>
          </draw:text-box>
        </draw:frame>
        <draw:frame draw:style-name="gr3" draw:text-style-name="P6" draw:layer="layout" svg:width="4.865cm" svg:height="0.373cm" svg:x="31.396cm" svg:y="23.93cm">
          <draw:text-box>
            <text:p text:style-name="P4"><text:span text:style-name="T4">propertyName: <text:s/>TypeOfSyntacticStructure</text:span></text:p>
          </draw:text-box>
        </draw:frame>
        <draw:frame draw:style-name="gr3" draw:text-style-name="P6" draw:layer="layout" svg:width="4.036cm" svg:height="0.373cm" svg:x="31.396cm" svg:y="24.431cm">
          <draw:text-box>
            <text:p text:style-name="P4"><text:span text:style-name="T4">propertyValue: <text:s/>syntacticHierarchy</text:span></text:p>
          </draw:text-box>
        </draw:frame>
        <draw:frame draw:style-name="gr3" draw:text-style-name="P6" draw:layer="layout" svg:width="1.593cm" svg:height="0.373cm" svg:x="31.396cm" svg:y="24.932cm">
          <draw:text-box>
            <text:p text:style-name="P4"><text:span text:style-name="T4">subProperties</text:span></text:p>
          </draw:text-box>
        </draw:frame>
        <draw:rect draw:style-name="gr5" draw:text-style-name="P1" xml:id="id167" draw:id="id167" draw:layer="layout" svg:width="5.116cm" svg:height="1.75cm" svg:x="31.266cm" svg:y="23.742cm" draw:corner-radius="0.5cm">
          <text:p/>
        </draw:rect>
        <draw:connector draw:style-name="gr4" draw:text-style-name="P1" draw:layer="layout" draw:type="curve" svg:x1="29.044cm" svg:y1="21.967cm" svg:x2="31.266cm" svg:y2="24.617cm" draw:start-shape="id165" draw:start-glue-point="1" draw:end-shape="id167" draw:end-glue-point="3" svg:d="m29044 21967c1648 0 538 2650 2222 2650">
          <text:p/>
        </draw:connector>
        <draw:connector draw:style-name="gr4" draw:text-style-name="P1" draw:layer="layout" draw:type="curve" svg:x1="29.018cm" svg:y1="23.326cm" svg:x2="32.978cm" svg:y2="29.689cm" draw:start-shape="id168" draw:start-glue-point="1" draw:end-shape="id169" draw:end-glue-point="3" svg:d="m29018 23326c2952 0 972 6363 3960 6363">
          <text:p/>
        </draw:connector>
        <draw:rect draw:style-name="gr5" draw:text-style-name="P1" xml:id="id171" draw:id="id171" draw:layer="layout" svg:width="4.251cm" svg:height="1.75cm" svg:x="62.532cm" svg:y="28.594cm" draw:corner-radius="0.5cm">
          <text:p/>
        </draw:rect>
        <draw:frame draw:style-name="gr3" draw:text-style-name="P6" draw:layer="layout" svg:width="3.705cm" svg:height="0.373cm" svg:x="62.636cm" svg:y="28.835cm">
          <draw:text-box>
            <text:p text:style-name="P4"><text:span text:style-name="T4">propertyName: <text:s/>TypeOfElement</text:span></text:p>
          </draw:text-box>
        </draw:frame>
        <draw:frame draw:style-name="gr3" draw:text-style-name="P6" draw:layer="layout" svg:width="4.205cm" svg:height="0.373cm" svg:x="62.662cm" svg:y="29.283cm">
          <draw:text-box>
            <text:p text:style-name="P4"><text:span text:style-name="T4">propertyValue: <text:s/>GabeReplacePattern</text:span></text:p>
          </draw:text-box>
        </draw:frame>
        <draw:frame draw:style-name="gr3" draw:text-style-name="P6" draw:layer="layout" svg:width="1.593cm" svg:height="0.373cm" svg:x="62.662cm" svg:y="29.784cm">
          <draw:text-box>
            <text:p text:style-name="P4"><text:span text:style-name="T4">subProperties</text:span></text:p>
          </draw:text-box>
        </draw:frame>
        <draw:connector draw:style-name="gr4" draw:text-style-name="P1" draw:layer="layout" draw:type="curve" svg:x1="60.344cm" svg:y1="28.967cm" svg:x2="62.532cm" svg:y2="29.469cm" draw:start-shape="id170" draw:start-glue-point="1" draw:end-shape="id171" draw:end-glue-point="3" svg:d="m60344 28967c1623 0 529 502 2188 502">
          <text:p/>
        </draw:connector>
        <draw:rect draw:style-name="gr7" draw:text-style-name="P1" xml:id="id197" draw:id="id197" draw:layer="layout" svg:width="1.667cm" svg:height="2.19cm" svg:x="58.979cm" svg:y="28.594cm" draw:corner-radius="0.5cm">
          <text:p/>
        </draw:rect>
        <draw:frame draw:style-name="gr3" draw:text-style-name="P6" xml:id="id170" draw:id="id170" draw:layer="layout" svg:width="1.182cm" svg:height="0.373cm" svg:x="59.162cm" svg:y="28.781cm">
          <draw:text-box>
            <text:p text:style-name="P4"><text:span text:style-name="T4">properties</text:span></text:p>
          </draw:text-box>
        </draw:frame>
        <draw:frame draw:style-name="gr3" draw:text-style-name="P6" draw:layer="layout" svg:width="0.848cm" svg:height="0.373cm" svg:x="59.162cm" svg:y="29.183cm">
          <draw:text-box>
            <text:p text:style-name="P4"><text:span text:style-name="T4">portsIn</text:span></text:p>
          </draw:text-box>
        </draw:frame>
        <draw:frame draw:style-name="gr3" draw:text-style-name="P6" xml:id="id198" draw:id="id198" draw:layer="layout" svg:width="1.153cm" svg:height="0.373cm" svg:x="59.165cm" svg:y="30.14cm">
          <draw:text-box>
            <text:p text:style-name="P4"><text:span text:style-name="T4">subElems</text:span></text:p>
          </draw:text-box>
        </draw:frame>
        <draw:frame draw:style-name="gr3" draw:text-style-name="P6" draw:layer="layout" svg:width="1.047cm" svg:height="0.373cm" svg:x="59.163cm" svg:y="29.684cm">
          <draw:text-box>
            <text:p text:style-name="P4"><text:span text:style-name="T4">portsOut</text:span></text:p>
          </draw:text-box>
        </draw:frame>
        <draw:frame draw:style-name="gr3" draw:text-style-name="P6" draw:layer="layout" svg:width="4.865cm" svg:height="0.373cm" svg:x="62.696cm" svg:y="30.93cm">
          <draw:text-box>
            <text:p text:style-name="P4"><text:span text:style-name="T4">propertyName: <text:s/>TypeOfSyntacticStructure</text:span></text:p>
          </draw:text-box>
        </draw:frame>
        <draw:frame draw:style-name="gr3" draw:text-style-name="P6" draw:layer="layout" svg:width="4.036cm" svg:height="0.373cm" svg:x="62.696cm" svg:y="31.431cm">
          <draw:text-box>
            <text:p text:style-name="P4"><text:span text:style-name="T4">propertyValue: <text:s/>syntacticHierarchy</text:span></text:p>
          </draw:text-box>
        </draw:frame>
        <draw:frame draw:style-name="gr3" draw:text-style-name="P6" draw:layer="layout" svg:width="1.593cm" svg:height="0.373cm" svg:x="62.696cm" svg:y="31.932cm">
          <draw:text-box>
            <text:p text:style-name="P4"><text:span text:style-name="T4">subProperties</text:span></text:p>
          </draw:text-box>
        </draw:frame>
        <draw:rect draw:style-name="gr5" draw:text-style-name="P1" xml:id="id172" draw:id="id172" draw:layer="layout" svg:width="5.116cm" svg:height="1.75cm" svg:x="62.566cm" svg:y="30.742cm" draw:corner-radius="0.5cm">
          <text:p/>
        </draw:rect>
        <draw:connector draw:style-name="gr4" draw:text-style-name="P1" draw:layer="layout" draw:type="curve" svg:x1="60.344cm" svg:y1="28.967cm" svg:x2="62.566cm" svg:y2="31.617cm" draw:start-shape="id170" draw:start-glue-point="1" draw:end-shape="id172" draw:end-glue-point="3" svg:d="m60344 28967c1648 0 538 2650 2222 2650">
          <text:p/>
        </draw:connector>
        <draw:rect draw:style-name="gr5" draw:text-style-name="P1" xml:id="id174" draw:id="id174" draw:layer="layout" svg:width="4.003cm" svg:height="1.75cm" svg:x="73.852cm" svg:y="28.571cm" draw:corner-radius="0.5cm">
          <text:p/>
        </draw:rect>
        <draw:frame draw:style-name="gr3" draw:text-style-name="P6" draw:layer="layout" svg:width="3.705cm" svg:height="0.373cm" svg:x="73.982cm" svg:y="28.759cm">
          <draw:text-box>
            <text:p text:style-name="P4"><text:span text:style-name="T4">propertyName: <text:s/>TypeOfElement</text:span></text:p>
          </draw:text-box>
        </draw:frame>
        <draw:frame draw:style-name="gr3" draw:text-style-name="P6" draw:layer="layout" svg:width="3.083cm" svg:height="0.373cm" svg:x="73.982cm" svg:y="29.26cm">
          <draw:text-box>
            <text:p text:style-name="P4"><text:span text:style-name="T4">propertyValue: <text:s/>Command</text:span></text:p>
          </draw:text-box>
        </draw:frame>
        <draw:frame draw:style-name="gr3" draw:text-style-name="P6" xml:id="id175" draw:id="id175" draw:layer="layout" svg:width="1.593cm" svg:height="0.373cm" svg:x="73.982cm" svg:y="29.761cm">
          <draw:text-box>
            <text:p text:style-name="P4"><text:span text:style-name="T4">subProperties</text:span></text:p>
          </draw:text-box>
        </draw:frame>
        <draw:frame draw:style-name="gr3" draw:text-style-name="P6" draw:layer="layout" svg:width="3.371cm" svg:height="0.373cm" svg:x="78.529cm" svg:y="28.759cm">
          <draw:text-box>
            <text:p text:style-name="P4"><text:span text:style-name="T4">propertyName: <text:s/>CommandID</text:span></text:p>
          </draw:text-box>
        </draw:frame>
        <draw:frame draw:style-name="gr3" draw:text-style-name="P6" draw:layer="layout" svg:width="3.968cm" svg:height="0.373cm" svg:x="78.529cm" svg:y="29.26cm">
          <draw:text-box>
            <text:p text:style-name="P4"><text:span text:style-name="T4">propertyValue: <text:s/>GabePassThrough</text:span></text:p>
          </draw:text-box>
        </draw:frame>
        <draw:frame draw:style-name="gr3" draw:text-style-name="P6" draw:layer="layout" svg:width="1.593cm" svg:height="0.373cm" svg:x="78.529cm" svg:y="29.761cm">
          <draw:text-box>
            <text:p text:style-name="P4"><text:span text:style-name="T4">subProperties</text:span></text:p>
          </draw:text-box>
        </draw:frame>
        <draw:connector draw:style-name="gr4" draw:text-style-name="P1" draw:layer="layout" draw:type="curve" svg:x1="71.664cm" svg:y1="28.944cm" svg:x2="73.852cm" svg:y2="29.446cm" draw:start-shape="id173" draw:start-glue-point="1" draw:end-shape="id174" draw:end-glue-point="3" svg:d="m71664 28944c1623 0 529 502 2188 502">
          <text:p/>
        </draw:connector>
        <draw:connector draw:style-name="gr4" draw:text-style-name="P1" draw:layer="layout" draw:type="curve" svg:x1="75.575cm" svg:y1="29.947cm" svg:x2="78.399cm" svg:y2="29.446cm" draw:start-shape="id175" draw:start-glue-point="1" draw:end-shape="id176" draw:end-glue-point="3" svg:d="m75575 29947c2100 0 688-501 2824-501">
          <text:p/>
        </draw:connector>
        <draw:connector draw:style-name="gr4" draw:text-style-name="P1" draw:layer="layout" draw:type="curve" svg:x1="71.33cm" svg:y1="29.346cm" svg:x2="72.916cm" svg:y2="33.914cm" draw:start-shape="id177" draw:start-glue-point="1" draw:end-shape="id178" draw:end-glue-point="3" svg:d="m71330 29346c1171 0 379 4568 1586 4568">
          <text:p/>
        </draw:connector>
        <draw:rect draw:style-name="gr5" draw:text-style-name="P1" xml:id="id176" draw:id="id176" draw:layer="layout" svg:width="4.336cm" svg:height="1.75cm" svg:x="78.399cm" svg:y="28.571cm" draw:corner-radius="0.5cm">
          <text:p/>
        </draw:rect>
        <draw:frame draw:style-name="gr3" draw:text-style-name="P6" xml:id="id179" draw:id="id179" draw:layer="layout" svg:width="1.182cm" svg:height="0.373cm" svg:x="73.082cm" svg:y="33.71cm">
          <draw:text-box>
            <text:p text:style-name="P4"><text:span text:style-name="T4">properties</text:span></text:p>
          </draw:text-box>
        </draw:frame>
        <draw:frame draw:style-name="gr3" draw:text-style-name="P6" xml:id="id181" draw:id="id181" draw:layer="layout" svg:width="0.941cm" svg:height="0.373cm" svg:x="73.082cm" svg:y="33.212cm">
          <draw:text-box>
            <text:p text:style-name="P4"><text:span text:style-name="T4">element</text:span></text:p>
          </draw:text-box>
        </draw:frame>
        <draw:g xml:id="id180" draw:id="id180">
          <draw:rect draw:style-name="gr5" draw:text-style-name="P1" draw:layer="layout" svg:width="3.714cm" svg:height="1.75cm" svg:x="75.452cm" svg:y="33.054cm" draw:corner-radius="0.5cm">
            <text:p/>
          </draw:rect>
          <draw:frame draw:style-name="gr3" draw:text-style-name="P6" draw:layer="layout" svg:width="3.223cm" svg:height="0.373cm" svg:x="75.582cm" svg:y="33.242cm">
            <draw:text-box>
              <text:p text:style-name="P4"><text:span text:style-name="T4">propertyName: <text:s/>TypeOfport</text:span></text:p>
            </draw:text-box>
          </draw:frame>
          <draw:frame draw:style-name="gr3" draw:text-style-name="P6" draw:layer="layout" svg:width="3.147cm" svg:height="0.373cm" svg:x="75.582cm" svg:y="33.743cm">
            <draw:text-box>
              <text:p text:style-name="P4"><text:span text:style-name="T4">propertyValue: <text:s/>dataComm</text:span></text:p>
            </draw:text-box>
          </draw:frame>
          <draw:frame draw:style-name="gr3" draw:text-style-name="P6" draw:layer="layout" svg:width="1.593cm" svg:height="0.373cm" svg:x="75.582cm" svg:y="34.244cm">
            <draw:text-box>
              <text:p text:style-name="P4"><text:span text:style-name="T4">subProperties</text:span></text:p>
            </draw:text-box>
          </draw:frame>
        </draw:g>
        <draw:connector draw:style-name="gr4" draw:text-style-name="P1" draw:layer="layout" draw:type="curve" draw:line-skew="0.338cm" svg:x1="77.353cm" svg:y1="34.43cm" svg:x2="79.486cm" svg:y2="33.929cm" svg:d="m77353 34430c2107 0 1041-501 2133-501">
          <text:p/>
        </draw:connector>
        <draw:g>
          <draw:frame draw:style-name="gr3" draw:text-style-name="P6" draw:layer="layout" svg:width="4.074cm" svg:height="0.373cm" svg:x="79.616cm" svg:y="33.242cm">
            <draw:text-box>
              <text:p text:style-name="P4"><text:span text:style-name="T4">propertyName: <text:s/>TypeOfCommData</text:span></text:p>
            </draw:text-box>
          </draw:frame>
          <draw:frame draw:style-name="gr3" draw:text-style-name="P6" draw:layer="layout" svg:width="3.57cm" svg:height="0.373cm" svg:x="79.616cm" svg:y="33.743cm">
            <draw:text-box>
              <text:p text:style-name="P4"><text:span text:style-name="T4">propertyValue: <text:s/>GabePattStack</text:span></text:p>
            </draw:text-box>
          </draw:frame>
          <draw:frame draw:style-name="gr3" draw:text-style-name="P6" draw:layer="layout" svg:width="1.593cm" svg:height="0.373cm" svg:x="79.616cm" svg:y="34.244cm">
            <draw:text-box>
              <text:p text:style-name="P4"><text:span text:style-name="T4">subProperties</text:span></text:p>
            </draw:text-box>
          </draw:frame>
          <draw:rect draw:style-name="gr5" draw:text-style-name="P1" draw:layer="layout" svg:width="4.346cm" svg:height="1.75cm" svg:x="79.486cm" svg:y="33.054cm" draw:corner-radius="0.5cm">
            <text:p/>
          </draw:rect>
        </draw:g>
        <draw:connector draw:style-name="gr4" draw:text-style-name="P1" draw:layer="layout" draw:type="curve" svg:x1="74.264cm" svg:y1="33.896cm" svg:x2="75.452cm" svg:y2="33.929cm" draw:start-shape="id179" draw:start-glue-point="1" draw:end-shape="id180" draw:end-glue-point="3" svg:d="m74264 33896c873 0 279 33 1188 33">
          <text:p/>
        </draw:connector>
        <draw:connector draw:style-name="gr4" draw:text-style-name="P1" draw:layer="layout" draw:type="curve" svg:x1="73.082cm" svg:y1="33.398cm" svg:x2="71.132cm" svg:y2="30.761cm" draw:start-shape="id181" draw:start-glue-point="3" draw:end-shape="id182" draw:end-glue-point="2" svg:d="m73082 33398c-1300 0-1950-879-1950-2637">
          <text:p/>
        </draw:connector>
        <draw:frame draw:style-name="gr3" draw:text-style-name="P6" xml:id="id185" draw:id="id185" draw:layer="layout" svg:width="1.182cm" svg:height="0.373cm" svg:x="73.083cm" svg:y="35.81cm">
          <draw:text-box>
            <text:p text:style-name="P4"><text:span text:style-name="T4">properties</text:span></text:p>
          </draw:text-box>
        </draw:frame>
        <draw:g>
          <draw:rect draw:style-name="gr5" draw:text-style-name="P1" xml:id="id186" draw:id="id186" draw:layer="layout" svg:width="3.714cm" svg:height="1.75cm" svg:x="75.411cm" svg:y="35.128cm" draw:corner-radius="0.5cm">
            <text:p/>
          </draw:rect>
          <draw:frame draw:style-name="gr3" draw:text-style-name="P6" draw:layer="layout" svg:width="3.223cm" svg:height="0.373cm" svg:x="75.541cm" svg:y="35.316cm">
            <draw:text-box>
              <text:p text:style-name="P4"><text:span text:style-name="T4">propertyName: <text:s/>TypeOfport</text:span></text:p>
            </draw:text-box>
          </draw:frame>
          <draw:frame draw:style-name="gr3" draw:text-style-name="P6" draw:layer="layout" svg:width="3.147cm" svg:height="0.373cm" svg:x="75.541cm" svg:y="35.817cm">
            <draw:text-box>
              <text:p text:style-name="P4"><text:span text:style-name="T4">propertyValue: <text:s/>dataComm</text:span></text:p>
            </draw:text-box>
          </draw:frame>
          <draw:frame draw:style-name="gr3" draw:text-style-name="P6" xml:id="id183" draw:id="id183" draw:layer="layout" svg:width="1.593cm" svg:height="0.373cm" svg:x="75.541cm" svg:y="36.318cm">
            <draw:text-box>
              <text:p text:style-name="P4"><text:span text:style-name="T4">subProperties</text:span></text:p>
            </draw:text-box>
          </draw:frame>
        </draw:g>
        <draw:connector draw:style-name="gr4" draw:text-style-name="P1" draw:layer="layout" draw:type="curve" svg:x1="77.134cm" svg:y1="36.504cm" svg:x2="79.487cm" svg:y2="36.029cm" draw:start-shape="id183" draw:start-glue-point="1" draw:end-shape="id184" draw:end-glue-point="3" svg:d="m77134 36504c1746 0 570-475 2353-475">
          <text:p/>
        </draw:connector>
        <draw:g>
          <draw:frame draw:style-name="gr3" draw:text-style-name="P6" draw:layer="layout" svg:width="4.074cm" svg:height="0.373cm" svg:x="79.617cm" svg:y="35.342cm">
            <draw:text-box>
              <text:p text:style-name="P4"><text:span text:style-name="T4">propertyName: <text:s/>TypeOfCommData</text:span></text:p>
            </draw:text-box>
          </draw:frame>
          <draw:frame draw:style-name="gr3" draw:text-style-name="P6" draw:layer="layout" svg:width="2.414cm" svg:height="0.373cm" svg:x="79.617cm" svg:y="35.843cm">
            <draw:text-box>
              <text:p text:style-name="P4"><text:span text:style-name="T4">propertyValue: <text:s/>float</text:span></text:p>
            </draw:text-box>
          </draw:frame>
          <draw:frame draw:style-name="gr3" draw:text-style-name="P6" draw:layer="layout" svg:width="1.593cm" svg:height="0.373cm" svg:x="79.617cm" svg:y="36.344cm">
            <draw:text-box>
              <text:p text:style-name="P4"><text:span text:style-name="T4">subProperties</text:span></text:p>
            </draw:text-box>
          </draw:frame>
          <draw:rect draw:style-name="gr5" draw:text-style-name="P1" xml:id="id184" draw:id="id184" draw:layer="layout" svg:width="4.367cm" svg:height="1.75cm" svg:x="79.487cm" svg:y="35.154cm" draw:corner-radius="0.5cm">
            <text:p/>
          </draw:rect>
        </draw:g>
        <draw:connector draw:style-name="gr4" draw:text-style-name="P1" draw:layer="layout" draw:type="curve" svg:x1="74.265cm" svg:y1="35.996cm" svg:x2="75.411cm" svg:y2="36.003cm" draw:start-shape="id185" draw:start-glue-point="1" draw:end-shape="id186" draw:end-glue-point="3" svg:d="m74265 35996c841 0 269 7 1146 7">
          <text:p/>
        </draw:connector>
        <draw:connector draw:style-name="gr4" draw:text-style-name="P1" draw:layer="layout" draw:type="curve" svg:x1="71.33cm" svg:y1="29.346cm" svg:x2="72.916cm" svg:y2="36.014cm" draw:start-shape="id177" draw:end-shape="id187" draw:end-glue-point="3" svg:d="m71330 29346c1171 0 379 6668 1586 6668">
          <text:p/>
        </draw:connector>
        <draw:frame draw:style-name="gr3" draw:text-style-name="P6" xml:id="id188" draw:id="id188" draw:layer="layout" svg:width="0.941cm" svg:height="0.373cm" svg:x="73.084cm" svg:y="35.313cm">
          <draw:text-box>
            <text:p text:style-name="P4"><text:span text:style-name="T4">element</text:span></text:p>
          </draw:text-box>
        </draw:frame>
        <draw:connector draw:style-name="gr4" draw:text-style-name="P1" draw:layer="layout" draw:type="curve" svg:x1="73.084cm" svg:y1="35.499cm" svg:x2="71.132cm" svg:y2="30.761cm" draw:start-shape="id188" draw:start-glue-point="3" draw:end-shape="id182" draw:end-glue-point="2" svg:d="m73084 35499c-1302 0-1952-1579-1952-4738">
          <text:p/>
        </draw:connector>
        <draw:frame draw:style-name="gr3" draw:text-style-name="P6" draw:layer="layout" svg:width="4.865cm" svg:height="0.373cm" svg:x="73.996cm" svg:y="30.959cm">
          <draw:text-box>
            <text:p text:style-name="P4"><text:span text:style-name="T4">propertyName: <text:s/>TypeOfSyntacticStructure</text:span></text:p>
          </draw:text-box>
        </draw:frame>
        <draw:frame draw:style-name="gr3" draw:text-style-name="P6" draw:layer="layout" svg:width="4.264cm" svg:height="0.373cm" svg:x="73.996cm" svg:y="31.46cm">
          <draw:text-box>
            <text:p text:style-name="P4"><text:span text:style-name="T4">propertyValue: <text:s/>syntacticPatternRoot</text:span></text:p>
          </draw:text-box>
        </draw:frame>
        <draw:frame draw:style-name="gr3" draw:text-style-name="P6" draw:layer="layout" svg:width="1.593cm" svg:height="0.373cm" svg:x="73.996cm" svg:y="31.961cm">
          <draw:text-box>
            <text:p text:style-name="P4"><text:span text:style-name="T4">subProperties</text:span></text:p>
          </draw:text-box>
        </draw:frame>
        <draw:rect draw:style-name="gr5" draw:text-style-name="P1" xml:id="id189" draw:id="id189" draw:layer="layout" svg:width="5.116cm" svg:height="1.75cm" svg:x="73.866cm" svg:y="30.771cm" draw:corner-radius="0.5cm">
          <text:p/>
        </draw:rect>
        <draw:connector draw:style-name="gr4" draw:text-style-name="P1" draw:layer="layout" draw:type="curve" svg:x1="71.664cm" svg:y1="28.944cm" svg:x2="73.866cm" svg:y2="31.646cm" draw:start-shape="id173" draw:start-glue-point="1" draw:end-shape="id189" draw:end-glue-point="3" svg:d="m71664 28944c1633 0 533 2702 2202 2702">
          <text:p/>
        </draw:connector>
        <draw:rect draw:style-name="gr7" draw:text-style-name="P1" xml:id="id182" draw:id="id182" draw:layer="layout" svg:width="1.667cm" svg:height="2.19cm" svg:x="70.299cm" svg:y="28.571cm" draw:corner-radius="0.5cm">
          <text:p/>
        </draw:rect>
        <draw:frame draw:style-name="gr3" draw:text-style-name="P6" xml:id="id173" draw:id="id173" draw:layer="layout" svg:width="1.182cm" svg:height="0.373cm" svg:x="70.482cm" svg:y="28.758cm">
          <draw:text-box>
            <text:p text:style-name="P4"><text:span text:style-name="T4">properties</text:span></text:p>
          </draw:text-box>
        </draw:frame>
        <draw:frame draw:style-name="gr3" draw:text-style-name="P6" xml:id="id177" draw:id="id177" draw:layer="layout" svg:width="0.848cm" svg:height="0.373cm" svg:x="70.482cm" svg:y="29.16cm">
          <draw:text-box>
            <text:p text:style-name="P4"><text:span text:style-name="T4">portsIn</text:span></text:p>
          </draw:text-box>
        </draw:frame>
        <draw:frame draw:style-name="gr3" draw:text-style-name="P6" draw:layer="layout" svg:width="1.153cm" svg:height="0.373cm" svg:x="70.485cm" svg:y="30.117cm">
          <draw:text-box>
            <text:p text:style-name="P4"><text:span text:style-name="T4">subElems</text:span></text:p>
          </draw:text-box>
        </draw:frame>
        <draw:frame draw:style-name="gr3" draw:text-style-name="P6" xml:id="id194" draw:id="id194" draw:layer="layout" svg:width="1.047cm" svg:height="0.373cm" svg:x="70.483cm" svg:y="29.661cm">
          <draw:text-box>
            <text:p text:style-name="P4"><text:span text:style-name="T4">portsOut</text:span></text:p>
          </draw:text-box>
        </draw:frame>
        <draw:frame draw:style-name="gr12" draw:text-style-name="P6" draw:layer="layout" svg:width="1.343cm" svg:height="0.432cm" svg:x="73.083cm" svg:y="34.213cm">
          <draw:text-box>
            <text:p text:style-name="P4"><text:span text:style-name="T4">pairedPorts</text:span></text:p>
          </draw:text-box>
        </draw:frame>
        <draw:frame draw:style-name="gr12" draw:text-style-name="P6" draw:layer="layout" svg:width="1.343cm" svg:height="0.432cm" svg:x="73.084cm" svg:y="36.313cm">
          <draw:text-box>
            <text:p text:style-name="P4"><text:span text:style-name="T4">pairedPorts</text:span></text:p>
          </draw:text-box>
        </draw:frame>
        <draw:rect draw:style-name="gr8" draw:text-style-name="P1" xml:id="id187" draw:id="id187" draw:layer="layout" svg:width="1.656cm" svg:height="1.764cm" svg:x="72.916cm" svg:y="35.132cm" draw:corner-radius="0.5cm">
          <text:p/>
        </draw:rect>
        <draw:rect draw:style-name="gr8" draw:text-style-name="P1" xml:id="id178" draw:id="id178" draw:layer="layout" svg:width="1.656cm" svg:height="1.764cm" svg:x="72.916cm" svg:y="33.032cm" draw:corner-radius="0.5cm">
          <text:p/>
        </draw:rect>
        <draw:frame draw:style-name="gr3" draw:text-style-name="P6" xml:id="id192" draw:id="id192" draw:layer="layout" svg:width="1.182cm" svg:height="0.373cm" svg:x="73.083cm" svg:y="37.91cm">
          <draw:text-box>
            <text:p text:style-name="P4"><text:span text:style-name="T4">properties</text:span></text:p>
          </draw:text-box>
        </draw:frame>
        <draw:g>
          <draw:rect draw:style-name="gr5" draw:text-style-name="P1" xml:id="id193" draw:id="id193" draw:layer="layout" svg:width="3.714cm" svg:height="1.75cm" svg:x="75.411cm" svg:y="37.228cm" draw:corner-radius="0.5cm">
            <text:p/>
          </draw:rect>
          <draw:frame draw:style-name="gr3" draw:text-style-name="P6" draw:layer="layout" svg:width="3.223cm" svg:height="0.373cm" svg:x="75.541cm" svg:y="37.416cm">
            <draw:text-box>
              <text:p text:style-name="P4"><text:span text:style-name="T4">propertyName: <text:s/>TypeOfport</text:span></text:p>
            </draw:text-box>
          </draw:frame>
          <draw:frame draw:style-name="gr3" draw:text-style-name="P6" draw:layer="layout" svg:width="3.147cm" svg:height="0.373cm" svg:x="75.541cm" svg:y="37.917cm">
            <draw:text-box>
              <text:p text:style-name="P4"><text:span text:style-name="T4">propertyValue: <text:s/>dataComm</text:span></text:p>
            </draw:text-box>
          </draw:frame>
          <draw:frame draw:style-name="gr3" draw:text-style-name="P6" xml:id="id190" draw:id="id190" draw:layer="layout" svg:width="1.593cm" svg:height="0.373cm" svg:x="75.541cm" svg:y="38.418cm">
            <draw:text-box>
              <text:p text:style-name="P4"><text:span text:style-name="T4">subProperties</text:span></text:p>
            </draw:text-box>
          </draw:frame>
        </draw:g>
        <draw:connector draw:style-name="gr4" draw:text-style-name="P1" draw:layer="layout" draw:type="curve" svg:x1="77.134cm" svg:y1="38.604cm" svg:x2="79.487cm" svg:y2="38.129cm" draw:start-shape="id190" draw:start-glue-point="1" draw:end-shape="id191" draw:end-glue-point="3" svg:d="m77134 38604c1746 0 570-475 2353-475">
          <text:p/>
        </draw:connector>
        <draw:g>
          <draw:frame draw:style-name="gr3" draw:text-style-name="P6" draw:layer="layout" svg:width="4.074cm" svg:height="0.373cm" svg:x="79.617cm" svg:y="37.442cm">
            <draw:text-box>
              <text:p text:style-name="P4"><text:span text:style-name="T4">propertyName: <text:s/>TypeOfCommData</text:span></text:p>
            </draw:text-box>
          </draw:frame>
          <draw:frame draw:style-name="gr3" draw:text-style-name="P6" draw:layer="layout" svg:width="3.57cm" svg:height="0.373cm" svg:x="79.617cm" svg:y="37.943cm">
            <draw:text-box>
              <text:p text:style-name="P4"><text:span text:style-name="T4">propertyValue: <text:s/>GabePattStack</text:span></text:p>
            </draw:text-box>
          </draw:frame>
          <draw:frame draw:style-name="gr3" draw:text-style-name="P6" draw:layer="layout" svg:width="1.593cm" svg:height="0.373cm" svg:x="79.617cm" svg:y="38.444cm">
            <draw:text-box>
              <text:p text:style-name="P4"><text:span text:style-name="T4">subProperties</text:span></text:p>
            </draw:text-box>
          </draw:frame>
          <draw:rect draw:style-name="gr5" draw:text-style-name="P1" xml:id="id191" draw:id="id191" draw:layer="layout" svg:width="4.367cm" svg:height="1.75cm" svg:x="79.487cm" svg:y="37.254cm" draw:corner-radius="0.5cm">
            <text:p/>
          </draw:rect>
        </draw:g>
        <draw:connector draw:style-name="gr4" draw:text-style-name="P1" draw:layer="layout" draw:type="curve" svg:x1="74.265cm" svg:y1="38.096cm" svg:x2="75.411cm" svg:y2="38.103cm" draw:start-shape="id192" draw:start-glue-point="1" draw:end-shape="id193" draw:end-glue-point="3" svg:d="m74265 38096c841 0 269 7 1146 7">
          <text:p/>
        </draw:connector>
        <draw:frame draw:style-name="gr3" draw:text-style-name="P6" xml:id="id196" draw:id="id196" draw:layer="layout" svg:width="0.941cm" svg:height="0.373cm" svg:x="73.084cm" svg:y="37.413cm">
          <draw:text-box>
            <text:p text:style-name="P4"><text:span text:style-name="T4">element</text:span></text:p>
          </draw:text-box>
        </draw:frame>
        <draw:frame draw:style-name="gr12" draw:text-style-name="P6" draw:layer="layout" svg:width="1.343cm" svg:height="0.432cm" svg:x="73.084cm" svg:y="38.413cm">
          <draw:text-box>
            <text:p text:style-name="P4"><text:span text:style-name="T4">pairedPorts</text:span></text:p>
          </draw:text-box>
        </draw:frame>
        <draw:rect draw:style-name="gr8" draw:text-style-name="P1" xml:id="id195" draw:id="id195" draw:layer="layout" svg:width="1.656cm" svg:height="1.764cm" svg:x="72.916cm" svg:y="37.232cm" draw:corner-radius="0.5cm">
          <text:p/>
        </draw:rect>
        <draw:connector draw:style-name="gr4" draw:text-style-name="P1" draw:layer="layout" draw:type="curve" svg:x1="71.53cm" svg:y1="29.847cm" svg:x2="72.916cm" svg:y2="38.114cm" draw:start-shape="id194" draw:end-shape="id195" draw:end-glue-point="3" svg:d="m71530 29847c1021 0 329 8267 1386 8267">
          <text:p/>
        </draw:connector>
        <draw:connector draw:style-name="gr4" draw:text-style-name="P1" draw:layer="layout" draw:type="curve" svg:x1="73.084cm" svg:y1="37.599cm" svg:x2="71.132cm" svg:y2="30.761cm" draw:start-shape="id196" draw:start-glue-point="3" draw:end-shape="id182" draw:end-glue-point="2" svg:d="m73084 37599c-1302 0-1952-2279-1952-6838">
          <text:p/>
        </draw:connector>
        <draw:connector draw:style-name="gr4" draw:text-style-name="P1" draw:layer="layout" draw:type="curve" svg:x1="29.018cm" svg:y1="23.326cm" svg:x2="58.979cm" svg:y2="29.689cm" draw:start-shape="id168" draw:start-glue-point="1" draw:end-shape="id197" draw:end-glue-point="3" svg:d="m29018 23326c22452 0 7472 6363 29961 6363">
          <text:p/>
        </draw:connector>
        <draw:connector draw:style-name="gr4" draw:text-style-name="P1" draw:layer="layout" draw:type="curve" svg:x1="60.318cm" svg:y1="30.326cm" svg:x2="70.299cm" svg:y2="29.666cm" draw:start-shape="id198" draw:start-glue-point="1" draw:end-shape="id182" draw:end-glue-point="3" svg:d="m60318 30326c7467 0 2477-660 9981-660">
          <text:p/>
        </draw:connector>
        <draw:frame draw:style-name="gr3" draw:text-style-name="P6" xml:id="id201" draw:id="id201" draw:layer="layout" svg:width="1.182cm" svg:height="0.373cm" svg:x="73.083cm" svg:y="40.01cm">
          <draw:text-box>
            <text:p text:style-name="P4"><text:span text:style-name="T4">properties</text:span></text:p>
          </draw:text-box>
        </draw:frame>
        <draw:g>
          <draw:rect draw:style-name="gr5" draw:text-style-name="P1" xml:id="id202" draw:id="id202" draw:layer="layout" svg:width="3.714cm" svg:height="1.75cm" svg:x="75.411cm" svg:y="39.328cm" draw:corner-radius="0.5cm">
            <text:p/>
          </draw:rect>
          <draw:frame draw:style-name="gr3" draw:text-style-name="P6" draw:layer="layout" svg:width="3.223cm" svg:height="0.373cm" svg:x="75.541cm" svg:y="39.516cm">
            <draw:text-box>
              <text:p text:style-name="P4"><text:span text:style-name="T4">propertyName: <text:s/>TypeOfport</text:span></text:p>
            </draw:text-box>
          </draw:frame>
          <draw:frame draw:style-name="gr3" draw:text-style-name="P6" draw:layer="layout" svg:width="3.147cm" svg:height="0.373cm" svg:x="75.541cm" svg:y="40.017cm">
            <draw:text-box>
              <text:p text:style-name="P4"><text:span text:style-name="T4">propertyValue: <text:s/>dataComm</text:span></text:p>
            </draw:text-box>
          </draw:frame>
          <draw:frame draw:style-name="gr3" draw:text-style-name="P6" xml:id="id199" draw:id="id199" draw:layer="layout" svg:width="1.593cm" svg:height="0.373cm" svg:x="75.541cm" svg:y="40.518cm">
            <draw:text-box>
              <text:p text:style-name="P4"><text:span text:style-name="T4">subProperties</text:span></text:p>
            </draw:text-box>
          </draw:frame>
        </draw:g>
        <draw:connector draw:style-name="gr4" draw:text-style-name="P1" draw:layer="layout" draw:type="curve" svg:x1="77.134cm" svg:y1="40.704cm" svg:x2="79.487cm" svg:y2="40.229cm" draw:start-shape="id199" draw:start-glue-point="1" draw:end-shape="id200" draw:end-glue-point="3" svg:d="m77134 40704c1746 0 570-475 2353-475">
          <text:p/>
        </draw:connector>
        <draw:g>
          <draw:frame draw:style-name="gr3" draw:text-style-name="P6" draw:layer="layout" svg:width="4.074cm" svg:height="0.373cm" svg:x="79.617cm" svg:y="39.542cm">
            <draw:text-box>
              <text:p text:style-name="P4"><text:span text:style-name="T4">propertyName: <text:s/>TypeOfCommData</text:span></text:p>
            </draw:text-box>
          </draw:frame>
          <draw:frame draw:style-name="gr3" draw:text-style-name="P6" draw:layer="layout" svg:width="2.414cm" svg:height="0.373cm" svg:x="79.617cm" svg:y="40.043cm">
            <draw:text-box>
              <text:p text:style-name="P4"><text:span text:style-name="T4">propertyValue: <text:s/>float</text:span></text:p>
            </draw:text-box>
          </draw:frame>
          <draw:frame draw:style-name="gr3" draw:text-style-name="P6" draw:layer="layout" svg:width="1.593cm" svg:height="0.373cm" svg:x="79.617cm" svg:y="40.544cm">
            <draw:text-box>
              <text:p text:style-name="P4"><text:span text:style-name="T4">subProperties</text:span></text:p>
            </draw:text-box>
          </draw:frame>
          <draw:rect draw:style-name="gr5" draw:text-style-name="P1" xml:id="id200" draw:id="id200" draw:layer="layout" svg:width="4.367cm" svg:height="1.75cm" svg:x="79.487cm" svg:y="39.354cm" draw:corner-radius="0.5cm">
            <text:p/>
          </draw:rect>
        </draw:g>
        <draw:connector draw:style-name="gr4" draw:text-style-name="P1" draw:layer="layout" draw:type="curve" svg:x1="74.265cm" svg:y1="40.196cm" svg:x2="75.411cm" svg:y2="40.203cm" draw:start-shape="id201" draw:start-glue-point="1" draw:end-shape="id202" draw:end-glue-point="3" svg:d="m74265 40196c841 0 269 7 1146 7">
          <text:p/>
        </draw:connector>
        <draw:frame draw:style-name="gr3" draw:text-style-name="P6" xml:id="id204" draw:id="id204" draw:layer="layout" svg:width="0.941cm" svg:height="0.373cm" svg:x="73.084cm" svg:y="39.513cm">
          <draw:text-box>
            <text:p text:style-name="P4"><text:span text:style-name="T4">element</text:span></text:p>
          </draw:text-box>
        </draw:frame>
        <draw:frame draw:style-name="gr12" draw:text-style-name="P6" draw:layer="layout" svg:width="1.343cm" svg:height="0.432cm" svg:x="73.084cm" svg:y="40.513cm">
          <draw:text-box>
            <text:p text:style-name="P4"><text:span text:style-name="T4">pairedPorts</text:span></text:p>
          </draw:text-box>
        </draw:frame>
        <draw:rect draw:style-name="gr8" draw:text-style-name="P1" xml:id="id203" draw:id="id203" draw:layer="layout" svg:width="1.656cm" svg:height="1.764cm" svg:x="72.916cm" svg:y="39.332cm" draw:corner-radius="0.5cm">
          <text:p/>
        </draw:rect>
        <draw:connector draw:style-name="gr4" draw:text-style-name="P1" draw:layer="layout" draw:type="curve" svg:x1="71.53cm" svg:y1="29.847cm" svg:x2="72.916cm" svg:y2="40.214cm" draw:start-shape="id194" draw:start-glue-point="1" draw:end-shape="id203" draw:end-glue-point="3" svg:d="m71530 29847c1021 0 329 10367 1386 10367">
          <text:p/>
        </draw:connector>
        <draw:connector draw:style-name="gr4" draw:text-style-name="P1" draw:layer="layout" draw:type="curve" svg:x1="73.084cm" svg:y1="39.699cm" svg:x2="71.132cm" svg:y2="30.761cm" draw:start-shape="id204" draw:start-glue-point="3" draw:end-shape="id182" draw:end-glue-point="2" svg:d="m73084 39699c-1302 0-1952-2979-1952-8938">
          <text:p/>
        </draw:connector>
        <draw:ellipse draw:style-name="gr13" draw:text-style-name="P11" xml:id="id108" draw:id="id108" draw:layer="layout" svg:width="3.558cm" svg:height="2.373cm" svg:x="54.639cm" svg:y="9.958cm">
          <text:p/>
        </draw:ellipse>
        <draw:frame draw:style-name="gr14" draw:text-style-name="P11" draw:layer="layout" svg:width="2.639cm" svg:height="1.907cm" svg:x="55.117cm" svg:y="10.065cm">
          <draw:text-box>
            <text:p text:style-name="P11">pass</text:p>
            <text:p text:style-name="P11">through</text:p>
          </draw:text-box>
        </draw:frame>
        <draw:connector draw:style-name="gr15" draw:text-style-name="P1" draw:layer="layout" draw:type="curve" svg:x1="56.418cm" svg:y1="12.331cm" svg:x2="59.521cm" svg:y2="17.562cm" draw:start-shape="id108" draw:start-glue-point="2" svg:d="m56418 12331c0 4336 3103 1721 3103 5231">
          <text:p/>
        </draw:connector>
        <draw:connector draw:style-name="gr15" draw:text-style-name="P1" draw:layer="layout" draw:type="curve" svg:x1="56.418cm" svg:y1="12.331cm" svg:x2="53.32cm" svg:y2="17.587cm" draw:start-shape="id108" draw:start-glue-point="2" draw:end-shape="id205" draw:end-glue-point="0" svg:d="m56418 12331c0 3942-3098 1314-3098 5256">
          <text:p/>
        </draw:connector>
        <draw:frame draw:style-name="gr3" draw:text-style-name="P6" draw:layer="layout" svg:width="1.182cm" svg:height="0.373cm" svg:x="47.081cm" svg:y="24.709cm">
          <draw:text-box>
            <text:p text:style-name="P4"><text:span text:style-name="T4">properties</text:span></text:p>
          </draw:text-box>
        </draw:frame>
        <draw:frame draw:style-name="gr3" draw:text-style-name="P6" draw:layer="layout" svg:width="0.941cm" svg:height="0.373cm" svg:x="47.081cm" svg:y="24.211cm">
          <draw:text-box>
            <text:p text:style-name="P4"><text:span text:style-name="T4">element</text:span></text:p>
          </draw:text-box>
        </draw:frame>
        <draw:frame draw:style-name="gr12" draw:text-style-name="P6" xml:id="id206" draw:id="id206" draw:layer="layout" svg:width="1.343cm" svg:height="0.432cm" svg:x="47.082cm" svg:y="25.212cm">
          <draw:text-box>
            <text:p text:style-name="P4"><text:span text:style-name="T4">pairedPorts</text:span></text:p>
          </draw:text-box>
        </draw:frame>
        <draw:rect draw:style-name="gr8" draw:text-style-name="P1" draw:layer="layout" svg:width="1.656cm" svg:height="1.764cm" svg:x="46.915cm" svg:y="24.031cm" draw:corner-radius="0.5cm">
          <text:p/>
        </draw:rect>
        <draw:connector draw:style-name="gr4" draw:text-style-name="P1" draw:layer="layout" draw:type="curve" svg:x1="47.082cm" svg:y1="25.428cm" svg:x2="47.082cm" svg:y2="34.428cm" draw:start-shape="id206" draw:start-glue-point="3" draw:end-shape="id207" draw:end-glue-point="3" svg:d="m47082 25428c-750 0-750 9000 0 9000">
          <text:p/>
        </draw:connector>
        <draw:connector draw:style-name="gr4" draw:text-style-name="P1" draw:layer="layout" draw:type="curve" draw:line-skew="-0.208cm" svg:x1="47.082cm" svg:y1="34.428cm" svg:x2="47.082cm" svg:y2="25.428cm" draw:start-shape="id207" draw:start-glue-point="3" draw:end-shape="id206" draw:end-glue-point="3" svg:d="m47082 34428c-1062 0-1062-9000 0-9000">
          <text:p/>
        </draw:connector>
        <draw:frame draw:style-name="gr17" draw:text-style-name="P12" draw:layer="layout" svg:width="7.584cm" svg:height="1.195cm" svg:x="48.973cm" svg:y="24.474cm">
          <draw:text-box>
            <text:p><text:span text:style-name="T5">This represents the in-coming paired port that feeds</text:span></text:p>
            <text:p><text:span text:style-name="T5">The sub-graph.. <text:s/>note that it is needed, because this</text:span></text:p>
            <text:p><text:span text:style-name="T5">Is what gets connected, as a bypass, in the “to” graph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635cm" fo:margin-right="0.665cm" fo:page-width="86.36cm" fo:page-height="86.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Win32 OpenOffice.org_project/400m3$Build-9702</meta:generator>
    <meta:editing-cycles>417</meta:editing-cycles>
    <meta:editing-duration>P22DT17H46S</meta:editing-duration>
    <dc:date>2014-08-02T23:50:54.84</dc:date>
    <dc:creator>S H</dc:creator>
    <meta:document-statistic meta:object-count="648"/>
    <meta:user-defined meta:name="Info 1"/>
    <meta:user-defined meta:name="Info 2"/>
    <meta:user-defined meta:name="Info 3"/>
    <meta:user-defined meta:name="Info 4"/>
  </office:meta>
</office:document-meta>
</file>